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SortTime" draw:style-name="gr1" draw:text-style-name="P1" svg:width="1018.54pt" svg:height="583.51pt" svg:x="6.24pt" svg:y="612.14pt">
            <loext:p draw:notify-on-update-of-ranges="Sheet1.A1:Sheet1.A1 Sheet1.B1:Sheet1.B1 Sheet1.B2:Sheet1.B41 Sheet1.H1:Sheet1.H1 Sheet1.H2:Sheet1.H41 Sheet1.A2:Sheet1.A41 Sheet1.K1:Sheet1.K1 Sheet1.K2:Sheet1.K41 Sheet1.A2:Sheet1.A41 Sheet1.N1:Sheet1.N1 Sheet1.N2:Sheet1.N41 Sheet1.A2:Sheet1.A41 Sheet1.Q1:Sheet1.Q1 Sheet1.Q2:Sheet1.Q41 Sheet1.A2:Sheet1.A41 Sheet1.T1:Sheet1.T1 Sheet1.T2:Sheet1.T41 Sheet1.A2:Sheet1.A41 Sheet1.E1:Sheet1.E1 Sheet1.E2:Sheet1.E41 Sheet1.A2:Sheet1.A41"/>
            <draw:object xlink:href="./Object 1" xlink:type="simple" xlink:show="embed" xlink:actuate="onLoad"/>
            <draw:image xlink:href="./ObjectReplacements/Object 1" xlink:type="simple" xlink:show="embed" xlink:actuate="onLoad"/>
            <svg:title>SortTime</svg:title>
          </draw:frame>
          <draw:frame draw:z-index="1" draw:name="SortTime" draw:style-name="gr1" draw:text-style-name="P1" svg:width="1018.54pt" svg:height="583.51pt" svg:x="245.08pt" svg:y="170.96pt">
            <loext:p draw:notify-on-update-of-ranges="Sheet1.B1:Sheet1.B1 Sheet1.B2:Sheet1.B41 Sheet1.A2:Sheet1.A41 Sheet1.H1:Sheet1.H1 Sheet1.H2:Sheet1.H41 Sheet1.A2:Sheet1.A41 Sheet1.K1:Sheet1.K1 Sheet1.K2:Sheet1.K41 Sheet1.A2:Sheet1.A41 Sheet1.N1:Sheet1.N1 Sheet1.N2:Sheet1.N41 Sheet1.A2:Sheet1.A41 Sheet1.Q1:Sheet1.Q1 Sheet1.Q2:Sheet1.Q41 Sheet1.A2:Sheet1.A41 Sheet1.T1:Sheet1.T1 Sheet1.T2:Sheet1.T41 Sheet1.A2:Sheet1.A41 Sheet1.E1:Sheet1.E1 Sheet1.E2:Sheet1.E41"/>
            <draw:object xlink:href="./Object 2" xlink:type="simple" xlink:show="embed" xlink:actuate="onLoad"/>
            <draw:image xlink:href="./ObjectReplacements/Object 2" xlink:type="simple" xlink:show="embed" xlink:actuate="onLoad"/>
            <svg:title>SortTime</svg:title>
          </draw:frame>
          <draw:frame draw:z-index="2" draw:name="SortTime" draw:style-name="gr1" draw:text-style-name="P1" svg:width="1018.54pt" svg:height="583.51pt" svg:x="311.41pt" svg:y="307.96pt">
            <loext:p draw:notify-on-update-of-ranges="Sheet1.B1:Sheet1.B1 Sheet1.C2:Sheet1.C41 Sheet1.A2:Sheet1.A41 Sheet1.H1:Sheet1.H1 Sheet1.I2:Sheet1.I41 Sheet1.A2:Sheet1.A41 Sheet1.K1:Sheet1.K1 Sheet1.K2:Sheet1.K41 Sheet1.A2:Sheet1.A41 Sheet1.N1:Sheet1.N1 Sheet1.N2:Sheet1.N41 Sheet1.A2:Sheet1.A41 Sheet1.Q1:Sheet1.Q1 Sheet1.Q2:Sheet1.Q41 Sheet1.A2:Sheet1.A41 Sheet1.T1:Sheet1.T1 Sheet1.T2:Sheet1.T41 Sheet1.A2:Sheet1.A41 Sheet1.E1:Sheet1.E1 Sheet1.E2:Sheet1.E41"/>
            <draw:object xlink:href="./Object 3" xlink:type="simple" xlink:show="embed" xlink:actuate="onLoad"/>
            <draw:image xlink:href="./ObjectReplacements/Object 3" xlink:type="simple" xlink:show="embed" xlink:actuate="onLoad"/>
            <svg:title>SortTime</svg:title>
          </draw:frame>
        </table:shapes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Tcp Thread/client</text:p>
          </table:table-cell>
          <table:table-cell table:number-columns-repeated="3" office:value-type="string" calcext:value-type="string">
            <text:p>Tcp CTP</text:p>
          </table:table-cell>
          <table:table-cell table:number-columns-repeated="3" office:value-type="string" calcext:value-type="string">
            <text:p>Tcp_nonblock</text:p>
          </table:table-cell>
          <table:table-cell table:number-columns-repeated="3" office:value-type="string" calcext:value-type="string">
            <text:p>tcp_serial_spawn</text:p>
          </table:table-cell>
          <table:table-cell table:number-columns-repeated="3" office:value-type="string" calcext:value-type="string">
            <text:p>tcp_async</text:p>
          </table:table-cell>
          <table:table-cell table:number-columns-repeated="3" office:value-type="string" calcext:value-type="string">
            <text:p>udp thread/client</text:p>
          </table:table-cell>
          <table:table-cell table:number-columns-repeated="3" office:value-type="string" calcext:value-type="string">
            <text:p>udp FixedT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1686.383" calcext:value-type="float">
            <text:p>1686.3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1685.853" calcext:value-type="float">
            <text:p>1685.8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7" calcext:value-type="float">
            <text:p>0.207</text:p>
          </table:table-cell>
          <table:table-cell office:value-type="float" office:value="845.17" calcext:value-type="float">
            <text:p>845.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45.479" calcext:value-type="float">
            <text:p>45.47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office:value-type="float" office:value="841.621" calcext:value-type="float">
            <text:p>841.621</text:p>
          </table:table-cell>
          <table:table-cell office:value-type="float" office:value="0.011" calcext:value-type="float">
            <text:p>0.011</text:p>
          </table:table-cell>
          <table:table-cell office:value-type="float" office:value="0.881" calcext:value-type="float">
            <text:p>0.881</text:p>
          </table:table-cell>
          <table:table-cell office:value-type="float" office:value="165.61" calcext:value-type="float">
            <text:p>165.6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72.717" calcext:value-type="float">
            <text:p>72.7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8" calcext:value-type="float">
            <text:p>0.018</text:p>
          </table:table-cell>
          <table:table-cell office:value-type="float" office:value="1679.788" calcext:value-type="float">
            <text:p>1679.788</text:p>
          </table:table-cell>
          <table:table-cell office:value-type="float" office:value="0.01" calcext:value-type="float">
            <text:p>0.01</text:p>
          </table:table-cell>
          <table:table-cell office:value-type="float" office:value="0.016" calcext:value-type="float">
            <text:p>0.016</text:p>
          </table:table-cell>
          <table:table-cell office:value-type="float" office:value="1686.533" calcext:value-type="float">
            <text:p>1686.53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89" calcext:value-type="float">
            <text:p>0.089</text:p>
          </table:table-cell>
          <table:table-cell office:value-type="float" office:value="843.033" calcext:value-type="float">
            <text:p>843.033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office:value-type="float" office:value="46.032" calcext:value-type="float">
            <text:p>46.03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2" calcext:value-type="float">
            <text:p>0.022</text:p>
          </table:table-cell>
          <table:table-cell office:value-type="float" office:value="841.842" calcext:value-type="float">
            <text:p>841.842</text:p>
          </table:table-cell>
          <table:table-cell office:value-type="float" office:value="0.063" calcext:value-type="float">
            <text:p>0.063</text:p>
          </table:table-cell>
          <table:table-cell office:value-type="float" office:value="0.447" calcext:value-type="float">
            <text:p>0.447</text:p>
          </table:table-cell>
          <table:table-cell office:value-type="float" office:value="140.669" calcext:value-type="float">
            <text:p>140.66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" calcext:value-type="float">
            <text:p>0.021</text:p>
          </table:table-cell>
          <table:table-cell office:value-type="float" office:value="84.517" calcext:value-type="float">
            <text:p>84.5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2" calcext:value-type="float">
            <text:p>0.042</text:p>
          </table:table-cell>
          <table:table-cell office:value-type="float" office:value="1680.788" calcext:value-type="float">
            <text:p>1680.78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9" calcext:value-type="float">
            <text:p>0.039</text:p>
          </table:table-cell>
          <table:table-cell office:value-type="float" office:value="1681.235" calcext:value-type="float">
            <text:p>1681.235</text:p>
          </table:table-cell>
          <table:table-cell office:value-type="float" office:value="0.03" calcext:value-type="float">
            <text:p>0.03</text:p>
          </table:table-cell>
          <table:table-cell office:value-type="float" office:value="0.165" calcext:value-type="float">
            <text:p>0.165</text:p>
          </table:table-cell>
          <table:table-cell office:value-type="float" office:value="838.667" calcext:value-type="float">
            <text:p>838.66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" calcext:value-type="float">
            <text:p>0.03</text:p>
          </table:table-cell>
          <table:table-cell office:value-type="float" office:value="50.433" calcext:value-type="float">
            <text:p>50.43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8" calcext:value-type="float">
            <text:p>0.048</text:p>
          </table:table-cell>
          <table:table-cell office:value-type="float" office:value="840.668" calcext:value-type="float">
            <text:p>840.668</text:p>
          </table:table-cell>
          <table:table-cell office:value-type="float" office:value="0.026" calcext:value-type="float">
            <text:p>0.026</text:p>
          </table:table-cell>
          <table:table-cell office:value-type="float" office:value="0.117" calcext:value-type="float">
            <text:p>0.117</text:p>
          </table:table-cell>
          <table:table-cell office:value-type="float" office:value="85.099" calcext:value-type="float">
            <text:p>85.099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6" calcext:value-type="float">
            <text:p>0.036</text:p>
          </table:table-cell>
          <table:table-cell office:value-type="float" office:value="65.256" calcext:value-type="float">
            <text:p>65.25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1689.375" calcext:value-type="float">
            <text:p>1689.37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1686.999" calcext:value-type="float">
            <text:p>1686.999</text:p>
          </table:table-cell>
          <table:table-cell office:value-type="float" office:value="0.052" calcext:value-type="float">
            <text:p>0.052</text:p>
          </table:table-cell>
          <table:table-cell office:value-type="float" office:value="0.139" calcext:value-type="float">
            <text:p>0.139</text:p>
          </table:table-cell>
          <table:table-cell office:value-type="float" office:value="842.894" calcext:value-type="float">
            <text:p>842.894</text:p>
          </table:table-cell>
          <table:table-cell office:value-type="float" office:value="0.05" calcext:value-type="float">
            <text:p>0.05</text:p>
          </table:table-cell>
          <table:table-cell office:value-type="float" office:value="0.058" calcext:value-type="float">
            <text:p>0.058</text:p>
          </table:table-cell>
          <table:table-cell office:value-type="float" office:value="49.751" calcext:value-type="float">
            <text:p>49.75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2" calcext:value-type="float">
            <text:p>0.092</text:p>
          </table:table-cell>
          <table:table-cell office:value-type="float" office:value="837.803" calcext:value-type="float">
            <text:p>837.803</text:p>
          </table:table-cell>
          <table:table-cell office:value-type="float" office:value="0.09" calcext:value-type="float">
            <text:p>0.09</text:p>
          </table:table-cell>
          <table:table-cell office:value-type="float" office:value="0.268" calcext:value-type="float">
            <text:p>0.268</text:p>
          </table:table-cell>
          <table:table-cell office:value-type="float" office:value="112.708" calcext:value-type="float">
            <text:p>112.70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" calcext:value-type="float">
            <text:p>0.06</text:p>
          </table:table-cell>
          <table:table-cell office:value-type="float" office:value="44.671" calcext:value-type="float">
            <text:p>44.67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6" calcext:value-type="float">
            <text:p>0.116</text:p>
          </table:table-cell>
          <table:table-cell office:value-type="float" office:value="1678.912" calcext:value-type="float">
            <text:p>1678.912</text:p>
          </table:table-cell>
          <table:table-cell office:value-type="float" office:value="0.1" calcext:value-type="float">
            <text:p>0.1</text:p>
          </table:table-cell>
          <table:table-cell office:value-type="float" office:value="0.113" calcext:value-type="float">
            <text:p>0.113</text:p>
          </table:table-cell>
          <table:table-cell office:value-type="float" office:value="1689.402" calcext:value-type="float">
            <text:p>1689.402</text:p>
          </table:table-cell>
          <table:table-cell office:value-type="float" office:value="0.085" calcext:value-type="float">
            <text:p>0.085</text:p>
          </table:table-cell>
          <table:table-cell office:value-type="float" office:value="0.181" calcext:value-type="float">
            <text:p>0.181</text:p>
          </table:table-cell>
          <table:table-cell office:value-type="float" office:value="839.856" calcext:value-type="float">
            <text:p>839.85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2" calcext:value-type="float">
            <text:p>0.092</text:p>
          </table:table-cell>
          <table:table-cell office:value-type="float" office:value="57.902" calcext:value-type="float">
            <text:p>57.902</text:p>
          </table:table-cell>
          <table:table-cell office:value-type="float" office:value="0.14" calcext:value-type="float">
            <text:p>0.14</text:p>
          </table:table-cell>
          <table:table-cell office:value-type="float" office:value="0.162" calcext:value-type="float">
            <text:p>0.162</text:p>
          </table:table-cell>
          <table:table-cell office:value-type="float" office:value="841.868" calcext:value-type="float">
            <text:p>841.868</text:p>
          </table:table-cell>
          <table:table-cell office:value-type="float" office:value="0.097" calcext:value-type="float">
            <text:p>0.097</text:p>
          </table:table-cell>
          <table:table-cell office:value-type="float" office:value="0.154" calcext:value-type="float">
            <text:p>0.154</text:p>
          </table:table-cell>
          <table:table-cell office:value-type="float" office:value="66.574" calcext:value-type="float">
            <text:p>66.574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4" calcext:value-type="float">
            <text:p>0.094</text:p>
          </table:table-cell>
          <table:table-cell office:value-type="float" office:value="53.724" calcext:value-type="float">
            <text:p>53.72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56" calcext:value-type="float">
            <text:p>0.156</text:p>
          </table:table-cell>
          <table:table-cell office:value-type="float" office:value="0.175" calcext:value-type="float">
            <text:p>0.175</text:p>
          </table:table-cell>
          <table:table-cell office:value-type="float" office:value="1683.855" calcext:value-type="float">
            <text:p>1683.855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1691.18" calcext:value-type="float">
            <text:p>1691.18</text:p>
          </table:table-cell>
          <table:table-cell office:value-type="float" office:value="0.129" calcext:value-type="float">
            <text:p>0.129</text:p>
          </table:table-cell>
          <table:table-cell office:value-type="float" office:value="0.436" calcext:value-type="float">
            <text:p>0.436</text:p>
          </table:table-cell>
          <table:table-cell office:value-type="float" office:value="849.536" calcext:value-type="float">
            <text:p>849.53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6" calcext:value-type="float">
            <text:p>0.126</text:p>
          </table:table-cell>
          <table:table-cell office:value-type="float" office:value="60.183" calcext:value-type="float">
            <text:p>60.183</text:p>
          </table:table-cell>
          <table:table-cell office:value-type="float" office:value="0.204" calcext:value-type="float">
            <text:p>0.204</text:p>
          </table:table-cell>
          <table:table-cell office:value-type="float" office:value="0.228" calcext:value-type="float">
            <text:p>0.228</text:p>
          </table:table-cell>
          <table:table-cell office:value-type="float" office:value="842.88" calcext:value-type="float">
            <text:p>842.8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74" calcext:value-type="float">
            <text:p>0.174</text:p>
          </table:table-cell>
          <table:table-cell office:value-type="float" office:value="66.988" calcext:value-type="float">
            <text:p>66.98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43" calcext:value-type="float">
            <text:p>0.143</text:p>
          </table:table-cell>
          <table:table-cell office:value-type="float" office:value="51.203" calcext:value-type="float">
            <text:p>51.20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199" calcext:value-type="float">
            <text:p>0.199</text:p>
          </table:table-cell>
          <table:table-cell office:value-type="float" office:value="0.22" calcext:value-type="float">
            <text:p>0.22</text:p>
          </table:table-cell>
          <table:table-cell office:value-type="float" office:value="1685.657" calcext:value-type="float">
            <text:p>1685.657</text:p>
          </table:table-cell>
          <table:table-cell office:value-type="float" office:value="0.202" calcext:value-type="float">
            <text:p>0.202</text:p>
          </table:table-cell>
          <table:table-cell office:value-type="float" office:value="0.222" calcext:value-type="float">
            <text:p>0.222</text:p>
          </table:table-cell>
          <table:table-cell office:value-type="float" office:value="1682.716" calcext:value-type="float">
            <text:p>1682.716</text:p>
          </table:table-cell>
          <table:table-cell office:value-type="float" office:value="0.169" calcext:value-type="float">
            <text:p>0.169</text:p>
          </table:table-cell>
          <table:table-cell office:value-type="float" office:value="0.337" calcext:value-type="float">
            <text:p>0.337</text:p>
          </table:table-cell>
          <table:table-cell office:value-type="float" office:value="837.876" calcext:value-type="float">
            <text:p>837.876</text:p>
          </table:table-cell>
          <table:table-cell office:value-type="float" office:value="0.171" calcext:value-type="float">
            <text:p>0.171</text:p>
          </table:table-cell>
          <table:table-cell office:value-type="float" office:value="0.205" calcext:value-type="float">
            <text:p>0.205</text:p>
          </table:table-cell>
          <table:table-cell office:value-type="float" office:value="76.499" calcext:value-type="float">
            <text:p>76.499</text:p>
          </table:table-cell>
          <table:table-cell office:value-type="float" office:value="0.297" calcext:value-type="float">
            <text:p>0.297</text:p>
          </table:table-cell>
          <table:table-cell office:value-type="float" office:value="0.328" calcext:value-type="float">
            <text:p>0.328</text:p>
          </table:table-cell>
          <table:table-cell office:value-type="float" office:value="842.792" calcext:value-type="float">
            <text:p>842.792</text:p>
          </table:table-cell>
          <table:table-cell office:value-type="float" office:value="0.178" calcext:value-type="float">
            <text:p>0.178</text:p>
          </table:table-cell>
          <table:table-cell office:value-type="float" office:value="0.251" calcext:value-type="float">
            <text:p>0.251</text:p>
          </table:table-cell>
          <table:table-cell office:value-type="float" office:value="64.836" calcext:value-type="float">
            <text:p>64.836</text:p>
          </table:table-cell>
          <table:table-cell office:value-type="float" office:value="0.166" calcext:value-type="float">
            <text:p>0.166</text:p>
          </table:table-cell>
          <table:table-cell office:value-type="float" office:value="0.182" calcext:value-type="float">
            <text:p>0.182</text:p>
          </table:table-cell>
          <table:table-cell office:value-type="float" office:value="52.444" calcext:value-type="float">
            <text:p>52.44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295" calcext:value-type="float">
            <text:p>0.295</text:p>
          </table:table-cell>
          <table:table-cell office:value-type="float" office:value="0.334" calcext:value-type="float">
            <text:p>0.334</text:p>
          </table:table-cell>
          <table:table-cell office:value-type="float" office:value="1684.195" calcext:value-type="float">
            <text:p>1684.195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2" calcext:value-type="float">
            <text:p>0.282</text:p>
          </table:table-cell>
          <table:table-cell office:value-type="float" office:value="1679.531" calcext:value-type="float">
            <text:p>1679.531</text:p>
          </table:table-cell>
          <table:table-cell office:value-type="float" office:value="0.243" calcext:value-type="float">
            <text:p>0.243</text:p>
          </table:table-cell>
          <table:table-cell office:value-type="float" office:value="0.56" calcext:value-type="float">
            <text:p>0.56</text:p>
          </table:table-cell>
          <table:table-cell office:value-type="float" office:value="844.965" calcext:value-type="float">
            <text:p>844.965</text:p>
          </table:table-cell>
          <table:table-cell office:value-type="float" office:value="0.194" calcext:value-type="float">
            <text:p>0.194</text:p>
          </table:table-cell>
          <table:table-cell office:value-type="float" office:value="0.209" calcext:value-type="float">
            <text:p>0.209</text:p>
          </table:table-cell>
          <table:table-cell office:value-type="float" office:value="66.534" calcext:value-type="float">
            <text:p>66.534</text:p>
          </table:table-cell>
          <table:table-cell office:value-type="float" office:value="0.343" calcext:value-type="float">
            <text:p>0.343</text:p>
          </table:table-cell>
          <table:table-cell office:value-type="float" office:value="0.375" calcext:value-type="float">
            <text:p>0.375</text:p>
          </table:table-cell>
          <table:table-cell office:value-type="float" office:value="842.568" calcext:value-type="float">
            <text:p>842.568</text:p>
          </table:table-cell>
          <table:table-cell office:value-type="float" office:value="0.255" calcext:value-type="float">
            <text:p>0.255</text:p>
          </table:table-cell>
          <table:table-cell office:value-type="float" office:value="0.33" calcext:value-type="float">
            <text:p>0.33</text:p>
          </table:table-cell>
          <table:table-cell office:value-type="float" office:value="73.067" calcext:value-type="float">
            <text:p>73.067</text:p>
          </table:table-cell>
          <table:table-cell office:value-type="float" office:value="0.204" calcext:value-type="float">
            <text:p>0.204</text:p>
          </table:table-cell>
          <table:table-cell office:value-type="float" office:value="0.221" calcext:value-type="float">
            <text:p>0.221</text:p>
          </table:table-cell>
          <table:table-cell office:value-type="float" office:value="66.626" calcext:value-type="float">
            <text:p>66.62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338" calcext:value-type="float">
            <text:p>0.338</text:p>
          </table:table-cell>
          <table:table-cell office:value-type="float" office:value="0.364" calcext:value-type="float">
            <text:p>0.364</text:p>
          </table:table-cell>
          <table:table-cell office:value-type="float" office:value="1682.334" calcext:value-type="float">
            <text:p>1682.334</text:p>
          </table:table-cell>
          <table:table-cell office:value-type="float" office:value="0.319" calcext:value-type="float">
            <text:p>0.319</text:p>
          </table:table-cell>
          <table:table-cell office:value-type="float" office:value="0.343" calcext:value-type="float">
            <text:p>0.343</text:p>
          </table:table-cell>
          <table:table-cell office:value-type="float" office:value="1695.273" calcext:value-type="float">
            <text:p>1695.273</text:p>
          </table:table-cell>
          <table:table-cell office:value-type="float" office:value="0.295" calcext:value-type="float">
            <text:p>0.295</text:p>
          </table:table-cell>
          <table:table-cell office:value-type="float" office:value="0.647" calcext:value-type="float">
            <text:p>0.647</text:p>
          </table:table-cell>
          <table:table-cell office:value-type="float" office:value="843.931" calcext:value-type="float">
            <text:p>843.931</text:p>
          </table:table-cell>
          <table:table-cell office:value-type="float" office:value="0.187" calcext:value-type="float">
            <text:p>0.187</text:p>
          </table:table-cell>
          <table:table-cell office:value-type="float" office:value="0.217" calcext:value-type="float">
            <text:p>0.217</text:p>
          </table:table-cell>
          <table:table-cell office:value-type="float" office:value="57.785" calcext:value-type="float">
            <text:p>57.785</text:p>
          </table:table-cell>
          <table:table-cell office:value-type="float" office:value="0.365" calcext:value-type="float">
            <text:p>0.365</text:p>
          </table:table-cell>
          <table:table-cell office:value-type="float" office:value="0.39" calcext:value-type="float">
            <text:p>0.39</text:p>
          </table:table-cell>
          <table:table-cell office:value-type="float" office:value="844.848" calcext:value-type="float">
            <text:p>844.848</text:p>
          </table:table-cell>
          <table:table-cell office:value-type="float" office:value="0.316" calcext:value-type="float">
            <text:p>0.316</text:p>
          </table:table-cell>
          <table:table-cell office:value-type="float" office:value="0.347" calcext:value-type="float">
            <text:p>0.347</text:p>
          </table:table-cell>
          <table:table-cell office:value-type="float" office:value="70.731" calcext:value-type="float">
            <text:p>70.731</text:p>
          </table:table-cell>
          <table:table-cell office:value-type="float" office:value="0.259" calcext:value-type="float">
            <text:p>0.259</text:p>
          </table:table-cell>
          <table:table-cell office:value-type="float" office:value="0.278" calcext:value-type="float">
            <text:p>0.278</text:p>
          </table:table-cell>
          <table:table-cell office:value-type="float" office:value="65.618" calcext:value-type="float">
            <text:p>65.61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456" calcext:value-type="float">
            <text:p>0.456</text:p>
          </table:table-cell>
          <table:table-cell office:value-type="float" office:value="0.486" calcext:value-type="float">
            <text:p>0.486</text:p>
          </table:table-cell>
          <table:table-cell office:value-type="float" office:value="1683.931" calcext:value-type="float">
            <text:p>1683.931</text:p>
          </table:table-cell>
          <table:table-cell office:value-type="float" office:value="0.473" calcext:value-type="float">
            <text:p>0.473</text:p>
          </table:table-cell>
          <table:table-cell office:value-type="float" office:value="0.502" calcext:value-type="float">
            <text:p>0.502</text:p>
          </table:table-cell>
          <table:table-cell office:value-type="float" office:value="1688.292" calcext:value-type="float">
            <text:p>1688.292</text:p>
          </table:table-cell>
          <table:table-cell office:value-type="float" office:value="0.36" calcext:value-type="float">
            <text:p>0.36</text:p>
          </table:table-cell>
          <table:table-cell office:value-type="float" office:value="0.631" calcext:value-type="float">
            <text:p>0.631</text:p>
          </table:table-cell>
          <table:table-cell office:value-type="float" office:value="852.32" calcext:value-type="float">
            <text:p>852.32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6" calcext:value-type="float">
            <text:p>0.246</text:p>
          </table:table-cell>
          <table:table-cell office:value-type="float" office:value="59.274" calcext:value-type="float">
            <text:p>59.274</text:p>
          </table:table-cell>
          <table:table-cell office:value-type="float" office:value="0.562" calcext:value-type="float">
            <text:p>0.562</text:p>
          </table:table-cell>
          <table:table-cell office:value-type="float" office:value="0.6" calcext:value-type="float">
            <text:p>0.6</text:p>
          </table:table-cell>
          <table:table-cell office:value-type="float" office:value="845.982" calcext:value-type="float">
            <text:p>845.98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67" calcext:value-type="float">
            <text:p>0.367</text:p>
          </table:table-cell>
          <table:table-cell office:value-type="float" office:value="55.19" calcext:value-type="float">
            <text:p>55.19</text:p>
          </table:table-cell>
          <table:table-cell office:value-type="float" office:value="0.319" calcext:value-type="float">
            <text:p>0.319</text:p>
          </table:table-cell>
          <table:table-cell office:value-type="float" office:value="0.339" calcext:value-type="float">
            <text:p>0.339</text:p>
          </table:table-cell>
          <table:table-cell office:value-type="float" office:value="65.092" calcext:value-type="float">
            <text:p>65.09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563" calcext:value-type="float">
            <text:p>0.563</text:p>
          </table:table-cell>
          <table:table-cell office:value-type="float" office:value="0.595" calcext:value-type="float">
            <text:p>0.595</text:p>
          </table:table-cell>
          <table:table-cell office:value-type="float" office:value="1684.304" calcext:value-type="float">
            <text:p>1684.304</text:p>
          </table:table-cell>
          <table:table-cell office:value-type="float" office:value="0.538" calcext:value-type="float">
            <text:p>0.538</text:p>
          </table:table-cell>
          <table:table-cell office:value-type="float" office:value="0.57" calcext:value-type="float">
            <text:p>0.57</text:p>
          </table:table-cell>
          <table:table-cell office:value-type="float" office:value="1688.427" calcext:value-type="float">
            <text:p>1688.427</text:p>
          </table:table-cell>
          <table:table-cell office:value-type="float" office:value="0.43" calcext:value-type="float">
            <text:p>0.43</text:p>
          </table:table-cell>
          <table:table-cell office:value-type="float" office:value="0.626" calcext:value-type="float">
            <text:p>0.626</text:p>
          </table:table-cell>
          <table:table-cell office:value-type="float" office:value="842.251" calcext:value-type="float">
            <text:p>842.251</text:p>
          </table:table-cell>
          <table:table-cell office:value-type="float" office:value="0.275" calcext:value-type="float">
            <text:p>0.275</text:p>
          </table:table-cell>
          <table:table-cell office:value-type="float" office:value="0.291" calcext:value-type="float">
            <text:p>0.291</text:p>
          </table:table-cell>
          <table:table-cell office:value-type="float" office:value="70.461" calcext:value-type="float">
            <text:p>70.461</text:p>
          </table:table-cell>
          <table:table-cell office:value-type="float" office:value="0.574" calcext:value-type="float">
            <text:p>0.574</text:p>
          </table:table-cell>
          <table:table-cell office:value-type="float" office:value="0.618" calcext:value-type="float">
            <text:p>0.618</text:p>
          </table:table-cell>
          <table:table-cell office:value-type="float" office:value="847.497" calcext:value-type="float">
            <text:p>847.497</text:p>
          </table:table-cell>
          <table:table-cell office:value-type="float" office:value="0.475" calcext:value-type="float">
            <text:p>0.475</text:p>
          </table:table-cell>
          <table:table-cell office:value-type="float" office:value="0.53" calcext:value-type="float">
            <text:p>0.53</text:p>
          </table:table-cell>
          <table:table-cell office:value-type="float" office:value="79.074" calcext:value-type="float">
            <text:p>79.074</text:p>
          </table:table-cell>
          <table:table-cell office:value-type="float" office:value="0.382" calcext:value-type="float">
            <text:p>0.382</text:p>
          </table:table-cell>
          <table:table-cell office:value-type="float" office:value="0.411" calcext:value-type="float">
            <text:p>0.411</text:p>
          </table:table-cell>
          <table:table-cell office:value-type="float" office:value="61.424" calcext:value-type="float">
            <text:p>61.42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633" calcext:value-type="float">
            <text:p>0.633</text:p>
          </table:table-cell>
          <table:table-cell office:value-type="float" office:value="0.669" calcext:value-type="float">
            <text:p>0.669</text:p>
          </table:table-cell>
          <table:table-cell office:value-type="float" office:value="1683.608" calcext:value-type="float">
            <text:p>1683.608</text:p>
          </table:table-cell>
          <table:table-cell office:value-type="float" office:value="0.635" calcext:value-type="float">
            <text:p>0.635</text:p>
          </table:table-cell>
          <table:table-cell office:value-type="float" office:value="0.688" calcext:value-type="float">
            <text:p>0.688</text:p>
          </table:table-cell>
          <table:table-cell office:value-type="float" office:value="1683.739" calcext:value-type="float">
            <text:p>1683.739</text:p>
          </table:table-cell>
          <table:table-cell office:value-type="float" office:value="0.563" calcext:value-type="float">
            <text:p>0.563</text:p>
          </table:table-cell>
          <table:table-cell office:value-type="float" office:value="0.77" calcext:value-type="float">
            <text:p>0.77</text:p>
          </table:table-cell>
          <table:table-cell office:value-type="float" office:value="851.384" calcext:value-type="float">
            <text:p>851.384</text:p>
          </table:table-cell>
          <table:table-cell office:value-type="float" office:value="0.319" calcext:value-type="float">
            <text:p>0.319</text:p>
          </table:table-cell>
          <table:table-cell office:value-type="float" office:value="0.337" calcext:value-type="float">
            <text:p>0.337</text:p>
          </table:table-cell>
          <table:table-cell office:value-type="float" office:value="76.586" calcext:value-type="float">
            <text:p>76.586</text:p>
          </table:table-cell>
          <table:table-cell office:value-type="float" office:value="0.713" calcext:value-type="float">
            <text:p>0.713</text:p>
          </table:table-cell>
          <table:table-cell office:value-type="float" office:value="0.767" calcext:value-type="float">
            <text:p>0.767</text:p>
          </table:table-cell>
          <table:table-cell office:value-type="float" office:value="852.677" calcext:value-type="float">
            <text:p>852.677</text:p>
          </table:table-cell>
          <table:table-cell office:value-type="float" office:value="0.586" calcext:value-type="float">
            <text:p>0.586</text:p>
          </table:table-cell>
          <table:table-cell office:value-type="float" office:value="0.678" calcext:value-type="float">
            <text:p>0.678</text:p>
          </table:table-cell>
          <table:table-cell office:value-type="float" office:value="109.014" calcext:value-type="float">
            <text:p>109.014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4" calcext:value-type="float">
            <text:p>0.484</text:p>
          </table:table-cell>
          <table:table-cell office:value-type="float" office:value="67.395" calcext:value-type="float">
            <text:p>67.39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692" calcext:value-type="float">
            <text:p>0.692</text:p>
          </table:table-cell>
          <table:table-cell office:value-type="float" office:value="0.74" calcext:value-type="float">
            <text:p>0.74</text:p>
          </table:table-cell>
          <table:table-cell office:value-type="float" office:value="1683.705" calcext:value-type="float">
            <text:p>1683.705</text:p>
          </table:table-cell>
          <table:table-cell office:value-type="float" office:value="0.74" calcext:value-type="float">
            <text:p>0.74</text:p>
          </table:table-cell>
          <table:table-cell office:value-type="float" office:value="0.773" calcext:value-type="float">
            <text:p>0.773</text:p>
          </table:table-cell>
          <table:table-cell office:value-type="float" office:value="1685.355" calcext:value-type="float">
            <text:p>1685.355</text:p>
          </table:table-cell>
          <table:table-cell office:value-type="float" office:value="0.628" calcext:value-type="float">
            <text:p>0.628</text:p>
          </table:table-cell>
          <table:table-cell office:value-type="float" office:value="0.904" calcext:value-type="float">
            <text:p>0.904</text:p>
          </table:table-cell>
          <table:table-cell office:value-type="float" office:value="849.768" calcext:value-type="float">
            <text:p>849.76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93" calcext:value-type="float">
            <text:p>0.393</text:p>
          </table:table-cell>
          <table:table-cell office:value-type="float" office:value="85.434" calcext:value-type="float">
            <text:p>85.434</text:p>
          </table:table-cell>
          <table:table-cell office:value-type="float" office:value="0.852" calcext:value-type="float">
            <text:p>0.852</text:p>
          </table:table-cell>
          <table:table-cell office:value-type="float" office:value="0.895" calcext:value-type="float">
            <text:p>0.895</text:p>
          </table:table-cell>
          <table:table-cell office:value-type="float" office:value="846.958" calcext:value-type="float">
            <text:p>846.958</text:p>
          </table:table-cell>
          <table:table-cell office:value-type="float" office:value="0.692" calcext:value-type="float">
            <text:p>0.692</text:p>
          </table:table-cell>
          <table:table-cell office:value-type="float" office:value="0.828" calcext:value-type="float">
            <text:p>0.828</text:p>
          </table:table-cell>
          <table:table-cell office:value-type="float" office:value="88.056" calcext:value-type="float">
            <text:p>88.056</text:p>
          </table:table-cell>
          <table:table-cell office:value-type="float" office:value="0.609" calcext:value-type="float">
            <text:p>0.609</text:p>
          </table:table-cell>
          <table:table-cell office:value-type="float" office:value="0.643" calcext:value-type="float">
            <text:p>0.643</text:p>
          </table:table-cell>
          <table:table-cell office:value-type="float" office:value="72.741" calcext:value-type="float">
            <text:p>72.74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811" calcext:value-type="float">
            <text:p>0.811</text:p>
          </table:table-cell>
          <table:table-cell office:value-type="float" office:value="0.849" calcext:value-type="float">
            <text:p>0.849</text:p>
          </table:table-cell>
          <table:table-cell office:value-type="float" office:value="1686.47" calcext:value-type="float">
            <text:p>1686.47</text:p>
          </table:table-cell>
          <table:table-cell office:value-type="float" office:value="0.806" calcext:value-type="float">
            <text:p>0.806</text:p>
          </table:table-cell>
          <table:table-cell office:value-type="float" office:value="0.846" calcext:value-type="float">
            <text:p>0.846</text:p>
          </table:table-cell>
          <table:table-cell office:value-type="float" office:value="1689.258" calcext:value-type="float">
            <text:p>1689.258</text:p>
          </table:table-cell>
          <table:table-cell office:value-type="float" office:value="0.731" calcext:value-type="float">
            <text:p>0.731</text:p>
          </table:table-cell>
          <table:table-cell office:value-type="float" office:value="1.027" calcext:value-type="float">
            <text:p>1.027</text:p>
          </table:table-cell>
          <table:table-cell office:value-type="float" office:value="853.32" calcext:value-type="float">
            <text:p>853.32</text:p>
          </table:table-cell>
          <table:table-cell office:value-type="float" office:value="0.426" calcext:value-type="float">
            <text:p>0.426</text:p>
          </table:table-cell>
          <table:table-cell office:value-type="float" office:value="0.447" calcext:value-type="float">
            <text:p>0.447</text:p>
          </table:table-cell>
          <table:table-cell office:value-type="float" office:value="99.292" calcext:value-type="float">
            <text:p>99.292</text:p>
          </table:table-cell>
          <table:table-cell office:value-type="float" office:value="0.819" calcext:value-type="float">
            <text:p>0.819</text:p>
          </table:table-cell>
          <table:table-cell office:value-type="float" office:value="0.866" calcext:value-type="float">
            <text:p>0.866</text:p>
          </table:table-cell>
          <table:table-cell office:value-type="float" office:value="851.287" calcext:value-type="float">
            <text:p>851.287</text:p>
          </table:table-cell>
          <table:table-cell office:value-type="float" office:value="0.937" calcext:value-type="float">
            <text:p>0.937</text:p>
          </table:table-cell>
          <table:table-cell office:value-type="float" office:value="1.014" calcext:value-type="float">
            <text:p>1.014</text:p>
          </table:table-cell>
          <table:table-cell office:value-type="float" office:value="104.477" calcext:value-type="float">
            <text:p>104.477</text:p>
          </table:table-cell>
          <table:table-cell office:value-type="float" office:value="0.674" calcext:value-type="float">
            <text:p>0.674</text:p>
          </table:table-cell>
          <table:table-cell office:value-type="float" office:value="0.704" calcext:value-type="float">
            <text:p>0.704</text:p>
          </table:table-cell>
          <table:table-cell office:value-type="float" office:value="83.324" calcext:value-type="float">
            <text:p>83.32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021" calcext:value-type="float">
            <text:p>1.021</text:p>
          </table:table-cell>
          <table:table-cell office:value-type="float" office:value="1.064" calcext:value-type="float">
            <text:p>1.064</text:p>
          </table:table-cell>
          <table:table-cell office:value-type="float" office:value="1688.404" calcext:value-type="float">
            <text:p>1688.404</text:p>
          </table:table-cell>
          <table:table-cell office:value-type="float" office:value="0.979" calcext:value-type="float">
            <text:p>0.979</text:p>
          </table:table-cell>
          <table:table-cell office:value-type="float" office:value="1.025" calcext:value-type="float">
            <text:p>1.025</text:p>
          </table:table-cell>
          <table:table-cell office:value-type="float" office:value="1692.664" calcext:value-type="float">
            <text:p>1692.664</text:p>
          </table:table-cell>
          <table:table-cell office:value-type="float" office:value="0.79" calcext:value-type="float">
            <text:p>0.79</text:p>
          </table:table-cell>
          <table:table-cell office:value-type="float" office:value="0.988" calcext:value-type="float">
            <text:p>0.988</text:p>
          </table:table-cell>
          <table:table-cell office:value-type="float" office:value="849.042" calcext:value-type="float">
            <text:p>849.042</text:p>
          </table:table-cell>
          <table:table-cell office:value-type="float" office:value="0.502" calcext:value-type="float">
            <text:p>0.502</text:p>
          </table:table-cell>
          <table:table-cell office:value-type="float" office:value="0.524" calcext:value-type="float">
            <text:p>0.524</text:p>
          </table:table-cell>
          <table:table-cell office:value-type="float" office:value="113.857" calcext:value-type="float">
            <text:p>113.857</text:p>
          </table:table-cell>
          <table:table-cell office:value-type="float" office:value="1.081" calcext:value-type="float">
            <text:p>1.081</text:p>
          </table:table-cell>
          <table:table-cell office:value-type="float" office:value="1.136" calcext:value-type="float">
            <text:p>1.136</text:p>
          </table:table-cell>
          <table:table-cell office:value-type="float" office:value="854.153" calcext:value-type="float">
            <text:p>854.153</text:p>
          </table:table-cell>
          <table:table-cell office:value-type="float" office:value="0.896" calcext:value-type="float">
            <text:p>0.896</text:p>
          </table:table-cell>
          <table:table-cell office:value-type="float" office:value="1.008" calcext:value-type="float">
            <text:p>1.008</text:p>
          </table:table-cell>
          <table:table-cell office:value-type="float" office:value="116.603" calcext:value-type="float">
            <text:p>116.603</text:p>
          </table:table-cell>
          <table:table-cell office:value-type="float" office:value="1.112" calcext:value-type="float">
            <text:p>1.112</text:p>
          </table:table-cell>
          <table:table-cell office:value-type="float" office:value="1.145" calcext:value-type="float">
            <text:p>1.145</text:p>
          </table:table-cell>
          <table:table-cell office:value-type="float" office:value="93.433" calcext:value-type="float">
            <text:p>93.43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095" calcext:value-type="float">
            <text:p>1.095</text:p>
          </table:table-cell>
          <table:table-cell office:value-type="float" office:value="1.143" calcext:value-type="float">
            <text:p>1.143</text:p>
          </table:table-cell>
          <table:table-cell office:value-type="float" office:value="1683.641" calcext:value-type="float">
            <text:p>1683.641</text:p>
          </table:table-cell>
          <table:table-cell office:value-type="float" office:value="1.143" calcext:value-type="float">
            <text:p>1.143</text:p>
          </table:table-cell>
          <table:table-cell office:value-type="float" office:value="1.194" calcext:value-type="float">
            <text:p>1.194</text:p>
          </table:table-cell>
          <table:table-cell office:value-type="float" office:value="1680.5" calcext:value-type="float">
            <text:p>1680.5</text:p>
          </table:table-cell>
          <table:table-cell office:value-type="float" office:value="0.975" calcext:value-type="float">
            <text:p>0.975</text:p>
          </table:table-cell>
          <table:table-cell office:value-type="float" office:value="1.302" calcext:value-type="float">
            <text:p>1.302</text:p>
          </table:table-cell>
          <table:table-cell office:value-type="float" office:value="871.237" calcext:value-type="float">
            <text:p>871.237</text:p>
          </table:table-cell>
          <table:table-cell office:value-type="float" office:value="0.609" calcext:value-type="float">
            <text:p>0.609</text:p>
          </table:table-cell>
          <table:table-cell office:value-type="float" office:value="0.639" calcext:value-type="float">
            <text:p>0.639</text:p>
          </table:table-cell>
          <table:table-cell office:value-type="float" office:value="140.22" calcext:value-type="float">
            <text:p>140.22</text:p>
          </table:table-cell>
          <table:table-cell office:value-type="float" office:value="1.109" calcext:value-type="float">
            <text:p>1.109</text:p>
          </table:table-cell>
          <table:table-cell office:value-type="float" office:value="1.181" calcext:value-type="float">
            <text:p>1.181</text:p>
          </table:table-cell>
          <table:table-cell office:value-type="float" office:value="864.455" calcext:value-type="float">
            <text:p>864.455</text:p>
          </table:table-cell>
          <table:table-cell office:value-type="float" office:value="1.099" calcext:value-type="float">
            <text:p>1.099</text:p>
          </table:table-cell>
          <table:table-cell office:value-type="float" office:value="1.322" calcext:value-type="float">
            <text:p>1.322</text:p>
          </table:table-cell>
          <table:table-cell office:value-type="float" office:value="135.832" calcext:value-type="float">
            <text:p>135.832</text:p>
          </table:table-cell>
          <table:table-cell office:value-type="float" office:value="1.041" calcext:value-type="float">
            <text:p>1.041</text:p>
          </table:table-cell>
          <table:table-cell office:value-type="float" office:value="1.101" calcext:value-type="float">
            <text:p>1.101</text:p>
          </table:table-cell>
          <table:table-cell office:value-type="float" office:value="105.664" calcext:value-type="float">
            <text:p>105.66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08" calcext:value-type="float">
            <text:p>1.08</text:p>
          </table:table-cell>
          <table:table-cell office:value-type="float" office:value="1.125" calcext:value-type="float">
            <text:p>1.125</text:p>
          </table:table-cell>
          <table:table-cell office:value-type="float" office:value="1693.579" calcext:value-type="float">
            <text:p>1693.579</text:p>
          </table:table-cell>
          <table:table-cell office:value-type="float" office:value="1.049" calcext:value-type="float">
            <text:p>1.049</text:p>
          </table:table-cell>
          <table:table-cell office:value-type="float" office:value="1.089" calcext:value-type="float">
            <text:p>1.089</text:p>
          </table:table-cell>
          <table:table-cell office:value-type="float" office:value="1684.538" calcext:value-type="float">
            <text:p>1684.538</text:p>
          </table:table-cell>
          <table:table-cell office:value-type="float" office:value="1.058" calcext:value-type="float">
            <text:p>1.058</text:p>
          </table:table-cell>
          <table:table-cell office:value-type="float" office:value="1.456" calcext:value-type="float">
            <text:p>1.456</text:p>
          </table:table-cell>
          <table:table-cell office:value-type="float" office:value="869.208" calcext:value-type="float">
            <text:p>869.208</text:p>
          </table:table-cell>
          <table:table-cell office:value-type="float" office:value="0.658" calcext:value-type="float">
            <text:p>0.658</text:p>
          </table:table-cell>
          <table:table-cell office:value-type="float" office:value="0.687" calcext:value-type="float">
            <text:p>0.687</text:p>
          </table:table-cell>
          <table:table-cell office:value-type="float" office:value="151.375" calcext:value-type="float">
            <text:p>151.375</text:p>
          </table:table-cell>
          <table:table-cell office:value-type="float" office:value="1.071" calcext:value-type="float">
            <text:p>1.071</text:p>
          </table:table-cell>
          <table:table-cell office:value-type="float" office:value="1.117" calcext:value-type="float">
            <text:p>1.117</text:p>
          </table:table-cell>
          <table:table-cell office:value-type="float" office:value="864.982" calcext:value-type="float">
            <text:p>864.982</text:p>
          </table:table-cell>
          <table:table-cell office:value-type="float" office:value="1.205" calcext:value-type="float">
            <text:p>1.205</text:p>
          </table:table-cell>
          <table:table-cell office:value-type="float" office:value="1.285" calcext:value-type="float">
            <text:p>1.285</text:p>
          </table:table-cell>
          <table:table-cell office:value-type="float" office:value="110.174" calcext:value-type="float">
            <text:p>110.174</text:p>
          </table:table-cell>
          <table:table-cell office:value-type="float" office:value="1.661" calcext:value-type="float">
            <text:p>1.661</text:p>
          </table:table-cell>
          <table:table-cell office:value-type="float" office:value="1.698" calcext:value-type="float">
            <text:p>1.698</text:p>
          </table:table-cell>
          <table:table-cell office:value-type="float" office:value="120.949" calcext:value-type="float">
            <text:p>120.94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39" calcext:value-type="float">
            <text:p>1.39</text:p>
          </table:table-cell>
          <table:table-cell office:value-type="float" office:value="1.439" calcext:value-type="float">
            <text:p>1.439</text:p>
          </table:table-cell>
          <table:table-cell office:value-type="float" office:value="1685.843" calcext:value-type="float">
            <text:p>1685.843</text:p>
          </table:table-cell>
          <table:table-cell office:value-type="float" office:value="1.389" calcext:value-type="float">
            <text:p>1.389</text:p>
          </table:table-cell>
          <table:table-cell office:value-type="float" office:value="1.434" calcext:value-type="float">
            <text:p>1.434</text:p>
          </table:table-cell>
          <table:table-cell office:value-type="float" office:value="1680.831" calcext:value-type="float">
            <text:p>1680.831</text:p>
          </table:table-cell>
          <table:table-cell office:value-type="float" office:value="1.272" calcext:value-type="float">
            <text:p>1.272</text:p>
          </table:table-cell>
          <table:table-cell office:value-type="float" office:value="1.64" calcext:value-type="float">
            <text:p>1.64</text:p>
          </table:table-cell>
          <table:table-cell office:value-type="float" office:value="860.909" calcext:value-type="float">
            <text:p>860.909</text:p>
          </table:table-cell>
          <table:table-cell office:value-type="float" office:value="0.734" calcext:value-type="float">
            <text:p>0.734</text:p>
          </table:table-cell>
          <table:table-cell office:value-type="float" office:value="0.761" calcext:value-type="float">
            <text:p>0.761</text:p>
          </table:table-cell>
          <table:table-cell office:value-type="float" office:value="162.147" calcext:value-type="float">
            <text:p>162.147</text:p>
          </table:table-cell>
          <table:table-cell office:value-type="float" office:value="1.359" calcext:value-type="float">
            <text:p>1.359</text:p>
          </table:table-cell>
          <table:table-cell office:value-type="float" office:value="1.425" calcext:value-type="float">
            <text:p>1.425</text:p>
          </table:table-cell>
          <table:table-cell office:value-type="float" office:value="881.895" calcext:value-type="float">
            <text:p>881.895</text:p>
          </table:table-cell>
          <table:table-cell office:value-type="float" office:value="1.414" calcext:value-type="float">
            <text:p>1.414</text:p>
          </table:table-cell>
          <table:table-cell office:value-type="float" office:value="1.515" calcext:value-type="float">
            <text:p>1.515</text:p>
          </table:table-cell>
          <table:table-cell office:value-type="float" office:value="122.644" calcext:value-type="float">
            <text:p>122.644</text:p>
          </table:table-cell>
          <table:table-cell office:value-type="float" office:value="1.322" calcext:value-type="float">
            <text:p>1.322</text:p>
          </table:table-cell>
          <table:table-cell office:value-type="float" office:value="1.362" calcext:value-type="float">
            <text:p>1.362</text:p>
          </table:table-cell>
          <table:table-cell office:value-type="float" office:value="112.097" calcext:value-type="float">
            <text:p>112.09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468" calcext:value-type="float">
            <text:p>1.468</text:p>
          </table:table-cell>
          <table:table-cell office:value-type="float" office:value="1.517" calcext:value-type="float">
            <text:p>1.517</text:p>
          </table:table-cell>
          <table:table-cell office:value-type="float" office:value="1687.022" calcext:value-type="float">
            <text:p>1687.022</text:p>
          </table:table-cell>
          <table:table-cell office:value-type="float" office:value="1.325" calcext:value-type="float">
            <text:p>1.325</text:p>
          </table:table-cell>
          <table:table-cell office:value-type="float" office:value="1.384" calcext:value-type="float">
            <text:p>1.384</text:p>
          </table:table-cell>
          <table:table-cell office:value-type="float" office:value="1688.866" calcext:value-type="float">
            <text:p>1688.866</text:p>
          </table:table-cell>
          <table:table-cell office:value-type="float" office:value="1.398" calcext:value-type="float">
            <text:p>1.398</text:p>
          </table:table-cell>
          <table:table-cell office:value-type="float" office:value="1.814" calcext:value-type="float">
            <text:p>1.814</text:p>
          </table:table-cell>
          <table:table-cell office:value-type="float" office:value="867.902" calcext:value-type="float">
            <text:p>867.902</text:p>
          </table:table-cell>
          <table:table-cell office:value-type="float" office:value="0.825" calcext:value-type="float">
            <text:p>0.825</text:p>
          </table:table-cell>
          <table:table-cell office:value-type="float" office:value="0.852" calcext:value-type="float">
            <text:p>0.852</text:p>
          </table:table-cell>
          <table:table-cell office:value-type="float" office:value="178.995" calcext:value-type="float">
            <text:p>178.995</text:p>
          </table:table-cell>
          <table:table-cell office:value-type="float" office:value="1.322" calcext:value-type="float">
            <text:p>1.322</text:p>
          </table:table-cell>
          <table:table-cell office:value-type="float" office:value="1.371" calcext:value-type="float">
            <text:p>1.371</text:p>
          </table:table-cell>
          <table:table-cell office:value-type="float" office:value="896.713" calcext:value-type="float">
            <text:p>896.713</text:p>
          </table:table-cell>
          <table:table-cell office:value-type="float" office:value="1.53" calcext:value-type="float">
            <text:p>1.53</text:p>
          </table:table-cell>
          <table:table-cell office:value-type="float" office:value="1.67" calcext:value-type="float">
            <text:p>1.67</text:p>
          </table:table-cell>
          <table:table-cell office:value-type="float" office:value="132.439" calcext:value-type="float">
            <text:p>132.439</text:p>
          </table:table-cell>
          <table:table-cell office:value-type="float" office:value="1.675" calcext:value-type="float">
            <text:p>1.675</text:p>
          </table:table-cell>
          <table:table-cell office:value-type="float" office:value="1.738" calcext:value-type="float">
            <text:p>1.738</text:p>
          </table:table-cell>
          <table:table-cell office:value-type="float" office:value="119.629" calcext:value-type="float">
            <text:p>119.62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564" calcext:value-type="float">
            <text:p>1.564</text:p>
          </table:table-cell>
          <table:table-cell office:value-type="float" office:value="1.732" calcext:value-type="float">
            <text:p>1.732</text:p>
          </table:table-cell>
          <table:table-cell office:value-type="float" office:value="1689.388" calcext:value-type="float">
            <text:p>1689.388</text:p>
          </table:table-cell>
          <table:table-cell office:value-type="float" office:value="1.584" calcext:value-type="float">
            <text:p>1.584</text:p>
          </table:table-cell>
          <table:table-cell office:value-type="float" office:value="1.645" calcext:value-type="float">
            <text:p>1.645</text:p>
          </table:table-cell>
          <table:table-cell office:value-type="float" office:value="1683.937" calcext:value-type="float">
            <text:p>1683.937</text:p>
          </table:table-cell>
          <table:table-cell office:value-type="float" office:value="1.374" calcext:value-type="float">
            <text:p>1.374</text:p>
          </table:table-cell>
          <table:table-cell office:value-type="float" office:value="1.949" calcext:value-type="float">
            <text:p>1.949</text:p>
          </table:table-cell>
          <table:table-cell office:value-type="float" office:value="870.716" calcext:value-type="float">
            <text:p>870.716</text:p>
          </table:table-cell>
          <table:table-cell office:value-type="float" office:value="0.829" calcext:value-type="float">
            <text:p>0.829</text:p>
          </table:table-cell>
          <table:table-cell office:value-type="float" office:value="0.867" calcext:value-type="float">
            <text:p>0.867</text:p>
          </table:table-cell>
          <table:table-cell office:value-type="float" office:value="181.724" calcext:value-type="float">
            <text:p>181.724</text:p>
          </table:table-cell>
          <table:table-cell office:value-type="float" office:value="1.597" calcext:value-type="float">
            <text:p>1.597</text:p>
          </table:table-cell>
          <table:table-cell office:value-type="float" office:value="1.671" calcext:value-type="float">
            <text:p>1.671</text:p>
          </table:table-cell>
          <table:table-cell office:value-type="float" office:value="896.151" calcext:value-type="float">
            <text:p>896.151</text:p>
          </table:table-cell>
          <table:table-cell office:value-type="float" office:value="1.813" calcext:value-type="float">
            <text:p>1.813</text:p>
          </table:table-cell>
          <table:table-cell office:value-type="float" office:value="1.959" calcext:value-type="float">
            <text:p>1.959</text:p>
          </table:table-cell>
          <table:table-cell office:value-type="float" office:value="165.167" calcext:value-type="float">
            <text:p>165.167</text:p>
          </table:table-cell>
          <table:table-cell office:value-type="float" office:value="1.634" calcext:value-type="float">
            <text:p>1.634</text:p>
          </table:table-cell>
          <table:table-cell office:value-type="float" office:value="1.679" calcext:value-type="float">
            <text:p>1.679</text:p>
          </table:table-cell>
          <table:table-cell office:value-type="float" office:value="123.335" calcext:value-type="float">
            <text:p>123.33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.718" calcext:value-type="float">
            <text:p>1.718</text:p>
          </table:table-cell>
          <table:table-cell office:value-type="float" office:value="1.769" calcext:value-type="float">
            <text:p>1.769</text:p>
          </table:table-cell>
          <table:table-cell office:value-type="float" office:value="1687.049" calcext:value-type="float">
            <text:p>1687.049</text:p>
          </table:table-cell>
          <table:table-cell office:value-type="float" office:value="1.707" calcext:value-type="float">
            <text:p>1.707</text:p>
          </table:table-cell>
          <table:table-cell office:value-type="float" office:value="1.757" calcext:value-type="float">
            <text:p>1.757</text:p>
          </table:table-cell>
          <table:table-cell office:value-type="float" office:value="1690.653" calcext:value-type="float">
            <text:p>1690.653</text:p>
          </table:table-cell>
          <table:table-cell office:value-type="float" office:value="1.925" calcext:value-type="float">
            <text:p>1.925</text:p>
          </table:table-cell>
          <table:table-cell office:value-type="float" office:value="2.923" calcext:value-type="float">
            <text:p>2.923</text:p>
          </table:table-cell>
          <table:table-cell office:value-type="float" office:value="912.66" calcext:value-type="float">
            <text:p>912.66</text:p>
          </table:table-cell>
          <table:table-cell office:value-type="float" office:value="0.905" calcext:value-type="float">
            <text:p>0.905</text:p>
          </table:table-cell>
          <table:table-cell office:value-type="float" office:value="0.934" calcext:value-type="float">
            <text:p>0.934</text:p>
          </table:table-cell>
          <table:table-cell office:value-type="float" office:value="195.805" calcext:value-type="float">
            <text:p>195.805</text:p>
          </table:table-cell>
          <table:table-cell office:value-type="float" office:value="1.803" calcext:value-type="float">
            <text:p>1.803</text:p>
          </table:table-cell>
          <table:table-cell office:value-type="float" office:value="1.913" calcext:value-type="float">
            <text:p>1.913</text:p>
          </table:table-cell>
          <table:table-cell office:value-type="float" office:value="903.547" calcext:value-type="float">
            <text:p>903.547</text:p>
          </table:table-cell>
          <table:table-cell office:value-type="float" office:value="1.953" calcext:value-type="float">
            <text:p>1.953</text:p>
          </table:table-cell>
          <table:table-cell office:value-type="float" office:value="2.427" calcext:value-type="float">
            <text:p>2.427</text:p>
          </table:table-cell>
          <table:table-cell office:value-type="float" office:value="207.196" calcext:value-type="float">
            <text:p>207.196</text:p>
          </table:table-cell>
          <table:table-cell office:value-type="float" office:value="2.529" calcext:value-type="float">
            <text:p>2.529</text:p>
          </table:table-cell>
          <table:table-cell office:value-type="float" office:value="2.599" calcext:value-type="float">
            <text:p>2.599</text:p>
          </table:table-cell>
          <table:table-cell office:value-type="float" office:value="164.054" calcext:value-type="float">
            <text:p>164.054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.893" calcext:value-type="float">
            <text:p>1.893</text:p>
          </table:table-cell>
          <table:table-cell office:value-type="float" office:value="1.956" calcext:value-type="float">
            <text:p>1.956</text:p>
          </table:table-cell>
          <table:table-cell office:value-type="float" office:value="1688.326" calcext:value-type="float">
            <text:p>1688.326</text:p>
          </table:table-cell>
          <table:table-cell office:value-type="float" office:value="1.743" calcext:value-type="float">
            <text:p>1.743</text:p>
          </table:table-cell>
          <table:table-cell office:value-type="float" office:value="1.813" calcext:value-type="float">
            <text:p>1.813</text:p>
          </table:table-cell>
          <table:table-cell office:value-type="float" office:value="1688.883" calcext:value-type="float">
            <text:p>1688.883</text:p>
          </table:table-cell>
          <table:table-cell office:value-type="float" office:value="2.375" calcext:value-type="float">
            <text:p>2.375</text:p>
          </table:table-cell>
          <table:table-cell office:value-type="float" office:value="3.127" calcext:value-type="float">
            <text:p>3.127</text:p>
          </table:table-cell>
          <table:table-cell office:value-type="float" office:value="924.032" calcext:value-type="float">
            <text:p>924.032</text:p>
          </table:table-cell>
          <table:table-cell office:value-type="float" office:value="0.987" calcext:value-type="float">
            <text:p>0.987</text:p>
          </table:table-cell>
          <table:table-cell office:value-type="float" office:value="1.017" calcext:value-type="float">
            <text:p>1.017</text:p>
          </table:table-cell>
          <table:table-cell office:value-type="float" office:value="212.606" calcext:value-type="float">
            <text:p>212.606</text:p>
          </table:table-cell>
          <table:table-cell office:value-type="float" office:value="2.004" calcext:value-type="float">
            <text:p>2.004</text:p>
          </table:table-cell>
          <table:table-cell office:value-type="float" office:value="2.061" calcext:value-type="float">
            <text:p>2.061</text:p>
          </table:table-cell>
          <table:table-cell office:value-type="float" office:value="907.93" calcext:value-type="float">
            <text:p>907.93</text:p>
          </table:table-cell>
          <table:table-cell office:value-type="float" office:value="2.05" calcext:value-type="float">
            <text:p>2.05</text:p>
          </table:table-cell>
          <table:table-cell office:value-type="float" office:value="2.308" calcext:value-type="float">
            <text:p>2.308</text:p>
          </table:table-cell>
          <table:table-cell office:value-type="float" office:value="166.755" calcext:value-type="float">
            <text:p>166.755</text:p>
          </table:table-cell>
          <table:table-cell office:value-type="float" office:value="2.27" calcext:value-type="float">
            <text:p>2.27</text:p>
          </table:table-cell>
          <table:table-cell office:value-type="float" office:value="2.324" calcext:value-type="float">
            <text:p>2.324</text:p>
          </table:table-cell>
          <table:table-cell office:value-type="float" office:value="140.056" calcext:value-type="float">
            <text:p>140.056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.98" calcext:value-type="float">
            <text:p>1.98</text:p>
          </table:table-cell>
          <table:table-cell office:value-type="float" office:value="2.063" calcext:value-type="float">
            <text:p>2.063</text:p>
          </table:table-cell>
          <table:table-cell office:value-type="float" office:value="1693.516" calcext:value-type="float">
            <text:p>1693.516</text:p>
          </table:table-cell>
          <table:table-cell office:value-type="float" office:value="1.933" calcext:value-type="float">
            <text:p>1.933</text:p>
          </table:table-cell>
          <table:table-cell office:value-type="float" office:value="1.992" calcext:value-type="float">
            <text:p>1.992</text:p>
          </table:table-cell>
          <table:table-cell office:value-type="float" office:value="1698.698" calcext:value-type="float">
            <text:p>1698.698</text:p>
          </table:table-cell>
          <table:table-cell office:value-type="float" office:value="2.131" calcext:value-type="float">
            <text:p>2.131</text:p>
          </table:table-cell>
          <table:table-cell office:value-type="float" office:value="2.866" calcext:value-type="float">
            <text:p>2.866</text:p>
          </table:table-cell>
          <table:table-cell office:value-type="float" office:value="916.212" calcext:value-type="float">
            <text:p>916.212</text:p>
          </table:table-cell>
          <table:table-cell office:value-type="float" office:value="1.092" calcext:value-type="float">
            <text:p>1.092</text:p>
          </table:table-cell>
          <table:table-cell office:value-type="float" office:value="1.134" calcext:value-type="float">
            <text:p>1.134</text:p>
          </table:table-cell>
          <table:table-cell office:value-type="float" office:value="238.367" calcext:value-type="float">
            <text:p>238.367</text:p>
          </table:table-cell>
          <table:table-cell office:value-type="float" office:value="2.21" calcext:value-type="float">
            <text:p>2.21</text:p>
          </table:table-cell>
          <table:table-cell office:value-type="float" office:value="2.31" calcext:value-type="float">
            <text:p>2.31</text:p>
          </table:table-cell>
          <table:table-cell office:value-type="float" office:value="912.037" calcext:value-type="float">
            <text:p>912.037</text:p>
          </table:table-cell>
          <table:table-cell office:value-type="float" office:value="2.247" calcext:value-type="float">
            <text:p>2.247</text:p>
          </table:table-cell>
          <table:table-cell office:value-type="float" office:value="2.328" calcext:value-type="float">
            <text:p>2.328</text:p>
          </table:table-cell>
          <table:table-cell office:value-type="float" office:value="169.215" calcext:value-type="float">
            <text:p>169.215</text:p>
          </table:table-cell>
          <table:table-cell office:value-type="float" office:value="2.982" calcext:value-type="float">
            <text:p>2.982</text:p>
          </table:table-cell>
          <table:table-cell office:value-type="float" office:value="3.087" calcext:value-type="float">
            <text:p>3.087</text:p>
          </table:table-cell>
          <table:table-cell office:value-type="float" office:value="163.383" calcext:value-type="float">
            <text:p>163.383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2.121" calcext:value-type="float">
            <text:p>2.121</text:p>
          </table:table-cell>
          <table:table-cell office:value-type="float" office:value="2.173" calcext:value-type="float">
            <text:p>2.173</text:p>
          </table:table-cell>
          <table:table-cell office:value-type="float" office:value="1698.123" calcext:value-type="float">
            <text:p>1698.123</text:p>
          </table:table-cell>
          <table:table-cell office:value-type="float" office:value="2.042" calcext:value-type="float">
            <text:p>2.042</text:p>
          </table:table-cell>
          <table:table-cell office:value-type="float" office:value="2.095" calcext:value-type="float">
            <text:p>2.095</text:p>
          </table:table-cell>
          <table:table-cell office:value-type="float" office:value="1692.972" calcext:value-type="float">
            <text:p>1692.972</text:p>
          </table:table-cell>
          <table:table-cell office:value-type="float" office:value="2.972" calcext:value-type="float">
            <text:p>2.972</text:p>
          </table:table-cell>
          <table:table-cell office:value-type="float" office:value="4.25" calcext:value-type="float">
            <text:p>4.25</text:p>
          </table:table-cell>
          <table:table-cell office:value-type="float" office:value="963.288" calcext:value-type="float">
            <text:p>963.288</text:p>
          </table:table-cell>
          <table:table-cell office:value-type="float" office:value="1.267" calcext:value-type="float">
            <text:p>1.267</text:p>
          </table:table-cell>
          <table:table-cell office:value-type="float" office:value="1.303" calcext:value-type="float">
            <text:p>1.303</text:p>
          </table:table-cell>
          <table:table-cell office:value-type="float" office:value="272.371" calcext:value-type="float">
            <text:p>272.371</text:p>
          </table:table-cell>
          <table:table-cell office:value-type="float" office:value="2.386" calcext:value-type="float">
            <text:p>2.386</text:p>
          </table:table-cell>
          <table:table-cell office:value-type="float" office:value="2.448" calcext:value-type="float">
            <text:p>2.448</text:p>
          </table:table-cell>
          <table:table-cell office:value-type="float" office:value="936.86" calcext:value-type="float">
            <text:p>936.86</text:p>
          </table:table-cell>
          <table:table-cell office:value-type="float" office:value="2.331" calcext:value-type="float">
            <text:p>2.331</text:p>
          </table:table-cell>
          <table:table-cell office:value-type="float" office:value="2.629" calcext:value-type="float">
            <text:p>2.629</text:p>
          </table:table-cell>
          <table:table-cell office:value-type="float" office:value="190.816" calcext:value-type="float">
            <text:p>190.816</text:p>
          </table:table-cell>
          <table:table-cell office:value-type="float" office:value="3.653" calcext:value-type="float">
            <text:p>3.653</text:p>
          </table:table-cell>
          <table:table-cell office:value-type="float" office:value="3.709" calcext:value-type="float">
            <text:p>3.709</text:p>
          </table:table-cell>
          <table:table-cell office:value-type="float" office:value="182.426" calcext:value-type="float">
            <text:p>182.426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.187" calcext:value-type="float">
            <text:p>2.187</text:p>
          </table:table-cell>
          <table:table-cell office:value-type="float" office:value="2.261" calcext:value-type="float">
            <text:p>2.261</text:p>
          </table:table-cell>
          <table:table-cell office:value-type="float" office:value="1696.906" calcext:value-type="float">
            <text:p>1696.906</text:p>
          </table:table-cell>
          <table:table-cell office:value-type="float" office:value="2.214" calcext:value-type="float">
            <text:p>2.214</text:p>
          </table:table-cell>
          <table:table-cell office:value-type="float" office:value="2.276" calcext:value-type="float">
            <text:p>2.276</text:p>
          </table:table-cell>
          <table:table-cell office:value-type="float" office:value="1690.57" calcext:value-type="float">
            <text:p>1690.57</text:p>
          </table:table-cell>
          <table:table-cell office:value-type="float" office:value="2.64" calcext:value-type="float">
            <text:p>2.64</text:p>
          </table:table-cell>
          <table:table-cell office:value-type="float" office:value="3.292" calcext:value-type="float">
            <text:p>3.292</text:p>
          </table:table-cell>
          <table:table-cell office:value-type="float" office:value="923.945" calcext:value-type="float">
            <text:p>923.945</text:p>
          </table:table-cell>
          <table:table-cell office:value-type="float" office:value="1.276" calcext:value-type="float">
            <text:p>1.276</text:p>
          </table:table-cell>
          <table:table-cell office:value-type="float" office:value="1.312" calcext:value-type="float">
            <text:p>1.312</text:p>
          </table:table-cell>
          <table:table-cell office:value-type="float" office:value="271.2" calcext:value-type="float">
            <text:p>271.2</text:p>
          </table:table-cell>
          <table:table-cell office:value-type="float" office:value="2.614" calcext:value-type="float">
            <text:p>2.614</text:p>
          </table:table-cell>
          <table:table-cell office:value-type="float" office:value="2.691" calcext:value-type="float">
            <text:p>2.691</text:p>
          </table:table-cell>
          <table:table-cell office:value-type="float" office:value="940.872" calcext:value-type="float">
            <text:p>940.872</text:p>
          </table:table-cell>
          <table:table-cell office:value-type="float" office:value="2.682" calcext:value-type="float">
            <text:p>2.682</text:p>
          </table:table-cell>
          <table:table-cell office:value-type="float" office:value="2.9" calcext:value-type="float">
            <text:p>2.9</text:p>
          </table:table-cell>
          <table:table-cell office:value-type="float" office:value="207.349" calcext:value-type="float">
            <text:p>207.349</text:p>
          </table:table-cell>
          <table:table-cell office:value-type="float" office:value="3.398" calcext:value-type="float">
            <text:p>3.398</text:p>
          </table:table-cell>
          <table:table-cell office:value-type="float" office:value="3.487" calcext:value-type="float">
            <text:p>3.487</text:p>
          </table:table-cell>
          <table:table-cell office:value-type="float" office:value="176.437" calcext:value-type="float">
            <text:p>176.43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.283" calcext:value-type="float">
            <text:p>2.283</text:p>
          </table:table-cell>
          <table:table-cell office:value-type="float" office:value="2.355" calcext:value-type="float">
            <text:p>2.355</text:p>
          </table:table-cell>
          <table:table-cell office:value-type="float" office:value="1697.308" calcext:value-type="float">
            <text:p>1697.308</text:p>
          </table:table-cell>
          <table:table-cell office:value-type="float" office:value="2.389" calcext:value-type="float">
            <text:p>2.389</text:p>
          </table:table-cell>
          <table:table-cell office:value-type="float" office:value="2.446" calcext:value-type="float">
            <text:p>2.446</text:p>
          </table:table-cell>
          <table:table-cell office:value-type="float" office:value="1696.924" calcext:value-type="float">
            <text:p>1696.924</text:p>
          </table:table-cell>
          <table:table-cell office:value-type="float" office:value="2.945" calcext:value-type="float">
            <text:p>2.945</text:p>
          </table:table-cell>
          <table:table-cell office:value-type="float" office:value="3.825" calcext:value-type="float">
            <text:p>3.825</text:p>
          </table:table-cell>
          <table:table-cell office:value-type="float" office:value="944.494" calcext:value-type="float">
            <text:p>944.494</text:p>
          </table:table-cell>
          <table:table-cell office:value-type="float" office:value="1.348" calcext:value-type="float">
            <text:p>1.348</text:p>
          </table:table-cell>
          <table:table-cell office:value-type="float" office:value="1.381" calcext:value-type="float">
            <text:p>1.381</text:p>
          </table:table-cell>
          <table:table-cell office:value-type="float" office:value="283.12" calcext:value-type="float">
            <text:p>283.12</text:p>
          </table:table-cell>
          <table:table-cell office:value-type="float" office:value="2.996" calcext:value-type="float">
            <text:p>2.996</text:p>
          </table:table-cell>
          <table:table-cell office:value-type="float" office:value="3.078" calcext:value-type="float">
            <text:p>3.078</text:p>
          </table:table-cell>
          <table:table-cell office:value-type="float" office:value="933.992" calcext:value-type="float">
            <text:p>933.992</text:p>
          </table:table-cell>
          <table:table-cell office:value-type="float" office:value="2.881" calcext:value-type="float">
            <text:p>2.881</text:p>
          </table:table-cell>
          <table:table-cell office:value-type="float" office:value="3.149" calcext:value-type="float">
            <text:p>3.149</text:p>
          </table:table-cell>
          <table:table-cell office:value-type="float" office:value="259.128" calcext:value-type="float">
            <text:p>259.128</text:p>
          </table:table-cell>
          <table:table-cell office:value-type="float" office:value="3.473" calcext:value-type="float">
            <text:p>3.473</text:p>
          </table:table-cell>
          <table:table-cell office:value-type="float" office:value="3.567" calcext:value-type="float">
            <text:p>3.567</text:p>
          </table:table-cell>
          <table:table-cell office:value-type="float" office:value="192.204" calcext:value-type="float">
            <text:p>192.204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.27" calcext:value-type="float">
            <text:p>2.27</text:p>
          </table:table-cell>
          <table:table-cell office:value-type="float" office:value="2.335" calcext:value-type="float">
            <text:p>2.335</text:p>
          </table:table-cell>
          <table:table-cell office:value-type="float" office:value="1691.651" calcext:value-type="float">
            <text:p>1691.651</text:p>
          </table:table-cell>
          <table:table-cell office:value-type="float" office:value="2.455" calcext:value-type="float">
            <text:p>2.455</text:p>
          </table:table-cell>
          <table:table-cell office:value-type="float" office:value="2.514" calcext:value-type="float">
            <text:p>2.514</text:p>
          </table:table-cell>
          <table:table-cell office:value-type="float" office:value="1694.371" calcext:value-type="float">
            <text:p>1694.371</text:p>
          </table:table-cell>
          <table:table-cell office:value-type="float" office:value="3.065" calcext:value-type="float">
            <text:p>3.065</text:p>
          </table:table-cell>
          <table:table-cell office:value-type="float" office:value="3.696" calcext:value-type="float">
            <text:p>3.696</text:p>
          </table:table-cell>
          <table:table-cell office:value-type="float" office:value="937.861" calcext:value-type="float">
            <text:p>937.861</text:p>
          </table:table-cell>
          <table:table-cell office:value-type="float" office:value="1.517" calcext:value-type="float">
            <text:p>1.517</text:p>
          </table:table-cell>
          <table:table-cell office:value-type="float" office:value="1.554" calcext:value-type="float">
            <text:p>1.554</text:p>
          </table:table-cell>
          <table:table-cell office:value-type="float" office:value="318.211" calcext:value-type="float">
            <text:p>318.211</text:p>
          </table:table-cell>
          <table:table-cell office:value-type="float" office:value="2.9" calcext:value-type="float">
            <text:p>2.9</text:p>
          </table:table-cell>
          <table:table-cell office:value-type="float" office:value="2.98" calcext:value-type="float">
            <text:p>2.98</text:p>
          </table:table-cell>
          <table:table-cell office:value-type="float" office:value="928.754" calcext:value-type="float">
            <text:p>928.754</text:p>
          </table:table-cell>
          <table:table-cell office:value-type="float" office:value="3.092" calcext:value-type="float">
            <text:p>3.092</text:p>
          </table:table-cell>
          <table:table-cell office:value-type="float" office:value="3.261" calcext:value-type="float">
            <text:p>3.261</text:p>
          </table:table-cell>
          <table:table-cell office:value-type="float" office:value="231.848" calcext:value-type="float">
            <text:p>231.848</text:p>
          </table:table-cell>
          <table:table-cell office:value-type="float" office:value="3.752" calcext:value-type="float">
            <text:p>3.752</text:p>
          </table:table-cell>
          <table:table-cell office:value-type="float" office:value="3.94" calcext:value-type="float">
            <text:p>3.94</text:p>
          </table:table-cell>
          <table:table-cell office:value-type="float" office:value="189.647" calcext:value-type="float">
            <text:p>189.647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.87" calcext:value-type="float">
            <text:p>2.87</text:p>
          </table:table-cell>
          <table:table-cell office:value-type="float" office:value="2.93" calcext:value-type="float">
            <text:p>2.93</text:p>
          </table:table-cell>
          <table:table-cell office:value-type="float" office:value="1711.874" calcext:value-type="float">
            <text:p>1711.874</text:p>
          </table:table-cell>
          <table:table-cell office:value-type="float" office:value="2.98" calcext:value-type="float">
            <text:p>2.98</text:p>
          </table:table-cell>
          <table:table-cell office:value-type="float" office:value="3.061" calcext:value-type="float">
            <text:p>3.061</text:p>
          </table:table-cell>
          <table:table-cell office:value-type="float" office:value="1717.079" calcext:value-type="float">
            <text:p>1717.079</text:p>
          </table:table-cell>
          <table:table-cell office:value-type="float" office:value="3.759" calcext:value-type="float">
            <text:p>3.759</text:p>
          </table:table-cell>
          <table:table-cell office:value-type="float" office:value="4.707" calcext:value-type="float">
            <text:p>4.707</text:p>
          </table:table-cell>
          <table:table-cell office:value-type="float" office:value="953.616" calcext:value-type="float">
            <text:p>953.616</text:p>
          </table:table-cell>
          <table:table-cell office:value-type="float" office:value="1.704" calcext:value-type="float">
            <text:p>1.704</text:p>
          </table:table-cell>
          <table:table-cell office:value-type="float" office:value="1.748" calcext:value-type="float">
            <text:p>1.748</text:p>
          </table:table-cell>
          <table:table-cell office:value-type="float" office:value="356.994" calcext:value-type="float">
            <text:p>356.994</text:p>
          </table:table-cell>
          <table:table-cell office:value-type="float" office:value="3.084" calcext:value-type="float">
            <text:p>3.084</text:p>
          </table:table-cell>
          <table:table-cell office:value-type="float" office:value="3.154" calcext:value-type="float">
            <text:p>3.154</text:p>
          </table:table-cell>
          <table:table-cell office:value-type="float" office:value="928.838" calcext:value-type="float">
            <text:p>928.838</text:p>
          </table:table-cell>
          <table:table-cell office:value-type="float" office:value="3.255" calcext:value-type="float">
            <text:p>3.255</text:p>
          </table:table-cell>
          <table:table-cell office:value-type="float" office:value="3.357" calcext:value-type="float">
            <text:p>3.357</text:p>
          </table:table-cell>
          <table:table-cell office:value-type="float" office:value="270.966" calcext:value-type="float">
            <text:p>270.966</text:p>
          </table:table-cell>
          <table:table-cell office:value-type="float" office:value="4.505" calcext:value-type="float">
            <text:p>4.505</text:p>
          </table:table-cell>
          <table:table-cell office:value-type="float" office:value="4.622" calcext:value-type="float">
            <text:p>4.62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2.917" calcext:value-type="float">
            <text:p>2.917</text:p>
          </table:table-cell>
          <table:table-cell office:value-type="float" office:value="2.983" calcext:value-type="float">
            <text:p>2.983</text:p>
          </table:table-cell>
          <table:table-cell office:value-type="float" office:value="1711.197" calcext:value-type="float">
            <text:p>1711.197</text:p>
          </table:table-cell>
          <table:table-cell office:value-type="float" office:value="2.939" calcext:value-type="float">
            <text:p>2.939</text:p>
          </table:table-cell>
          <table:table-cell office:value-type="float" office:value="3" calcext:value-type="float">
            <text:p>3</text:p>
          </table:table-cell>
          <table:table-cell office:value-type="float" office:value="1712.656" calcext:value-type="float">
            <text:p>1712.656</text:p>
          </table:table-cell>
          <table:table-cell office:value-type="float" office:value="4.095" calcext:value-type="float">
            <text:p>4.095</text:p>
          </table:table-cell>
          <table:table-cell office:value-type="float" office:value="4.953" calcext:value-type="float">
            <text:p>4.953</text:p>
          </table:table-cell>
          <table:table-cell office:value-type="float" office:value="957.856" calcext:value-type="float">
            <text:p>957.856</text:p>
          </table:table-cell>
          <table:table-cell office:value-type="float" office:value="1.694" calcext:value-type="float">
            <text:p>1.694</text:p>
          </table:table-cell>
          <table:table-cell office:value-type="float" office:value="1.733" calcext:value-type="float">
            <text:p>1.733</text:p>
          </table:table-cell>
          <table:table-cell office:value-type="float" office:value="351.696" calcext:value-type="float">
            <text:p>351.696</text:p>
          </table:table-cell>
          <table:table-cell office:value-type="float" office:value="3.305" calcext:value-type="float">
            <text:p>3.305</text:p>
          </table:table-cell>
          <table:table-cell office:value-type="float" office:value="3.375" calcext:value-type="float">
            <text:p>3.375</text:p>
          </table:table-cell>
          <table:table-cell office:value-type="float" office:value="935.11" calcext:value-type="float">
            <text:p>935.11</text:p>
          </table:table-cell>
          <table:table-cell office:value-type="float" office:value="3.444" calcext:value-type="float">
            <text:p>3.444</text:p>
          </table:table-cell>
          <table:table-cell office:value-type="float" office:value="3.669" calcext:value-type="float">
            <text:p>3.669</text:p>
          </table:table-cell>
          <table:table-cell office:value-type="float" office:value="271.517" calcext:value-type="float">
            <text:p>271.517</text:p>
          </table:table-cell>
          <table:table-cell office:value-type="float" office:value="5.041" calcext:value-type="float">
            <text:p>5.041</text:p>
          </table:table-cell>
          <table:table-cell office:value-type="float" office:value="5.111" calcext:value-type="float">
            <text:p>5.111</text:p>
          </table:table-cell>
          <table:table-cell office:value-type="float" office:value="248.423" calcext:value-type="float">
            <text:p>248.423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3.565" calcext:value-type="float">
            <text:p>3.565</text:p>
          </table:table-cell>
          <table:table-cell office:value-type="float" office:value="3.637" calcext:value-type="float">
            <text:p>3.637</text:p>
          </table:table-cell>
          <table:table-cell office:value-type="float" office:value="1744.38" calcext:value-type="float">
            <text:p>1744.38</text:p>
          </table:table-cell>
          <table:table-cell office:value-type="float" office:value="3.371" calcext:value-type="float">
            <text:p>3.371</text:p>
          </table:table-cell>
          <table:table-cell office:value-type="float" office:value="3.439" calcext:value-type="float">
            <text:p>3.439</text:p>
          </table:table-cell>
          <table:table-cell office:value-type="float" office:value="1730.129" calcext:value-type="float">
            <text:p>1730.129</text:p>
          </table:table-cell>
          <table:table-cell office:value-type="float" office:value="3.591" calcext:value-type="float">
            <text:p>3.591</text:p>
          </table:table-cell>
          <table:table-cell office:value-type="float" office:value="4.111" calcext:value-type="float">
            <text:p>4.111</text:p>
          </table:table-cell>
          <table:table-cell office:value-type="float" office:value="944.542" calcext:value-type="float">
            <text:p>944.542</text:p>
          </table:table-cell>
          <table:table-cell office:value-type="float" office:value="1.859" calcext:value-type="float">
            <text:p>1.859</text:p>
          </table:table-cell>
          <table:table-cell office:value-type="float" office:value="1.909" calcext:value-type="float">
            <text:p>1.909</text:p>
          </table:table-cell>
          <table:table-cell office:value-type="float" office:value="389.917" calcext:value-type="float">
            <text:p>389.917</text:p>
          </table:table-cell>
          <table:table-cell office:value-type="float" office:value="3.116" calcext:value-type="float">
            <text:p>3.116</text:p>
          </table:table-cell>
          <table:table-cell office:value-type="float" office:value="3.194" calcext:value-type="float">
            <text:p>3.194</text:p>
          </table:table-cell>
          <table:table-cell office:value-type="float" office:value="941.689" calcext:value-type="float">
            <text:p>941.689</text:p>
          </table:table-cell>
          <table:table-cell office:value-type="float" office:value="3.886" calcext:value-type="float">
            <text:p>3.886</text:p>
          </table:table-cell>
          <table:table-cell office:value-type="float" office:value="4.194" calcext:value-type="float">
            <text:p>4.194</text:p>
          </table:table-cell>
          <table:table-cell office:value-type="float" office:value="302.172" calcext:value-type="float">
            <text:p>302.172</text:p>
          </table:table-cell>
          <table:table-cell office:value-type="float" office:value="5.786" calcext:value-type="float">
            <text:p>5.786</text:p>
          </table:table-cell>
          <table:table-cell office:value-type="float" office:value="5.9" calcext:value-type="float">
            <text:p>5.9</text:p>
          </table:table-cell>
          <table:table-cell office:value-type="float" office:value="252.518" calcext:value-type="float">
            <text:p>252.518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3.814" calcext:value-type="float">
            <text:p>3.814</text:p>
          </table:table-cell>
          <table:table-cell office:value-type="float" office:value="3.884" calcext:value-type="float">
            <text:p>3.884</text:p>
          </table:table-cell>
          <table:table-cell office:value-type="float" office:value="1745.125" calcext:value-type="float">
            <text:p>1745.125</text:p>
          </table:table-cell>
          <table:table-cell office:value-type="float" office:value="3.098" calcext:value-type="float">
            <text:p>3.098</text:p>
          </table:table-cell>
          <table:table-cell office:value-type="float" office:value="3.169" calcext:value-type="float">
            <text:p>3.169</text:p>
          </table:table-cell>
          <table:table-cell office:value-type="float" office:value="1711.621" calcext:value-type="float">
            <text:p>1711.621</text:p>
          </table:table-cell>
          <table:table-cell office:value-type="float" office:value="3.84" calcext:value-type="float">
            <text:p>3.84</text:p>
          </table:table-cell>
          <table:table-cell office:value-type="float" office:value="4.407" calcext:value-type="float">
            <text:p>4.407</text:p>
          </table:table-cell>
          <table:table-cell office:value-type="float" office:value="945.102" calcext:value-type="float">
            <text:p>945.102</text:p>
          </table:table-cell>
          <table:table-cell office:value-type="float" office:value="1.962" calcext:value-type="float">
            <text:p>1.962</text:p>
          </table:table-cell>
          <table:table-cell office:value-type="float" office:value="2.009" calcext:value-type="float">
            <text:p>2.009</text:p>
          </table:table-cell>
          <table:table-cell office:value-type="float" office:value="407.721" calcext:value-type="float">
            <text:p>407.721</text:p>
          </table:table-cell>
          <table:table-cell office:value-type="float" office:value="3.654" calcext:value-type="float">
            <text:p>3.654</text:p>
          </table:table-cell>
          <table:table-cell office:value-type="float" office:value="3.826" calcext:value-type="float">
            <text:p>3.826</text:p>
          </table:table-cell>
          <table:table-cell office:value-type="float" office:value="944.279" calcext:value-type="float">
            <text:p>944.279</text:p>
          </table:table-cell>
          <table:table-cell office:value-type="float" office:value="4.029" calcext:value-type="float">
            <text:p>4.029</text:p>
          </table:table-cell>
          <table:table-cell office:value-type="float" office:value="4.355" calcext:value-type="float">
            <text:p>4.355</text:p>
          </table:table-cell>
          <table:table-cell office:value-type="float" office:value="299.015" calcext:value-type="float">
            <text:p>299.015</text:p>
          </table:table-cell>
          <table:table-cell office:value-type="float" office:value="5.036" calcext:value-type="float">
            <text:p>5.036</text:p>
          </table:table-cell>
          <table:table-cell office:value-type="float" office:value="5.118" calcext:value-type="float">
            <text:p>5.118</text:p>
          </table:table-cell>
          <table:table-cell office:value-type="float" office:value="253.528" calcext:value-type="float">
            <text:p>253.528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3.343" calcext:value-type="float">
            <text:p>3.343</text:p>
          </table:table-cell>
          <table:table-cell office:value-type="float" office:value="3.414" calcext:value-type="float">
            <text:p>3.414</text:p>
          </table:table-cell>
          <table:table-cell office:value-type="float" office:value="1721.485" calcext:value-type="float">
            <text:p>1721.485</text:p>
          </table:table-cell>
          <table:table-cell office:value-type="float" office:value="3.428" calcext:value-type="float">
            <text:p>3.428</text:p>
          </table:table-cell>
          <table:table-cell office:value-type="float" office:value="3.497" calcext:value-type="float">
            <text:p>3.497</text:p>
          </table:table-cell>
          <table:table-cell office:value-type="float" office:value="1723.702" calcext:value-type="float">
            <text:p>1723.702</text:p>
          </table:table-cell>
          <table:table-cell office:value-type="float" office:value="4.649" calcext:value-type="float">
            <text:p>4.649</text:p>
          </table:table-cell>
          <table:table-cell office:value-type="float" office:value="5.346" calcext:value-type="float">
            <text:p>5.346</text:p>
          </table:table-cell>
          <table:table-cell office:value-type="float" office:value="958.29" calcext:value-type="float">
            <text:p>958.29</text:p>
          </table:table-cell>
          <table:table-cell office:value-type="float" office:value="2.026" calcext:value-type="float">
            <text:p>2.026</text:p>
          </table:table-cell>
          <table:table-cell office:value-type="float" office:value="2.076" calcext:value-type="float">
            <text:p>2.076</text:p>
          </table:table-cell>
          <table:table-cell office:value-type="float" office:value="422.016" calcext:value-type="float">
            <text:p>422.016</text:p>
          </table:table-cell>
          <table:table-cell office:value-type="float" office:value="3.634" calcext:value-type="float">
            <text:p>3.634</text:p>
          </table:table-cell>
          <table:table-cell office:value-type="float" office:value="3.742" calcext:value-type="float">
            <text:p>3.742</text:p>
          </table:table-cell>
          <table:table-cell office:value-type="float" office:value="939.18" calcext:value-type="float">
            <text:p>939.18</text:p>
          </table:table-cell>
          <table:table-cell office:value-type="float" office:value="4.319" calcext:value-type="float">
            <text:p>4.319</text:p>
          </table:table-cell>
          <table:table-cell office:value-type="float" office:value="4.73" calcext:value-type="float">
            <text:p>4.73</text:p>
          </table:table-cell>
          <table:table-cell office:value-type="float" office:value="321.586" calcext:value-type="float">
            <text:p>321.586</text:p>
          </table:table-cell>
          <table:table-cell office:value-type="float" office:value="6.114" calcext:value-type="float">
            <text:p>6.114</text:p>
          </table:table-cell>
          <table:table-cell office:value-type="float" office:value="6.265" calcext:value-type="float">
            <text:p>6.265</text:p>
          </table:table-cell>
          <table:table-cell office:value-type="float" office:value="264.069" calcext:value-type="float">
            <text:p>264.069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3.576" calcext:value-type="float">
            <text:p>3.576</text:p>
          </table:table-cell>
          <table:table-cell office:value-type="float" office:value="3.664" calcext:value-type="float">
            <text:p>3.664</text:p>
          </table:table-cell>
          <table:table-cell office:value-type="float" office:value="1725.623" calcext:value-type="float">
            <text:p>1725.623</text:p>
          </table:table-cell>
          <table:table-cell office:value-type="float" office:value="3.72" calcext:value-type="float">
            <text:p>3.72</text:p>
          </table:table-cell>
          <table:table-cell office:value-type="float" office:value="3.801" calcext:value-type="float">
            <text:p>3.801</text:p>
          </table:table-cell>
          <table:table-cell office:value-type="float" office:value="1722.012" calcext:value-type="float">
            <text:p>1722.012</text:p>
          </table:table-cell>
          <table:table-cell office:value-type="float" office:value="5.176" calcext:value-type="float">
            <text:p>5.176</text:p>
          </table:table-cell>
          <table:table-cell office:value-type="float" office:value="6.404" calcext:value-type="float">
            <text:p>6.404</text:p>
          </table:table-cell>
          <table:table-cell office:value-type="float" office:value="995.16" calcext:value-type="float">
            <text:p>995.16</text:p>
          </table:table-cell>
          <table:table-cell office:value-type="float" office:value="2.335" calcext:value-type="float">
            <text:p>2.335</text:p>
          </table:table-cell>
          <table:table-cell office:value-type="float" office:value="2.391" calcext:value-type="float">
            <text:p>2.391</text:p>
          </table:table-cell>
          <table:table-cell office:value-type="float" office:value="488.974" calcext:value-type="float">
            <text:p>488.974</text:p>
          </table:table-cell>
          <table:table-cell office:value-type="float" office:value="4.111" calcext:value-type="float">
            <text:p>4.111</text:p>
          </table:table-cell>
          <table:table-cell office:value-type="float" office:value="4.25" calcext:value-type="float">
            <text:p>4.25</text:p>
          </table:table-cell>
          <table:table-cell office:value-type="float" office:value="945.735" calcext:value-type="float">
            <text:p>945.735</text:p>
          </table:table-cell>
          <table:table-cell office:value-type="float" office:value="4.563" calcext:value-type="float">
            <text:p>4.563</text:p>
          </table:table-cell>
          <table:table-cell office:value-type="float" office:value="4.727" calcext:value-type="float">
            <text:p>4.727</text:p>
          </table:table-cell>
          <table:table-cell office:value-type="float" office:value="341.074" calcext:value-type="float">
            <text:p>341.074</text:p>
          </table:table-cell>
          <table:table-cell office:value-type="float" office:value="5.942" calcext:value-type="float">
            <text:p>5.942</text:p>
          </table:table-cell>
          <table:table-cell office:value-type="float" office:value="6.095" calcext:value-type="float">
            <text:p>6.095</text:p>
          </table:table-cell>
          <table:table-cell office:value-type="float" office:value="306.743" calcext:value-type="float">
            <text:p>306.743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4.12" calcext:value-type="float">
            <text:p>4.12</text:p>
          </table:table-cell>
          <table:table-cell office:value-type="float" office:value="4.192" calcext:value-type="float">
            <text:p>4.192</text:p>
          </table:table-cell>
          <table:table-cell office:value-type="float" office:value="1744.624" calcext:value-type="float">
            <text:p>1744.624</text:p>
          </table:table-cell>
          <table:table-cell office:value-type="float" office:value="3.521" calcext:value-type="float">
            <text:p>3.521</text:p>
          </table:table-cell>
          <table:table-cell office:value-type="float" office:value="3.593" calcext:value-type="float">
            <text:p>3.593</text:p>
          </table:table-cell>
          <table:table-cell office:value-type="float" office:value="1717.204" calcext:value-type="float">
            <text:p>1717.204</text:p>
          </table:table-cell>
          <table:table-cell office:value-type="float" office:value="5.486" calcext:value-type="float">
            <text:p>5.486</text:p>
          </table:table-cell>
          <table:table-cell office:value-type="float" office:value="6.642" calcext:value-type="float">
            <text:p>6.642</text:p>
          </table:table-cell>
          <table:table-cell office:value-type="float" office:value="997.652" calcext:value-type="float">
            <text:p>997.652</text:p>
          </table:table-cell>
          <table:table-cell office:value-type="float" office:value="2.294" calcext:value-type="float">
            <text:p>2.294</text:p>
          </table:table-cell>
          <table:table-cell office:value-type="float" office:value="2.339" calcext:value-type="float">
            <text:p>2.339</text:p>
          </table:table-cell>
          <table:table-cell office:value-type="float" office:value="473.283" calcext:value-type="float">
            <text:p>473.283</text:p>
          </table:table-cell>
          <table:table-cell office:value-type="float" office:value="3.799" calcext:value-type="float">
            <text:p>3.799</text:p>
          </table:table-cell>
          <table:table-cell office:value-type="float" office:value="3.875" calcext:value-type="float">
            <text:p>3.875</text:p>
          </table:table-cell>
          <table:table-cell office:value-type="float" office:value="941.538" calcext:value-type="float">
            <text:p>941.538</text:p>
          </table:table-cell>
          <table:table-cell office:value-type="float" office:value="4.857" calcext:value-type="float">
            <text:p>4.857</text:p>
          </table:table-cell>
          <table:table-cell office:value-type="float" office:value="5.351" calcext:value-type="float">
            <text:p>5.351</text:p>
          </table:table-cell>
          <table:table-cell office:value-type="float" office:value="379.288" calcext:value-type="float">
            <text:p>379.288</text:p>
          </table:table-cell>
          <table:table-cell office:value-type="float" office:value="7.453" calcext:value-type="float">
            <text:p>7.453</text:p>
          </table:table-cell>
          <table:table-cell office:value-type="float" office:value="7.531" calcext:value-type="float">
            <text:p>7.531</text:p>
          </table:table-cell>
          <table:table-cell office:value-type="float" office:value="302.51" calcext:value-type="float">
            <text:p>302.51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4.024" calcext:value-type="float">
            <text:p>4.024</text:p>
          </table:table-cell>
          <table:table-cell office:value-type="float" office:value="4.115" calcext:value-type="float">
            <text:p>4.115</text:p>
          </table:table-cell>
          <table:table-cell office:value-type="float" office:value="1733.131" calcext:value-type="float">
            <text:p>1733.131</text:p>
          </table:table-cell>
          <table:table-cell office:value-type="float" office:value="3.936" calcext:value-type="float">
            <text:p>3.936</text:p>
          </table:table-cell>
          <table:table-cell office:value-type="float" office:value="4.08" calcext:value-type="float">
            <text:p>4.08</text:p>
          </table:table-cell>
          <table:table-cell office:value-type="float" office:value="1727.687" calcext:value-type="float">
            <text:p>1727.687</text:p>
          </table:table-cell>
          <table:table-cell office:value-type="float" office:value="6.391" calcext:value-type="float">
            <text:p>6.391</text:p>
          </table:table-cell>
          <table:table-cell office:value-type="float" office:value="8.507" calcext:value-type="float">
            <text:p>8.507</text:p>
          </table:table-cell>
          <table:table-cell office:value-type="float" office:value="1050.935" calcext:value-type="float">
            <text:p>1050.935</text:p>
          </table:table-cell>
          <table:table-cell office:value-type="float" office:value="2.559" calcext:value-type="float">
            <text:p>2.559</text:p>
          </table:table-cell>
          <table:table-cell office:value-type="float" office:value="2.608" calcext:value-type="float">
            <text:p>2.608</text:p>
          </table:table-cell>
          <table:table-cell office:value-type="float" office:value="529.996" calcext:value-type="float">
            <text:p>529.996</text:p>
          </table:table-cell>
          <table:table-cell office:value-type="float" office:value="3.894" calcext:value-type="float">
            <text:p>3.894</text:p>
          </table:table-cell>
          <table:table-cell office:value-type="float" office:value="3.977" calcext:value-type="float">
            <text:p>3.977</text:p>
          </table:table-cell>
          <table:table-cell office:value-type="float" office:value="940.166" calcext:value-type="float">
            <text:p>940.166</text:p>
          </table:table-cell>
          <table:table-cell office:value-type="float" office:value="5.129" calcext:value-type="float">
            <text:p>5.129</text:p>
          </table:table-cell>
          <table:table-cell office:value-type="float" office:value="5.542" calcext:value-type="float">
            <text:p>5.542</text:p>
          </table:table-cell>
          <table:table-cell office:value-type="float" office:value="352.129" calcext:value-type="float">
            <text:p>352.129</text:p>
          </table:table-cell>
          <table:table-cell office:value-type="float" office:value="9.021" calcext:value-type="float">
            <text:p>9.021</text:p>
          </table:table-cell>
          <table:table-cell office:value-type="float" office:value="9.187" calcext:value-type="float">
            <text:p>9.187</text:p>
          </table:table-cell>
          <table:table-cell office:value-type="float" office:value="318.369" calcext:value-type="float">
            <text:p>318.369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3.777" calcext:value-type="float">
            <text:p>3.777</text:p>
          </table:table-cell>
          <table:table-cell office:value-type="float" office:value="3.847" calcext:value-type="float">
            <text:p>3.847</text:p>
          </table:table-cell>
          <table:table-cell office:value-type="float" office:value="1713.284" calcext:value-type="float">
            <text:p>1713.284</text:p>
          </table:table-cell>
          <table:table-cell office:value-type="float" office:value="4.118" calcext:value-type="float">
            <text:p>4.118</text:p>
          </table:table-cell>
          <table:table-cell office:value-type="float" office:value="4.222" calcext:value-type="float">
            <text:p>4.222</text:p>
          </table:table-cell>
          <table:table-cell office:value-type="float" office:value="1727.064" calcext:value-type="float">
            <text:p>1727.064</text:p>
          </table:table-cell>
          <table:table-cell office:value-type="float" office:value="4.99" calcext:value-type="float">
            <text:p>4.99</text:p>
          </table:table-cell>
          <table:table-cell office:value-type="float" office:value="5.424" calcext:value-type="float">
            <text:p>5.424</text:p>
          </table:table-cell>
          <table:table-cell office:value-type="float" office:value="967.427" calcext:value-type="float">
            <text:p>967.427</text:p>
          </table:table-cell>
          <table:table-cell office:value-type="float" office:value="2.589" calcext:value-type="float">
            <text:p>2.589</text:p>
          </table:table-cell>
          <table:table-cell office:value-type="float" office:value="2.635" calcext:value-type="float">
            <text:p>2.635</text:p>
          </table:table-cell>
          <table:table-cell office:value-type="float" office:value="532.478" calcext:value-type="float">
            <text:p>532.478</text:p>
          </table:table-cell>
          <table:table-cell office:value-type="float" office:value="5.251" calcext:value-type="float">
            <text:p>5.251</text:p>
          </table:table-cell>
          <table:table-cell office:value-type="float" office:value="5.381" calcext:value-type="float">
            <text:p>5.381</text:p>
          </table:table-cell>
          <table:table-cell office:value-type="float" office:value="987.083" calcext:value-type="float">
            <text:p>987.083</text:p>
          </table:table-cell>
          <table:table-cell office:value-type="float" office:value="5.68" calcext:value-type="float">
            <text:p>5.68</text:p>
          </table:table-cell>
          <table:table-cell office:value-type="float" office:value="6.079" calcext:value-type="float">
            <text:p>6.079</text:p>
          </table:table-cell>
          <table:table-cell office:value-type="float" office:value="364.606" calcext:value-type="float">
            <text:p>364.606</text:p>
          </table:table-cell>
          <table:table-cell office:value-type="float" office:value="8.741" calcext:value-type="float">
            <text:p>8.741</text:p>
          </table:table-cell>
          <table:table-cell office:value-type="float" office:value="8.838" calcext:value-type="float">
            <text:p>8.838</text:p>
          </table:table-cell>
          <table:table-cell office:value-type="float" office:value="322.955" calcext:value-type="float">
            <text:p>322.955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4.442" calcext:value-type="float">
            <text:p>4.442</text:p>
          </table:table-cell>
          <table:table-cell office:value-type="float" office:value="4.533" calcext:value-type="float">
            <text:p>4.533</text:p>
          </table:table-cell>
          <table:table-cell office:value-type="float" office:value="1735.556" calcext:value-type="float">
            <text:p>1735.556</text:p>
          </table:table-cell>
          <table:table-cell office:value-type="float" office:value="4.718" calcext:value-type="float">
            <text:p>4.718</text:p>
          </table:table-cell>
          <table:table-cell office:value-type="float" office:value="4.792" calcext:value-type="float">
            <text:p>4.792</text:p>
          </table:table-cell>
          <table:table-cell office:value-type="float" office:value="1740.466" calcext:value-type="float">
            <text:p>1740.466</text:p>
          </table:table-cell>
          <table:table-cell office:value-type="float" office:value="9.054" calcext:value-type="float">
            <text:p>9.054</text:p>
          </table:table-cell>
          <table:table-cell office:value-type="float" office:value="11.278" calcext:value-type="float">
            <text:p>11.278</text:p>
          </table:table-cell>
          <table:table-cell office:value-type="float" office:value="1087.354" calcext:value-type="float">
            <text:p>1087.354</text:p>
          </table:table-cell>
          <table:table-cell office:value-type="float" office:value="2.923" calcext:value-type="float">
            <text:p>2.923</text:p>
          </table:table-cell>
          <table:table-cell office:value-type="float" office:value="2.983" calcext:value-type="float">
            <text:p>2.983</text:p>
          </table:table-cell>
          <table:table-cell office:value-type="float" office:value="603.115" calcext:value-type="float">
            <text:p>603.115</text:p>
          </table:table-cell>
          <table:table-cell office:value-type="float" office:value="5.225" calcext:value-type="float">
            <text:p>5.225</text:p>
          </table:table-cell>
          <table:table-cell office:value-type="float" office:value="5.316" calcext:value-type="float">
            <text:p>5.316</text:p>
          </table:table-cell>
          <table:table-cell office:value-type="float" office:value="982.879" calcext:value-type="float">
            <text:p>982.879</text:p>
          </table:table-cell>
          <table:table-cell office:value-type="float" office:value="6.215" calcext:value-type="float">
            <text:p>6.215</text:p>
          </table:table-cell>
          <table:table-cell office:value-type="float" office:value="6.503" calcext:value-type="float">
            <text:p>6.503</text:p>
          </table:table-cell>
          <table:table-cell office:value-type="float" office:value="419.45" calcext:value-type="float">
            <text:p>419.45</text:p>
          </table:table-cell>
          <table:table-cell office:value-type="float" office:value="8.022" calcext:value-type="float">
            <text:p>8.022</text:p>
          </table:table-cell>
          <table:table-cell office:value-type="float" office:value="8.138" calcext:value-type="float">
            <text:p>8.138</text:p>
          </table:table-cell>
          <table:table-cell office:value-type="float" office:value="386.967" calcext:value-type="float">
            <text:p>386.967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5.461" calcext:value-type="float">
            <text:p>5.461</text:p>
          </table:table-cell>
          <table:table-cell office:value-type="float" office:value="5.59" calcext:value-type="float">
            <text:p>5.59</text:p>
          </table:table-cell>
          <table:table-cell office:value-type="float" office:value="1778.613" calcext:value-type="float">
            <text:p>1778.613</text:p>
          </table:table-cell>
          <table:table-cell office:value-type="float" office:value="5.5" calcext:value-type="float">
            <text:p>5.5</text:p>
          </table:table-cell>
          <table:table-cell office:value-type="float" office:value="5.602" calcext:value-type="float">
            <text:p>5.602</text:p>
          </table:table-cell>
          <table:table-cell office:value-type="float" office:value="1767.743" calcext:value-type="float">
            <text:p>1767.743</text:p>
          </table:table-cell>
          <table:table-cell office:value-type="float" office:value="7.452" calcext:value-type="float">
            <text:p>7.452</text:p>
          </table:table-cell>
          <table:table-cell office:value-type="float" office:value="9.313" calcext:value-type="float">
            <text:p>9.313</text:p>
          </table:table-cell>
          <table:table-cell office:value-type="float" office:value="1055.369" calcext:value-type="float">
            <text:p>1055.369</text:p>
          </table:table-cell>
          <table:table-cell office:value-type="float" office:value="2.857" calcext:value-type="float">
            <text:p>2.857</text:p>
          </table:table-cell>
          <table:table-cell office:value-type="float" office:value="2.905" calcext:value-type="float">
            <text:p>2.905</text:p>
          </table:table-cell>
          <table:table-cell office:value-type="float" office:value="583.581" calcext:value-type="float">
            <text:p>583.581</text:p>
          </table:table-cell>
          <table:table-cell office:value-type="float" office:value="7.609" calcext:value-type="float">
            <text:p>7.609</text:p>
          </table:table-cell>
          <table:table-cell office:value-type="float" office:value="7.929" calcext:value-type="float">
            <text:p>7.929</text:p>
          </table:table-cell>
          <table:table-cell office:value-type="float" office:value="1053.514" calcext:value-type="float">
            <text:p>1053.514</text:p>
          </table:table-cell>
          <table:table-cell office:value-type="float" office:value="6.194" calcext:value-type="float">
            <text:p>6.194</text:p>
          </table:table-cell>
          <table:table-cell office:value-type="float" office:value="6.712" calcext:value-type="float">
            <text:p>6.712</text:p>
          </table:table-cell>
          <table:table-cell office:value-type="float" office:value="390.753" calcext:value-type="float">
            <text:p>390.753</text:p>
          </table:table-cell>
          <table:table-cell office:value-type="float" office:value="9.013" calcext:value-type="float">
            <text:p>9.013</text:p>
          </table:table-cell>
          <table:table-cell office:value-type="float" office:value="9.096" calcext:value-type="float">
            <text:p>9.096</text:p>
          </table:table-cell>
          <table:table-cell office:value-type="float" office:value="369.262" calcext:value-type="float">
            <text:p>369.262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4.851" calcext:value-type="float">
            <text:p>4.851</text:p>
          </table:table-cell>
          <table:table-cell office:value-type="float" office:value="4.934" calcext:value-type="float">
            <text:p>4.934</text:p>
          </table:table-cell>
          <table:table-cell office:value-type="float" office:value="1748.527" calcext:value-type="float">
            <text:p>1748.527</text:p>
          </table:table-cell>
          <table:table-cell office:value-type="float" office:value="5.895" calcext:value-type="float">
            <text:p>5.895</text:p>
          </table:table-cell>
          <table:table-cell office:value-type="float" office:value="5.976" calcext:value-type="float">
            <text:p>5.976</text:p>
          </table:table-cell>
          <table:table-cell office:value-type="float" office:value="1764.356" calcext:value-type="float">
            <text:p>1764.356</text:p>
          </table:table-cell>
          <table:table-cell office:value-type="float" office:value="6.959" calcext:value-type="float">
            <text:p>6.959</text:p>
          </table:table-cell>
          <table:table-cell office:value-type="float" office:value="8.069" calcext:value-type="float">
            <text:p>8.069</text:p>
          </table:table-cell>
          <table:table-cell office:value-type="float" office:value="1020.59" calcext:value-type="float">
            <text:p>1020.59</text:p>
          </table:table-cell>
          <table:table-cell office:value-type="float" office:value="3.227" calcext:value-type="float">
            <text:p>3.227</text:p>
          </table:table-cell>
          <table:table-cell office:value-type="float" office:value="3.287" calcext:value-type="float">
            <text:p>3.287</text:p>
          </table:table-cell>
          <table:table-cell office:value-type="float" office:value="663.617" calcext:value-type="float">
            <text:p>663.617</text:p>
          </table:table-cell>
          <table:table-cell office:value-type="float" office:value="6.716" calcext:value-type="float">
            <text:p>6.716</text:p>
          </table:table-cell>
          <table:table-cell office:value-type="float" office:value="6.928" calcext:value-type="float">
            <text:p>6.928</text:p>
          </table:table-cell>
          <table:table-cell office:value-type="float" office:value="1020.133" calcext:value-type="float">
            <text:p>1020.133</text:p>
          </table:table-cell>
          <table:table-cell office:value-type="float" office:value="6.933" calcext:value-type="float">
            <text:p>6.933</text:p>
          </table:table-cell>
          <table:table-cell office:value-type="float" office:value="7.486" calcext:value-type="float">
            <text:p>7.486</text:p>
          </table:table-cell>
          <table:table-cell office:value-type="float" office:value="423.41" calcext:value-type="float">
            <text:p>423.41</text:p>
          </table:table-cell>
          <table:table-cell office:value-type="float" office:value="9.711" calcext:value-type="float">
            <text:p>9.711</text:p>
          </table:table-cell>
          <table:table-cell office:value-type="float" office:value="9.864" calcext:value-type="float">
            <text:p>9.864</text:p>
          </table:table-cell>
          <table:table-cell office:value-type="float" office:value="396.929" calcext:value-type="float">
            <text:p>396.929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5.622" calcext:value-type="float">
            <text:p>5.622</text:p>
          </table:table-cell>
          <table:table-cell office:value-type="float" office:value="5.727" calcext:value-type="float">
            <text:p>5.727</text:p>
          </table:table-cell>
          <table:table-cell office:value-type="float" office:value="1771.4" calcext:value-type="float">
            <text:p>1771.4</text:p>
          </table:table-cell>
          <table:table-cell office:value-type="float" office:value="5.716" calcext:value-type="float">
            <text:p>5.716</text:p>
          </table:table-cell>
          <table:table-cell office:value-type="float" office:value="5.795" calcext:value-type="float">
            <text:p>5.795</text:p>
          </table:table-cell>
          <table:table-cell office:value-type="float" office:value="1766.972" calcext:value-type="float">
            <text:p>1766.972</text:p>
          </table:table-cell>
          <table:table-cell office:value-type="float" office:value="6.825" calcext:value-type="float">
            <text:p>6.825</text:p>
          </table:table-cell>
          <table:table-cell office:value-type="float" office:value="7.629" calcext:value-type="float">
            <text:p>7.629</text:p>
          </table:table-cell>
          <table:table-cell office:value-type="float" office:value="1015.028" calcext:value-type="float">
            <text:p>1015.028</text:p>
          </table:table-cell>
          <table:table-cell office:value-type="float" office:value="3.213" calcext:value-type="float">
            <text:p>3.213</text:p>
          </table:table-cell>
          <table:table-cell office:value-type="float" office:value="3.27" calcext:value-type="float">
            <text:p>3.27</text:p>
          </table:table-cell>
          <table:table-cell office:value-type="float" office:value="658.197" calcext:value-type="float">
            <text:p>658.197</text:p>
          </table:table-cell>
          <table:table-cell office:value-type="float" office:value="6.517" calcext:value-type="float">
            <text:p>6.517</text:p>
          </table:table-cell>
          <table:table-cell office:value-type="float" office:value="6.615" calcext:value-type="float">
            <text:p>6.615</text:p>
          </table:table-cell>
          <table:table-cell office:value-type="float" office:value="1009.039" calcext:value-type="float">
            <text:p>1009.039</text:p>
          </table:table-cell>
          <table:table-cell office:value-type="float" office:value="7.336" calcext:value-type="float">
            <text:p>7.336</text:p>
          </table:table-cell>
          <table:table-cell office:value-type="float" office:value="7.576" calcext:value-type="float">
            <text:p>7.576</text:p>
          </table:table-cell>
          <table:table-cell office:value-type="float" office:value="443.851" calcext:value-type="float">
            <text:p>443.851</text:p>
          </table:table-cell>
          <table:table-cell office:value-type="float" office:value="11.377" calcext:value-type="float">
            <text:p>11.377</text:p>
          </table:table-cell>
          <table:table-cell office:value-type="float" office:value="11.537" calcext:value-type="float">
            <text:p>11.537</text:p>
          </table:table-cell>
          <table:table-cell office:value-type="float" office:value="395.604" calcext:value-type="float">
            <text:p>395.604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sort time</text:p>
          </table:table-cell>
          <table:table-cell office:value-type="string" calcext:value-type="string">
            <text:p>request time</text:p>
          </table:table-cell>
          <table:table-cell office:value-type="string" calcext:value-type="string">
            <text:p>client time</text:p>
          </table:table-cell>
          <table:table-cell office:value-type="string" calcext:value-type="string">
            <text:p>sort time</text:p>
          </table:table-cell>
          <table:table-cell office:value-type="string" calcext:value-type="string">
            <text:p>request time</text:p>
          </table:table-cell>
          <table:table-cell office:value-type="string" calcext:value-type="string">
            <text:p>client time</text:p>
          </table:table-cell>
          <table:table-cell office:value-type="string" calcext:value-type="string">
            <text:p>sort time</text:p>
          </table:table-cell>
          <table:table-cell office:value-type="string" calcext:value-type="string">
            <text:p>request time</text:p>
          </table:table-cell>
          <table:table-cell office:value-type="string" calcext:value-type="string">
            <text:p>client time</text:p>
          </table:table-cell>
          <table:table-cell office:value-type="string" calcext:value-type="string">
            <text:p>sort time</text:p>
          </table:table-cell>
          <table:table-cell office:value-type="string" calcext:value-type="string">
            <text:p>request time</text:p>
          </table:table-cell>
          <table:table-cell office:value-type="string" calcext:value-type="string">
            <text:p>client time</text:p>
          </table:table-cell>
          <table:table-cell office:value-type="string" calcext:value-type="string">
            <text:p>sort time</text:p>
          </table:table-cell>
          <table:table-cell office:value-type="string" calcext:value-type="string">
            <text:p>request time</text:p>
          </table:table-cell>
          <table:table-cell office:value-type="string" calcext:value-type="string">
            <text:p>client time</text:p>
          </table:table-cell>
          <table:table-cell office:value-type="string" calcext:value-type="string">
            <text:p>sort time</text:p>
          </table:table-cell>
          <table:table-cell office:value-type="string" calcext:value-type="string">
            <text:p>request time</text:p>
          </table:table-cell>
          <table:table-cell office:value-type="string" calcext:value-type="string">
            <text:p>client time</text:p>
          </table:table-cell>
          <table:table-cell office:value-type="string" calcext:value-type="string">
            <text:p>sort time</text:p>
          </table:table-cell>
          <table:table-cell office:value-type="string" calcext:value-type="string">
            <text:p>request time</text:p>
          </table:table-cell>
          <table:table-cell office:value-type="string" calcext:value-type="string">
            <text:p>client ti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01:51:17.614596335</meta:creation-date>
    <dc:date>2017-02-20T02:21:28.705161562</dc:date>
    <meta:editing-duration>PT19M58S</meta:editing-duration>
    <meta:editing-cycles>6</meta:editing-cycles>
    <meta:generator>LibreOffice/5.1.4.2$Linux_X86_64 LibreOffice_project/10m0$Build-2</meta:generator>
    <meta:document-statistic meta:table-count="1" meta:cell-count="92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933cm" svg:height="20.586cm" xlink:href=".." xlink:type="simple" chart:class="chart:scatter" chart:style-name="ch1">
        <chart:legend chart:legend-position="end" svg:x="31.943cm" svg:y="8.5cm" style:legend-expansion="high" chart:style-name="ch2"/>
        <chart:plot-area chart:style-name="ch3" table:cell-range-address="Sheet1.A1:Sheet1.B41 Sheet1.E1:Sheet1.E41 Sheet1.G16:Sheet1.H16 Sheet1.H1:Sheet1.H41 Sheet1.H17:Sheet1.H41 Sheet1.K1:Sheet1.K41 Sheet1.N1:Sheet1.N41 Sheet1.Q1:Sheet1.Q41 Sheet1.T1:Sheet1.T41" chart:data-source-has-labels="row" svg:x="1.729cm" svg:y="0.411cm" svg:width="29.496cm" svg:height="18.783cm">
          <chartooo:coordinate-region svg:x="2.165cm" svg:y="0.61cm" svg:width="28.503cm" svg:height="17.937cm"/>
          <chart:axis chart:dimension="x" chart:name="primary-x" chart:style-name="ch4">
            <chart:title svg:x="16.301cm" svg:y="19.605cm" chart:style-name="ch5">
              <text:p>N</text:p>
            </chart:title>
          </chart:axis>
          <chart:axis chart:dimension="y" chart:name="primary-y" chart:style-name="ch4">
            <chart:title svg:x="0.451cm" svg:y="10.812cm" chart:style-name="ch6">
              <text:p>Sort Time, ms</text:p>
            </chart:title>
            <chart:grid chart:style-name="ch7" chart:class="major"/>
          </chart:axis>
          <chart:series chart:style-name="ch8" chart:values-cell-range-address="Sheet1.B2:Sheet1.B41" chart:label-cell-address="Sheet1.B1:Sheet1.B1" chart:class="chart:scatter">
            <chart:domain table:cell-range-address="Sheet1.A2:Sheet1.A41 Sheet1.E1:Sheet1.E41 Sheet1.G16:Sheet1.H16 Sheet1.H1:Sheet1.H15 Sheet1.H17:Sheet1.H41 Sheet1.K1:Sheet1.K41 Sheet1.N1:Sheet1.N41 Sheet1.Q1:Sheet1.Q41 Sheet1.T1:Sheet1.T41"/>
            <chart:data-point chart:repeated="287"/>
          </chart:series>
          <chart:series chart:style-name="ch9" chart:values-cell-range-address="Sheet1.H2:Sheet1.H41" chart:label-cell-address="Sheet1.H1:Sheet1.H1" chart:class="chart:scatter">
            <chart:domain table:cell-range-address="Sheet1.A2:Sheet1.A41"/>
            <chart:data-point chart:repeated="40"/>
          </chart:series>
          <chart:series chart:style-name="ch10" chart:values-cell-range-address="Sheet1.K2:Sheet1.K41" chart:label-cell-address="Sheet1.K1:Sheet1.K1" chart:class="chart:scatter">
            <chart:domain table:cell-range-address="Sheet1.A2:Sheet1.A41"/>
            <chart:data-point chart:repeated="40"/>
          </chart:series>
          <chart:series chart:style-name="ch11" chart:values-cell-range-address="Sheet1.N2:Sheet1.N41" chart:label-cell-address="Sheet1.N1:Sheet1.N1" chart:class="chart:scatter">
            <chart:domain table:cell-range-address="Sheet1.A2:Sheet1.A41"/>
            <chart:data-point chart:repeated="40"/>
          </chart:series>
          <chart:series chart:style-name="ch12" chart:values-cell-range-address="Sheet1.Q2:Sheet1.Q41" chart:label-cell-address="Sheet1.Q1:Sheet1.Q1" chart:class="chart:scatter">
            <chart:domain table:cell-range-address="Sheet1.A2:Sheet1.A41"/>
            <chart:data-point chart:repeated="40"/>
          </chart:series>
          <chart:series chart:style-name="ch13" chart:values-cell-range-address="Sheet1.T2:Sheet1.T41" chart:label-cell-address="Sheet1.T1:Sheet1.T1" chart:class="chart:scatter">
            <chart:domain table:cell-range-address="Sheet1.A2:Sheet1.A41"/>
            <chart:data-point chart:repeated="40"/>
          </chart:series>
          <chart:series chart:style-name="ch14" chart:values-cell-range-address="Sheet1.E2:Sheet1.E41" chart:label-cell-address="Sheet1.E1:Sheet1.E1" chart:class="chart:scatter">
            <chart:domain table:cell-range-address="Sheet1.A2:Sheet1.A41"/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 Column E Column G Column H Column H Column H Column K Column N Column Q Column T</text:p>
              </table:table-cell>
              <table:table-cell office:value-type="string">
                <text:p>Tcp Thread/client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nonblock</text:p>
                <draw:g>
                  <svg:desc>Sheet1.H1:Sheet1.H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serial_spawn</text:p>
                <draw:g>
                  <svg:desc>Sheet1.K1:Sheet1.K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async</text:p>
                <draw:g>
                  <svg:desc>Sheet1.N1:Sheet1.N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udp thread/client</text:p>
                <draw:g>
                  <svg:desc>Sheet1.Q1:Sheet1.Q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udp FixedTP</text:p>
                <draw:g>
                  <svg:desc>Sheet1.T1:Sheet1.T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 CT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41 Sheet1.E1:Sheet1.E41 Sheet1.G16:Sheet1.H16 Sheet1.H1:Sheet1.H15 Sheet1.H17:Sheet1.H41 Sheet1.K1:Sheet1.K41 Sheet1.N1:Sheet1.N41 Sheet1.Q1:Sheet1.Q41 Sheet1.T1:Sheet1.T41</svg:desc>
                </draw:g>
              </table:table-cell>
              <table:table-cell office:value-type="float" office:value="0.001">
                <text:p>0.001</text:p>
                <draw:g>
                  <svg:desc>Sheet1.B2:Sheet1.B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0.001">
                <text:p>0.001</text:p>
                <draw:g>
                  <svg:desc>Sheet1.H2:Sheet1.H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0.001">
                <text:p>0.001</text:p>
                <draw:g>
                  <svg:desc>Sheet1.K2:Sheet1.K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0.001">
                <text:p>0.001</text:p>
                <draw:g>
                  <svg:desc>Sheet1.N2:Sheet1.N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0.011">
                <text:p>0.011</text:p>
                <draw:g>
                  <svg:desc>Sheet1.Q2:Sheet1.Q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0.001">
                <text:p>0.001</text:p>
                <draw:g>
                  <svg:desc>Sheet1.T2:Sheet1.T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0.001">
                <text:p>0.001</text:p>
                <draw:g>
                  <svg:desc>Sheet1.E2:Sheet1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011">
                <text:p>0.011</text:p>
              </table:table-cell>
              <table:table-cell office:value-type="float" office:value="60">
                <text:p>60</text:p>
              </table:table-cell>
              <table:table-cell office:value-type="float" office:value="0.012">
                <text:p>0.012</text:p>
              </table:table-cell>
              <table:table-cell office:value-type="float" office:value="60">
                <text:p>60</text:p>
              </table:table-cell>
              <table:table-cell office:value-type="float" office:value="0.01">
                <text:p>0.01</text:p>
              </table:table-cell>
              <table:table-cell office:value-type="float" office:value="60">
                <text:p>60</text:p>
              </table:table-cell>
              <table:table-cell office:value-type="float" office:value="0.012">
                <text:p>0.012</text:p>
              </table:table-cell>
              <table:table-cell office:value-type="float" office:value="60">
                <text:p>60</text:p>
              </table:table-cell>
              <table:table-cell office:value-type="float" office:value="0.063">
                <text:p>0.063</text:p>
              </table:table-cell>
              <table:table-cell office:value-type="float" office:value="60">
                <text:p>60</text:p>
              </table:table-cell>
              <table:table-cell office:value-type="float" office:value="0.013">
                <text:p>0.013</text:p>
              </table:table-cell>
              <table:table-cell office:value-type="float" office:value="60">
                <text:p>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">
                <text:p>110</text:p>
              </table:table-cell>
              <table:table-cell office:value-type="float" office:value="0.032">
                <text:p>0.032</text:p>
              </table:table-cell>
              <table:table-cell office:value-type="float" office:value="110">
                <text:p>110</text:p>
              </table:table-cell>
              <table:table-cell office:value-type="float" office:value="0.03">
                <text:p>0.03</text:p>
              </table:table-cell>
              <table:table-cell office:value-type="float" office:value="110">
                <text:p>110</text:p>
              </table:table-cell>
              <table:table-cell office:value-type="float" office:value="0.025">
                <text:p>0.025</text:p>
              </table:table-cell>
              <table:table-cell office:value-type="float" office:value="110">
                <text:p>110</text:p>
              </table:table-cell>
              <table:table-cell office:value-type="float" office:value="0.036">
                <text:p>0.036</text:p>
              </table:table-cell>
              <table:table-cell office:value-type="float" office:value="110">
                <text:p>110</text:p>
              </table:table-cell>
              <table:table-cell office:value-type="float" office:value="0.026">
                <text:p>0.026</text:p>
              </table:table-cell>
              <table:table-cell office:value-type="float" office:value="110">
                <text:p>110</text:p>
              </table:table-cell>
              <table:table-cell office:value-type="float" office:value="0.029">
                <text:p>0.029</text:p>
              </table:table-cell>
              <table:table-cell office:value-type="float" office:value="110">
                <text:p>110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0.055">
                <text:p>0.055</text:p>
              </table:table-cell>
              <table:table-cell office:value-type="float" office:value="160">
                <text:p>160</text:p>
              </table:table-cell>
              <table:table-cell office:value-type="float" office:value="0.052">
                <text:p>0.052</text:p>
              </table:table-cell>
              <table:table-cell office:value-type="float" office:value="160">
                <text:p>160</text:p>
              </table:table-cell>
              <table:table-cell office:value-type="float" office:value="0.05">
                <text:p>0.05</text:p>
              </table:table-cell>
              <table:table-cell office:value-type="float" office:value="160">
                <text:p>160</text:p>
              </table:table-cell>
              <table:table-cell office:value-type="float" office:value="0.079">
                <text:p>0.079</text:p>
              </table:table-cell>
              <table:table-cell office:value-type="float" office:value="160">
                <text:p>160</text:p>
              </table:table-cell>
              <table:table-cell office:value-type="float" office:value="0.09">
                <text:p>0.09</text:p>
              </table:table-cell>
              <table:table-cell office:value-type="float" office:value="160">
                <text:p>160</text:p>
              </table:table-cell>
              <table:table-cell office:value-type="float" office:value="0.051">
                <text:p>0.051</text:p>
              </table:table-cell>
              <table:table-cell office:value-type="float" office:value="160">
                <text:p>16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0">
                <text:p>210</text:p>
              </table:table-cell>
              <table:table-cell office:value-type="float" office:value="0.099">
                <text:p>0.099</text:p>
              </table:table-cell>
              <table:table-cell office:value-type="float" office:value="210">
                <text:p>210</text:p>
              </table:table-cell>
              <table:table-cell office:value-type="float" office:value="0.085">
                <text:p>0.085</text:p>
              </table:table-cell>
              <table:table-cell office:value-type="float" office:value="210">
                <text:p>210</text:p>
              </table:table-cell>
              <table:table-cell office:value-type="float" office:value="0.082">
                <text:p>0.082</text:p>
              </table:table-cell>
              <table:table-cell office:value-type="float" office:value="210">
                <text:p>210</text:p>
              </table:table-cell>
              <table:table-cell office:value-type="float" office:value="0.14">
                <text:p>0.14</text:p>
              </table:table-cell>
              <table:table-cell office:value-type="float" office:value="210">
                <text:p>210</text:p>
              </table:table-cell>
              <table:table-cell office:value-type="float" office:value="0.097">
                <text:p>0.097</text:p>
              </table:table-cell>
              <table:table-cell office:value-type="float" office:value="210">
                <text:p>210</text:p>
              </table:table-cell>
              <table:table-cell office:value-type="float" office:value="0.082">
                <text:p>0.082</text:p>
              </table:table-cell>
              <table:table-cell office:value-type="float" office:value="210">
                <text:p>2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">
                <text:p>260</text:p>
              </table:table-cell>
              <table:table-cell office:value-type="float" office:value="0.156">
                <text:p>0.156</text:p>
              </table:table-cell>
              <table:table-cell office:value-type="float" office:value="260">
                <text:p>260</text:p>
              </table:table-cell>
              <table:table-cell office:value-type="float" office:value="0.129">
                <text:p>0.129</text:p>
              </table:table-cell>
              <table:table-cell office:value-type="float" office:value="260">
                <text:p>260</text:p>
              </table:table-cell>
              <table:table-cell office:value-type="float" office:value="0.114">
                <text:p>0.114</text:p>
              </table:table-cell>
              <table:table-cell office:value-type="float" office:value="260">
                <text:p>260</text:p>
              </table:table-cell>
              <table:table-cell office:value-type="float" office:value="0.204">
                <text:p>0.204</text:p>
              </table:table-cell>
              <table:table-cell office:value-type="float" office:value="260">
                <text:p>260</text:p>
              </table:table-cell>
              <table:table-cell office:value-type="float" office:value="0.136">
                <text:p>0.136</text:p>
              </table:table-cell>
              <table:table-cell office:value-type="float" office:value="260">
                <text:p>260</text:p>
              </table:table-cell>
              <table:table-cell office:value-type="float" office:value="0.127">
                <text:p>0.127</text:p>
              </table:table-cell>
              <table:table-cell office:value-type="float" office:value="260">
                <text:p>26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">
                <text:p>310</text:p>
              </table:table-cell>
              <table:table-cell office:value-type="float" office:value="0.199">
                <text:p>0.199</text:p>
              </table:table-cell>
              <table:table-cell office:value-type="float" office:value="310">
                <text:p>310</text:p>
              </table:table-cell>
              <table:table-cell office:value-type="float" office:value="0.169">
                <text:p>0.169</text:p>
              </table:table-cell>
              <table:table-cell office:value-type="float" office:value="310">
                <text:p>310</text:p>
              </table:table-cell>
              <table:table-cell office:value-type="float" office:value="0.171">
                <text:p>0.171</text:p>
              </table:table-cell>
              <table:table-cell office:value-type="float" office:value="310">
                <text:p>310</text:p>
              </table:table-cell>
              <table:table-cell office:value-type="float" office:value="0.297">
                <text:p>0.297</text:p>
              </table:table-cell>
              <table:table-cell office:value-type="float" office:value="310">
                <text:p>310</text:p>
              </table:table-cell>
              <table:table-cell office:value-type="float" office:value="0.178">
                <text:p>0.178</text:p>
              </table:table-cell>
              <table:table-cell office:value-type="float" office:value="310">
                <text:p>310</text:p>
              </table:table-cell>
              <table:table-cell office:value-type="float" office:value="0.166">
                <text:p>0.166</text:p>
              </table:table-cell>
              <table:table-cell office:value-type="float" office:value="310">
                <text:p>310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0">
                <text:p>360</text:p>
              </table:table-cell>
              <table:table-cell office:value-type="float" office:value="0.295">
                <text:p>0.295</text:p>
              </table:table-cell>
              <table:table-cell office:value-type="float" office:value="360">
                <text:p>360</text:p>
              </table:table-cell>
              <table:table-cell office:value-type="float" office:value="0.243">
                <text:p>0.243</text:p>
              </table:table-cell>
              <table:table-cell office:value-type="float" office:value="360">
                <text:p>360</text:p>
              </table:table-cell>
              <table:table-cell office:value-type="float" office:value="0.194">
                <text:p>0.194</text:p>
              </table:table-cell>
              <table:table-cell office:value-type="float" office:value="360">
                <text:p>360</text:p>
              </table:table-cell>
              <table:table-cell office:value-type="float" office:value="0.343">
                <text:p>0.343</text:p>
              </table:table-cell>
              <table:table-cell office:value-type="float" office:value="360">
                <text:p>360</text:p>
              </table:table-cell>
              <table:table-cell office:value-type="float" office:value="0.255">
                <text:p>0.255</text:p>
              </table:table-cell>
              <table:table-cell office:value-type="float" office:value="360">
                <text:p>360</text:p>
              </table:table-cell>
              <table:table-cell office:value-type="float" office:value="0.204">
                <text:p>0.204</text:p>
              </table:table-cell>
              <table:table-cell office:value-type="float" office:value="360">
                <text:p>360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0">
                <text:p>410</text:p>
              </table:table-cell>
              <table:table-cell office:value-type="float" office:value="0.338">
                <text:p>0.338</text:p>
              </table:table-cell>
              <table:table-cell office:value-type="float" office:value="410">
                <text:p>410</text:p>
              </table:table-cell>
              <table:table-cell office:value-type="float" office:value="0.295">
                <text:p>0.295</text:p>
              </table:table-cell>
              <table:table-cell office:value-type="float" office:value="410">
                <text:p>410</text:p>
              </table:table-cell>
              <table:table-cell office:value-type="float" office:value="0.187">
                <text:p>0.187</text:p>
              </table:table-cell>
              <table:table-cell office:value-type="float" office:value="410">
                <text:p>410</text:p>
              </table:table-cell>
              <table:table-cell office:value-type="float" office:value="0.365">
                <text:p>0.365</text:p>
              </table:table-cell>
              <table:table-cell office:value-type="float" office:value="410">
                <text:p>410</text:p>
              </table:table-cell>
              <table:table-cell office:value-type="float" office:value="0.316">
                <text:p>0.316</text:p>
              </table:table-cell>
              <table:table-cell office:value-type="float" office:value="410">
                <text:p>410</text:p>
              </table:table-cell>
              <table:table-cell office:value-type="float" office:value="0.259">
                <text:p>0.259</text:p>
              </table:table-cell>
              <table:table-cell office:value-type="float" office:value="410">
                <text:p>410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0">
                <text:p>460</text:p>
              </table:table-cell>
              <table:table-cell office:value-type="float" office:value="0.456">
                <text:p>0.456</text:p>
              </table:table-cell>
              <table:table-cell office:value-type="float" office:value="460">
                <text:p>460</text:p>
              </table:table-cell>
              <table:table-cell office:value-type="float" office:value="0.36">
                <text:p>0.36</text:p>
              </table:table-cell>
              <table:table-cell office:value-type="float" office:value="460">
                <text:p>460</text:p>
              </table:table-cell>
              <table:table-cell office:value-type="float" office:value="0.232">
                <text:p>0.232</text:p>
              </table:table-cell>
              <table:table-cell office:value-type="float" office:value="460">
                <text:p>460</text:p>
              </table:table-cell>
              <table:table-cell office:value-type="float" office:value="0.562">
                <text:p>0.562</text:p>
              </table:table-cell>
              <table:table-cell office:value-type="float" office:value="460">
                <text:p>460</text:p>
              </table:table-cell>
              <table:table-cell office:value-type="float" office:value="0.335">
                <text:p>0.335</text:p>
              </table:table-cell>
              <table:table-cell office:value-type="float" office:value="460">
                <text:p>460</text:p>
              </table:table-cell>
              <table:table-cell office:value-type="float" office:value="0.319">
                <text:p>0.319</text:p>
              </table:table-cell>
              <table:table-cell office:value-type="float" office:value="460">
                <text:p>460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0">
                <text:p>510</text:p>
              </table:table-cell>
              <table:table-cell office:value-type="float" office:value="0.563">
                <text:p>0.563</text:p>
              </table:table-cell>
              <table:table-cell office:value-type="float" office:value="510">
                <text:p>510</text:p>
              </table:table-cell>
              <table:table-cell office:value-type="float" office:value="0.43">
                <text:p>0.43</text:p>
              </table:table-cell>
              <table:table-cell office:value-type="float" office:value="510">
                <text:p>510</text:p>
              </table:table-cell>
              <table:table-cell office:value-type="float" office:value="0.275">
                <text:p>0.275</text:p>
              </table:table-cell>
              <table:table-cell office:value-type="float" office:value="510">
                <text:p>510</text:p>
              </table:table-cell>
              <table:table-cell office:value-type="float" office:value="0.574">
                <text:p>0.574</text:p>
              </table:table-cell>
              <table:table-cell office:value-type="float" office:value="510">
                <text:p>510</text:p>
              </table:table-cell>
              <table:table-cell office:value-type="float" office:value="0.475">
                <text:p>0.475</text:p>
              </table:table-cell>
              <table:table-cell office:value-type="float" office:value="510">
                <text:p>510</text:p>
              </table:table-cell>
              <table:table-cell office:value-type="float" office:value="0.382">
                <text:p>0.382</text:p>
              </table:table-cell>
              <table:table-cell office:value-type="float" office:value="510">
                <text:p>510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0">
                <text:p>560</text:p>
              </table:table-cell>
              <table:table-cell office:value-type="float" office:value="0.633">
                <text:p>0.633</text:p>
              </table:table-cell>
              <table:table-cell office:value-type="float" office:value="560">
                <text:p>560</text:p>
              </table:table-cell>
              <table:table-cell office:value-type="float" office:value="0.563">
                <text:p>0.563</text:p>
              </table:table-cell>
              <table:table-cell office:value-type="float" office:value="560">
                <text:p>560</text:p>
              </table:table-cell>
              <table:table-cell office:value-type="float" office:value="0.319">
                <text:p>0.319</text:p>
              </table:table-cell>
              <table:table-cell office:value-type="float" office:value="560">
                <text:p>560</text:p>
              </table:table-cell>
              <table:table-cell office:value-type="float" office:value="0.713">
                <text:p>0.713</text:p>
              </table:table-cell>
              <table:table-cell office:value-type="float" office:value="560">
                <text:p>560</text:p>
              </table:table-cell>
              <table:table-cell office:value-type="float" office:value="0.586">
                <text:p>0.586</text:p>
              </table:table-cell>
              <table:table-cell office:value-type="float" office:value="560">
                <text:p>560</text:p>
              </table:table-cell>
              <table:table-cell office:value-type="float" office:value="0.458">
                <text:p>0.458</text:p>
              </table:table-cell>
              <table:table-cell office:value-type="float" office:value="560">
                <text:p>560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0">
                <text:p>610</text:p>
              </table:table-cell>
              <table:table-cell office:value-type="float" office:value="0.692">
                <text:p>0.692</text:p>
              </table:table-cell>
              <table:table-cell office:value-type="float" office:value="610">
                <text:p>610</text:p>
              </table:table-cell>
              <table:table-cell office:value-type="float" office:value="0.628">
                <text:p>0.628</text:p>
              </table:table-cell>
              <table:table-cell office:value-type="float" office:value="610">
                <text:p>610</text:p>
              </table:table-cell>
              <table:table-cell office:value-type="float" office:value="0.363">
                <text:p>0.363</text:p>
              </table:table-cell>
              <table:table-cell office:value-type="float" office:value="610">
                <text:p>610</text:p>
              </table:table-cell>
              <table:table-cell office:value-type="float" office:value="0.852">
                <text:p>0.852</text:p>
              </table:table-cell>
              <table:table-cell office:value-type="float" office:value="610">
                <text:p>610</text:p>
              </table:table-cell>
              <table:table-cell office:value-type="float" office:value="0.692">
                <text:p>0.692</text:p>
              </table:table-cell>
              <table:table-cell office:value-type="float" office:value="610">
                <text:p>610</text:p>
              </table:table-cell>
              <table:table-cell office:value-type="float" office:value="0.609">
                <text:p>0.609</text:p>
              </table:table-cell>
              <table:table-cell office:value-type="float" office:value="610">
                <text:p>61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0">
                <text:p>660</text:p>
              </table:table-cell>
              <table:table-cell office:value-type="float" office:value="0.811">
                <text:p>0.811</text:p>
              </table:table-cell>
              <table:table-cell office:value-type="float" office:value="660">
                <text:p>660</text:p>
              </table:table-cell>
              <table:table-cell office:value-type="float" office:value="0.731">
                <text:p>0.731</text:p>
              </table:table-cell>
              <table:table-cell office:value-type="float" office:value="660">
                <text:p>660</text:p>
              </table:table-cell>
              <table:table-cell office:value-type="float" office:value="0.426">
                <text:p>0.426</text:p>
              </table:table-cell>
              <table:table-cell office:value-type="float" office:value="660">
                <text:p>660</text:p>
              </table:table-cell>
              <table:table-cell office:value-type="float" office:value="0.819">
                <text:p>0.819</text:p>
              </table:table-cell>
              <table:table-cell office:value-type="float" office:value="660">
                <text:p>660</text:p>
              </table:table-cell>
              <table:table-cell office:value-type="float" office:value="0.937">
                <text:p>0.937</text:p>
              </table:table-cell>
              <table:table-cell office:value-type="float" office:value="660">
                <text:p>660</text:p>
              </table:table-cell>
              <table:table-cell office:value-type="float" office:value="0.674">
                <text:p>0.674</text:p>
              </table:table-cell>
              <table:table-cell office:value-type="float" office:value="660">
                <text:p>660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0">
                <text:p>710</text:p>
              </table:table-cell>
              <table:table-cell office:value-type="float" office:value="1.021">
                <text:p>1.021</text:p>
              </table:table-cell>
              <table:table-cell office:value-type="float" office:value="710">
                <text:p>710</text:p>
              </table:table-cell>
              <table:table-cell office:value-type="float" office:value="0.79">
                <text:p>0.79</text:p>
              </table:table-cell>
              <table:table-cell office:value-type="float" office:value="710">
                <text:p>710</text:p>
              </table:table-cell>
              <table:table-cell office:value-type="float" office:value="0.502">
                <text:p>0.502</text:p>
              </table:table-cell>
              <table:table-cell office:value-type="float" office:value="710">
                <text:p>710</text:p>
              </table:table-cell>
              <table:table-cell office:value-type="float" office:value="1.081">
                <text:p>1.081</text:p>
              </table:table-cell>
              <table:table-cell office:value-type="float" office:value="710">
                <text:p>710</text:p>
              </table:table-cell>
              <table:table-cell office:value-type="float" office:value="0.896">
                <text:p>0.896</text:p>
              </table:table-cell>
              <table:table-cell office:value-type="float" office:value="710">
                <text:p>710</text:p>
              </table:table-cell>
              <table:table-cell office:value-type="float" office:value="1.112">
                <text:p>1.112</text:p>
              </table:table-cell>
              <table:table-cell office:value-type="float" office:value="710">
                <text:p>710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0">
                <text:p>760</text:p>
              </table:table-cell>
              <table:table-cell office:value-type="float" office:value="1.095">
                <text:p>1.095</text:p>
              </table:table-cell>
              <table:table-cell office:value-type="float" office:value="760">
                <text:p>760</text:p>
              </table:table-cell>
              <table:table-cell office:value-type="float" office:value="0.975">
                <text:p>0.975</text:p>
              </table:table-cell>
              <table:table-cell office:value-type="float" office:value="760">
                <text:p>760</text:p>
              </table:table-cell>
              <table:table-cell office:value-type="float" office:value="0.609">
                <text:p>0.609</text:p>
              </table:table-cell>
              <table:table-cell office:value-type="float" office:value="760">
                <text:p>760</text:p>
              </table:table-cell>
              <table:table-cell office:value-type="float" office:value="1.109">
                <text:p>1.109</text:p>
              </table:table-cell>
              <table:table-cell office:value-type="float" office:value="760">
                <text:p>760</text:p>
              </table:table-cell>
              <table:table-cell office:value-type="float" office:value="1.099">
                <text:p>1.099</text:p>
              </table:table-cell>
              <table:table-cell office:value-type="float" office:value="760">
                <text:p>760</text:p>
              </table:table-cell>
              <table:table-cell office:value-type="float" office:value="1.041">
                <text:p>1.041</text:p>
              </table:table-cell>
              <table:table-cell office:value-type="float" office:value="760">
                <text:p>760</text:p>
              </table:table-cell>
              <table:table-cell office:value-type="float" office:value="1.143">
                <text:p>1.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0">
                <text:p>810</text:p>
              </table:table-cell>
              <table:table-cell office:value-type="float" office:value="1.08">
                <text:p>1.08</text:p>
              </table:table-cell>
              <table:table-cell office:value-type="float" office:value="810">
                <text:p>810</text:p>
              </table:table-cell>
              <table:table-cell office:value-type="float" office:value="1.058">
                <text:p>1.058</text:p>
              </table:table-cell>
              <table:table-cell office:value-type="float" office:value="810">
                <text:p>810</text:p>
              </table:table-cell>
              <table:table-cell office:value-type="float" office:value="0.658">
                <text:p>0.658</text:p>
              </table:table-cell>
              <table:table-cell office:value-type="float" office:value="810">
                <text:p>810</text:p>
              </table:table-cell>
              <table:table-cell office:value-type="float" office:value="1.071">
                <text:p>1.071</text:p>
              </table:table-cell>
              <table:table-cell office:value-type="float" office:value="810">
                <text:p>810</text:p>
              </table:table-cell>
              <table:table-cell office:value-type="float" office:value="1.205">
                <text:p>1.205</text:p>
              </table:table-cell>
              <table:table-cell office:value-type="float" office:value="810">
                <text:p>810</text:p>
              </table:table-cell>
              <table:table-cell office:value-type="float" office:value="1.661">
                <text:p>1.661</text:p>
              </table:table-cell>
              <table:table-cell office:value-type="float" office:value="810">
                <text:p>810</text:p>
              </table:table-cell>
              <table:table-cell office:value-type="float" office:value="1.049">
                <text:p>1.0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0">
                <text:p>860</text:p>
              </table:table-cell>
              <table:table-cell office:value-type="float" office:value="1.39">
                <text:p>1.39</text:p>
              </table:table-cell>
              <table:table-cell office:value-type="float" office:value="860">
                <text:p>860</text:p>
              </table:table-cell>
              <table:table-cell office:value-type="float" office:value="1.272">
                <text:p>1.272</text:p>
              </table:table-cell>
              <table:table-cell office:value-type="float" office:value="860">
                <text:p>860</text:p>
              </table:table-cell>
              <table:table-cell office:value-type="float" office:value="0.734">
                <text:p>0.734</text:p>
              </table:table-cell>
              <table:table-cell office:value-type="float" office:value="860">
                <text:p>860</text:p>
              </table:table-cell>
              <table:table-cell office:value-type="float" office:value="1.359">
                <text:p>1.359</text:p>
              </table:table-cell>
              <table:table-cell office:value-type="float" office:value="860">
                <text:p>860</text:p>
              </table:table-cell>
              <table:table-cell office:value-type="float" office:value="1.414">
                <text:p>1.414</text:p>
              </table:table-cell>
              <table:table-cell office:value-type="float" office:value="860">
                <text:p>860</text:p>
              </table:table-cell>
              <table:table-cell office:value-type="float" office:value="1.322">
                <text:p>1.322</text:p>
              </table:table-cell>
              <table:table-cell office:value-type="float" office:value="860">
                <text:p>860</text:p>
              </table:table-cell>
              <table:table-cell office:value-type="float" office:value="1.389">
                <text:p>1.3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0">
                <text:p>910</text:p>
              </table:table-cell>
              <table:table-cell office:value-type="float" office:value="1.468">
                <text:p>1.468</text:p>
              </table:table-cell>
              <table:table-cell office:value-type="float" office:value="910">
                <text:p>910</text:p>
              </table:table-cell>
              <table:table-cell office:value-type="float" office:value="1.398">
                <text:p>1.398</text:p>
              </table:table-cell>
              <table:table-cell office:value-type="float" office:value="910">
                <text:p>910</text:p>
              </table:table-cell>
              <table:table-cell office:value-type="float" office:value="0.825">
                <text:p>0.825</text:p>
              </table:table-cell>
              <table:table-cell office:value-type="float" office:value="910">
                <text:p>910</text:p>
              </table:table-cell>
              <table:table-cell office:value-type="float" office:value="1.322">
                <text:p>1.322</text:p>
              </table:table-cell>
              <table:table-cell office:value-type="float" office:value="910">
                <text:p>910</text:p>
              </table:table-cell>
              <table:table-cell office:value-type="float" office:value="1.53">
                <text:p>1.53</text:p>
              </table:table-cell>
              <table:table-cell office:value-type="float" office:value="910">
                <text:p>910</text:p>
              </table:table-cell>
              <table:table-cell office:value-type="float" office:value="1.675">
                <text:p>1.675</text:p>
              </table:table-cell>
              <table:table-cell office:value-type="float" office:value="910">
                <text:p>910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0">
                <text:p>960</text:p>
              </table:table-cell>
              <table:table-cell office:value-type="float" office:value="1.564">
                <text:p>1.564</text:p>
              </table:table-cell>
              <table:table-cell office:value-type="float" office:value="960">
                <text:p>960</text:p>
              </table:table-cell>
              <table:table-cell office:value-type="float" office:value="1.374">
                <text:p>1.374</text:p>
              </table:table-cell>
              <table:table-cell office:value-type="float" office:value="960">
                <text:p>960</text:p>
              </table:table-cell>
              <table:table-cell office:value-type="float" office:value="0.829">
                <text:p>0.829</text:p>
              </table:table-cell>
              <table:table-cell office:value-type="float" office:value="960">
                <text:p>960</text:p>
              </table:table-cell>
              <table:table-cell office:value-type="float" office:value="1.597">
                <text:p>1.597</text:p>
              </table:table-cell>
              <table:table-cell office:value-type="float" office:value="960">
                <text:p>960</text:p>
              </table:table-cell>
              <table:table-cell office:value-type="float" office:value="1.813">
                <text:p>1.813</text:p>
              </table:table-cell>
              <table:table-cell office:value-type="float" office:value="960">
                <text:p>960</text:p>
              </table:table-cell>
              <table:table-cell office:value-type="float" office:value="1.634">
                <text:p>1.634</text:p>
              </table:table-cell>
              <table:table-cell office:value-type="float" office:value="960">
                <text:p>960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0">
                <text:p>1010</text:p>
              </table:table-cell>
              <table:table-cell office:value-type="float" office:value="1.718">
                <text:p>1.718</text:p>
              </table:table-cell>
              <table:table-cell office:value-type="float" office:value="1010">
                <text:p>1010</text:p>
              </table:table-cell>
              <table:table-cell office:value-type="float" office:value="1.925">
                <text:p>1.925</text:p>
              </table:table-cell>
              <table:table-cell office:value-type="float" office:value="1010">
                <text:p>1010</text:p>
              </table:table-cell>
              <table:table-cell office:value-type="float" office:value="0.905">
                <text:p>0.905</text:p>
              </table:table-cell>
              <table:table-cell office:value-type="float" office:value="1010">
                <text:p>1010</text:p>
              </table:table-cell>
              <table:table-cell office:value-type="float" office:value="1.803">
                <text:p>1.803</text:p>
              </table:table-cell>
              <table:table-cell office:value-type="float" office:value="1010">
                <text:p>1010</text:p>
              </table:table-cell>
              <table:table-cell office:value-type="float" office:value="1.953">
                <text:p>1.953</text:p>
              </table:table-cell>
              <table:table-cell office:value-type="float" office:value="1010">
                <text:p>1010</text:p>
              </table:table-cell>
              <table:table-cell office:value-type="float" office:value="2.529">
                <text:p>2.529</text:p>
              </table:table-cell>
              <table:table-cell office:value-type="float" office:value="1010">
                <text:p>1010</text:p>
              </table:table-cell>
              <table:table-cell office:value-type="float" office:value="1.707">
                <text:p>1.7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0">
                <text:p>1060</text:p>
              </table:table-cell>
              <table:table-cell office:value-type="float" office:value="1.893">
                <text:p>1.893</text:p>
              </table:table-cell>
              <table:table-cell office:value-type="float" office:value="1060">
                <text:p>1060</text:p>
              </table:table-cell>
              <table:table-cell office:value-type="float" office:value="2.375">
                <text:p>2.375</text:p>
              </table:table-cell>
              <table:table-cell office:value-type="float" office:value="1060">
                <text:p>1060</text:p>
              </table:table-cell>
              <table:table-cell office:value-type="float" office:value="0.987">
                <text:p>0.987</text:p>
              </table:table-cell>
              <table:table-cell office:value-type="float" office:value="1060">
                <text:p>1060</text:p>
              </table:table-cell>
              <table:table-cell office:value-type="float" office:value="2.004">
                <text:p>2.004</text:p>
              </table:table-cell>
              <table:table-cell office:value-type="float" office:value="1060">
                <text:p>1060</text:p>
              </table:table-cell>
              <table:table-cell office:value-type="float" office:value="2.05">
                <text:p>2.05</text:p>
              </table:table-cell>
              <table:table-cell office:value-type="float" office:value="1060">
                <text:p>1060</text:p>
              </table:table-cell>
              <table:table-cell office:value-type="float" office:value="2.27">
                <text:p>2.27</text:p>
              </table:table-cell>
              <table:table-cell office:value-type="float" office:value="1060">
                <text:p>1060</text:p>
              </table:table-cell>
              <table:table-cell office:value-type="float" office:value="1.743">
                <text:p>1.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10">
                <text:p>1110</text:p>
              </table:table-cell>
              <table:table-cell office:value-type="float" office:value="1.98">
                <text:p>1.98</text:p>
              </table:table-cell>
              <table:table-cell office:value-type="float" office:value="1110">
                <text:p>1110</text:p>
              </table:table-cell>
              <table:table-cell office:value-type="float" office:value="2.131">
                <text:p>2.131</text:p>
              </table:table-cell>
              <table:table-cell office:value-type="float" office:value="1110">
                <text:p>1110</text:p>
              </table:table-cell>
              <table:table-cell office:value-type="float" office:value="1.092">
                <text:p>1.092</text:p>
              </table:table-cell>
              <table:table-cell office:value-type="float" office:value="1110">
                <text:p>1110</text:p>
              </table:table-cell>
              <table:table-cell office:value-type="float" office:value="2.21">
                <text:p>2.21</text:p>
              </table:table-cell>
              <table:table-cell office:value-type="float" office:value="1110">
                <text:p>1110</text:p>
              </table:table-cell>
              <table:table-cell office:value-type="float" office:value="2.247">
                <text:p>2.247</text:p>
              </table:table-cell>
              <table:table-cell office:value-type="float" office:value="1110">
                <text:p>1110</text:p>
              </table:table-cell>
              <table:table-cell office:value-type="float" office:value="2.982">
                <text:p>2.982</text:p>
              </table:table-cell>
              <table:table-cell office:value-type="float" office:value="1110">
                <text:p>1110</text:p>
              </table:table-cell>
              <table:table-cell office:value-type="float" office:value="1.933">
                <text:p>1.9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60">
                <text:p>1160</text:p>
              </table:table-cell>
              <table:table-cell office:value-type="float" office:value="2.121">
                <text:p>2.121</text:p>
              </table:table-cell>
              <table:table-cell office:value-type="float" office:value="1160">
                <text:p>1160</text:p>
              </table:table-cell>
              <table:table-cell office:value-type="float" office:value="2.972">
                <text:p>2.972</text:p>
              </table:table-cell>
              <table:table-cell office:value-type="float" office:value="1160">
                <text:p>1160</text:p>
              </table:table-cell>
              <table:table-cell office:value-type="float" office:value="1.267">
                <text:p>1.267</text:p>
              </table:table-cell>
              <table:table-cell office:value-type="float" office:value="1160">
                <text:p>1160</text:p>
              </table:table-cell>
              <table:table-cell office:value-type="float" office:value="2.386">
                <text:p>2.386</text:p>
              </table:table-cell>
              <table:table-cell office:value-type="float" office:value="1160">
                <text:p>1160</text:p>
              </table:table-cell>
              <table:table-cell office:value-type="float" office:value="2.331">
                <text:p>2.331</text:p>
              </table:table-cell>
              <table:table-cell office:value-type="float" office:value="1160">
                <text:p>1160</text:p>
              </table:table-cell>
              <table:table-cell office:value-type="float" office:value="3.653">
                <text:p>3.653</text:p>
              </table:table-cell>
              <table:table-cell office:value-type="float" office:value="1160">
                <text:p>1160</text:p>
              </table:table-cell>
              <table:table-cell office:value-type="float" office:value="2.042">
                <text:p>2.0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0">
                <text:p>1210</text:p>
              </table:table-cell>
              <table:table-cell office:value-type="float" office:value="2.187">
                <text:p>2.187</text:p>
              </table:table-cell>
              <table:table-cell office:value-type="float" office:value="1210">
                <text:p>1210</text:p>
              </table:table-cell>
              <table:table-cell office:value-type="float" office:value="2.64">
                <text:p>2.64</text:p>
              </table:table-cell>
              <table:table-cell office:value-type="float" office:value="1210">
                <text:p>1210</text:p>
              </table:table-cell>
              <table:table-cell office:value-type="float" office:value="1.276">
                <text:p>1.276</text:p>
              </table:table-cell>
              <table:table-cell office:value-type="float" office:value="1210">
                <text:p>1210</text:p>
              </table:table-cell>
              <table:table-cell office:value-type="float" office:value="2.614">
                <text:p>2.614</text:p>
              </table:table-cell>
              <table:table-cell office:value-type="float" office:value="1210">
                <text:p>1210</text:p>
              </table:table-cell>
              <table:table-cell office:value-type="float" office:value="2.682">
                <text:p>2.682</text:p>
              </table:table-cell>
              <table:table-cell office:value-type="float" office:value="1210">
                <text:p>1210</text:p>
              </table:table-cell>
              <table:table-cell office:value-type="float" office:value="3.398">
                <text:p>3.398</text:p>
              </table:table-cell>
              <table:table-cell office:value-type="float" office:value="1210">
                <text:p>1210</text:p>
              </table:table-cell>
              <table:table-cell office:value-type="float" office:value="2.214">
                <text:p>2.2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60">
                <text:p>1260</text:p>
              </table:table-cell>
              <table:table-cell office:value-type="float" office:value="2.283">
                <text:p>2.283</text:p>
              </table:table-cell>
              <table:table-cell office:value-type="float" office:value="1260">
                <text:p>1260</text:p>
              </table:table-cell>
              <table:table-cell office:value-type="float" office:value="2.945">
                <text:p>2.945</text:p>
              </table:table-cell>
              <table:table-cell office:value-type="float" office:value="1260">
                <text:p>1260</text:p>
              </table:table-cell>
              <table:table-cell office:value-type="float" office:value="1.348">
                <text:p>1.348</text:p>
              </table:table-cell>
              <table:table-cell office:value-type="float" office:value="1260">
                <text:p>1260</text:p>
              </table:table-cell>
              <table:table-cell office:value-type="float" office:value="2.996">
                <text:p>2.996</text:p>
              </table:table-cell>
              <table:table-cell office:value-type="float" office:value="1260">
                <text:p>1260</text:p>
              </table:table-cell>
              <table:table-cell office:value-type="float" office:value="2.881">
                <text:p>2.881</text:p>
              </table:table-cell>
              <table:table-cell office:value-type="float" office:value="1260">
                <text:p>1260</text:p>
              </table:table-cell>
              <table:table-cell office:value-type="float" office:value="3.473">
                <text:p>3.473</text:p>
              </table:table-cell>
              <table:table-cell office:value-type="float" office:value="1260">
                <text:p>1260</text:p>
              </table:table-cell>
              <table:table-cell office:value-type="float" office:value="2.389">
                <text:p>2.3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10">
                <text:p>1310</text:p>
              </table:table-cell>
              <table:table-cell office:value-type="float" office:value="2.27">
                <text:p>2.27</text:p>
              </table:table-cell>
              <table:table-cell office:value-type="float" office:value="1310">
                <text:p>1310</text:p>
              </table:table-cell>
              <table:table-cell office:value-type="float" office:value="3.065">
                <text:p>3.065</text:p>
              </table:table-cell>
              <table:table-cell office:value-type="float" office:value="1310">
                <text:p>1310</text:p>
              </table:table-cell>
              <table:table-cell office:value-type="float" office:value="1.517">
                <text:p>1.517</text:p>
              </table:table-cell>
              <table:table-cell office:value-type="float" office:value="1310">
                <text:p>1310</text:p>
              </table:table-cell>
              <table:table-cell office:value-type="float" office:value="2.9">
                <text:p>2.9</text:p>
              </table:table-cell>
              <table:table-cell office:value-type="float" office:value="1310">
                <text:p>1310</text:p>
              </table:table-cell>
              <table:table-cell office:value-type="float" office:value="3.092">
                <text:p>3.092</text:p>
              </table:table-cell>
              <table:table-cell office:value-type="float" office:value="1310">
                <text:p>1310</text:p>
              </table:table-cell>
              <table:table-cell office:value-type="float" office:value="3.752">
                <text:p>3.752</text:p>
              </table:table-cell>
              <table:table-cell office:value-type="float" office:value="1310">
                <text:p>1310</text:p>
              </table:table-cell>
              <table:table-cell office:value-type="float" office:value="2.455">
                <text:p>2.4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60">
                <text:p>1360</text:p>
              </table:table-cell>
              <table:table-cell office:value-type="float" office:value="2.87">
                <text:p>2.87</text:p>
              </table:table-cell>
              <table:table-cell office:value-type="float" office:value="1360">
                <text:p>1360</text:p>
              </table:table-cell>
              <table:table-cell office:value-type="float" office:value="3.759">
                <text:p>3.759</text:p>
              </table:table-cell>
              <table:table-cell office:value-type="float" office:value="1360">
                <text:p>1360</text:p>
              </table:table-cell>
              <table:table-cell office:value-type="float" office:value="1.704">
                <text:p>1.704</text:p>
              </table:table-cell>
              <table:table-cell office:value-type="float" office:value="1360">
                <text:p>1360</text:p>
              </table:table-cell>
              <table:table-cell office:value-type="float" office:value="3.084">
                <text:p>3.084</text:p>
              </table:table-cell>
              <table:table-cell office:value-type="float" office:value="1360">
                <text:p>1360</text:p>
              </table:table-cell>
              <table:table-cell office:value-type="float" office:value="3.255">
                <text:p>3.255</text:p>
              </table:table-cell>
              <table:table-cell office:value-type="float" office:value="1360">
                <text:p>1360</text:p>
              </table:table-cell>
              <table:table-cell office:value-type="float" office:value="4.505">
                <text:p>4.505</text:p>
              </table:table-cell>
              <table:table-cell office:value-type="float" office:value="1360">
                <text:p>136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10">
                <text:p>1410</text:p>
              </table:table-cell>
              <table:table-cell office:value-type="float" office:value="2.917">
                <text:p>2.917</text:p>
              </table:table-cell>
              <table:table-cell office:value-type="float" office:value="1410">
                <text:p>1410</text:p>
              </table:table-cell>
              <table:table-cell office:value-type="float" office:value="4.095">
                <text:p>4.095</text:p>
              </table:table-cell>
              <table:table-cell office:value-type="float" office:value="1410">
                <text:p>1410</text:p>
              </table:table-cell>
              <table:table-cell office:value-type="float" office:value="1.694">
                <text:p>1.694</text:p>
              </table:table-cell>
              <table:table-cell office:value-type="float" office:value="1410">
                <text:p>1410</text:p>
              </table:table-cell>
              <table:table-cell office:value-type="float" office:value="3.305">
                <text:p>3.305</text:p>
              </table:table-cell>
              <table:table-cell office:value-type="float" office:value="1410">
                <text:p>1410</text:p>
              </table:table-cell>
              <table:table-cell office:value-type="float" office:value="3.444">
                <text:p>3.444</text:p>
              </table:table-cell>
              <table:table-cell office:value-type="float" office:value="1410">
                <text:p>1410</text:p>
              </table:table-cell>
              <table:table-cell office:value-type="float" office:value="5.041">
                <text:p>5.041</text:p>
              </table:table-cell>
              <table:table-cell office:value-type="float" office:value="1410">
                <text:p>1410</text:p>
              </table:table-cell>
              <table:table-cell office:value-type="float" office:value="2.939">
                <text:p>2.9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60">
                <text:p>1460</text:p>
              </table:table-cell>
              <table:table-cell office:value-type="float" office:value="3.565">
                <text:p>3.565</text:p>
              </table:table-cell>
              <table:table-cell office:value-type="float" office:value="1460">
                <text:p>1460</text:p>
              </table:table-cell>
              <table:table-cell office:value-type="float" office:value="3.591">
                <text:p>3.591</text:p>
              </table:table-cell>
              <table:table-cell office:value-type="float" office:value="1460">
                <text:p>1460</text:p>
              </table:table-cell>
              <table:table-cell office:value-type="float" office:value="1.859">
                <text:p>1.859</text:p>
              </table:table-cell>
              <table:table-cell office:value-type="float" office:value="1460">
                <text:p>1460</text:p>
              </table:table-cell>
              <table:table-cell office:value-type="float" office:value="3.116">
                <text:p>3.116</text:p>
              </table:table-cell>
              <table:table-cell office:value-type="float" office:value="1460">
                <text:p>1460</text:p>
              </table:table-cell>
              <table:table-cell office:value-type="float" office:value="3.886">
                <text:p>3.886</text:p>
              </table:table-cell>
              <table:table-cell office:value-type="float" office:value="1460">
                <text:p>1460</text:p>
              </table:table-cell>
              <table:table-cell office:value-type="float" office:value="5.786">
                <text:p>5.786</text:p>
              </table:table-cell>
              <table:table-cell office:value-type="float" office:value="1460">
                <text:p>1460</text:p>
              </table:table-cell>
              <table:table-cell office:value-type="float" office:value="3.371">
                <text:p>3.3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10">
                <text:p>1510</text:p>
              </table:table-cell>
              <table:table-cell office:value-type="float" office:value="3.814">
                <text:p>3.814</text:p>
              </table:table-cell>
              <table:table-cell office:value-type="float" office:value="1510">
                <text:p>1510</text:p>
              </table:table-cell>
              <table:table-cell office:value-type="float" office:value="3.84">
                <text:p>3.84</text:p>
              </table:table-cell>
              <table:table-cell office:value-type="float" office:value="1510">
                <text:p>1510</text:p>
              </table:table-cell>
              <table:table-cell office:value-type="float" office:value="1.962">
                <text:p>1.962</text:p>
              </table:table-cell>
              <table:table-cell office:value-type="float" office:value="1510">
                <text:p>1510</text:p>
              </table:table-cell>
              <table:table-cell office:value-type="float" office:value="3.654">
                <text:p>3.654</text:p>
              </table:table-cell>
              <table:table-cell office:value-type="float" office:value="1510">
                <text:p>1510</text:p>
              </table:table-cell>
              <table:table-cell office:value-type="float" office:value="4.029">
                <text:p>4.029</text:p>
              </table:table-cell>
              <table:table-cell office:value-type="float" office:value="1510">
                <text:p>1510</text:p>
              </table:table-cell>
              <table:table-cell office:value-type="float" office:value="5.036">
                <text:p>5.036</text:p>
              </table:table-cell>
              <table:table-cell office:value-type="float" office:value="1510">
                <text:p>1510</text:p>
              </table:table-cell>
              <table:table-cell office:value-type="float" office:value="3.098">
                <text:p>3.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60">
                <text:p>1560</text:p>
              </table:table-cell>
              <table:table-cell office:value-type="float" office:value="3.343">
                <text:p>3.343</text:p>
              </table:table-cell>
              <table:table-cell office:value-type="float" office:value="1560">
                <text:p>1560</text:p>
              </table:table-cell>
              <table:table-cell office:value-type="float" office:value="4.649">
                <text:p>4.649</text:p>
              </table:table-cell>
              <table:table-cell office:value-type="float" office:value="1560">
                <text:p>1560</text:p>
              </table:table-cell>
              <table:table-cell office:value-type="float" office:value="2.026">
                <text:p>2.026</text:p>
              </table:table-cell>
              <table:table-cell office:value-type="float" office:value="1560">
                <text:p>1560</text:p>
              </table:table-cell>
              <table:table-cell office:value-type="float" office:value="3.634">
                <text:p>3.634</text:p>
              </table:table-cell>
              <table:table-cell office:value-type="float" office:value="1560">
                <text:p>1560</text:p>
              </table:table-cell>
              <table:table-cell office:value-type="float" office:value="4.319">
                <text:p>4.319</text:p>
              </table:table-cell>
              <table:table-cell office:value-type="float" office:value="1560">
                <text:p>1560</text:p>
              </table:table-cell>
              <table:table-cell office:value-type="float" office:value="6.114">
                <text:p>6.114</text:p>
              </table:table-cell>
              <table:table-cell office:value-type="float" office:value="1560">
                <text:p>1560</text:p>
              </table:table-cell>
              <table:table-cell office:value-type="float" office:value="3.428">
                <text:p>3.4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10">
                <text:p>1610</text:p>
              </table:table-cell>
              <table:table-cell office:value-type="float" office:value="3.576">
                <text:p>3.576</text:p>
              </table:table-cell>
              <table:table-cell office:value-type="float" office:value="1610">
                <text:p>1610</text:p>
              </table:table-cell>
              <table:table-cell office:value-type="float" office:value="5.176">
                <text:p>5.176</text:p>
              </table:table-cell>
              <table:table-cell office:value-type="float" office:value="1610">
                <text:p>1610</text:p>
              </table:table-cell>
              <table:table-cell office:value-type="float" office:value="2.335">
                <text:p>2.335</text:p>
              </table:table-cell>
              <table:table-cell office:value-type="float" office:value="1610">
                <text:p>1610</text:p>
              </table:table-cell>
              <table:table-cell office:value-type="float" office:value="4.111">
                <text:p>4.111</text:p>
              </table:table-cell>
              <table:table-cell office:value-type="float" office:value="1610">
                <text:p>1610</text:p>
              </table:table-cell>
              <table:table-cell office:value-type="float" office:value="4.563">
                <text:p>4.563</text:p>
              </table:table-cell>
              <table:table-cell office:value-type="float" office:value="1610">
                <text:p>1610</text:p>
              </table:table-cell>
              <table:table-cell office:value-type="float" office:value="5.942">
                <text:p>5.942</text:p>
              </table:table-cell>
              <table:table-cell office:value-type="float" office:value="1610">
                <text:p>1610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60">
                <text:p>1660</text:p>
              </table:table-cell>
              <table:table-cell office:value-type="float" office:value="4.12">
                <text:p>4.12</text:p>
              </table:table-cell>
              <table:table-cell office:value-type="float" office:value="1660">
                <text:p>1660</text:p>
              </table:table-cell>
              <table:table-cell office:value-type="float" office:value="5.486">
                <text:p>5.486</text:p>
              </table:table-cell>
              <table:table-cell office:value-type="float" office:value="1660">
                <text:p>1660</text:p>
              </table:table-cell>
              <table:table-cell office:value-type="float" office:value="2.294">
                <text:p>2.294</text:p>
              </table:table-cell>
              <table:table-cell office:value-type="float" office:value="1660">
                <text:p>1660</text:p>
              </table:table-cell>
              <table:table-cell office:value-type="float" office:value="3.799">
                <text:p>3.799</text:p>
              </table:table-cell>
              <table:table-cell office:value-type="float" office:value="1660">
                <text:p>1660</text:p>
              </table:table-cell>
              <table:table-cell office:value-type="float" office:value="4.857">
                <text:p>4.857</text:p>
              </table:table-cell>
              <table:table-cell office:value-type="float" office:value="1660">
                <text:p>1660</text:p>
              </table:table-cell>
              <table:table-cell office:value-type="float" office:value="7.453">
                <text:p>7.453</text:p>
              </table:table-cell>
              <table:table-cell office:value-type="float" office:value="1660">
                <text:p>1660</text:p>
              </table:table-cell>
              <table:table-cell office:value-type="float" office:value="3.521">
                <text:p>3.5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10">
                <text:p>1710</text:p>
              </table:table-cell>
              <table:table-cell office:value-type="float" office:value="4.024">
                <text:p>4.024</text:p>
              </table:table-cell>
              <table:table-cell office:value-type="float" office:value="1710">
                <text:p>1710</text:p>
              </table:table-cell>
              <table:table-cell office:value-type="float" office:value="6.391">
                <text:p>6.391</text:p>
              </table:table-cell>
              <table:table-cell office:value-type="float" office:value="1710">
                <text:p>1710</text:p>
              </table:table-cell>
              <table:table-cell office:value-type="float" office:value="2.559">
                <text:p>2.559</text:p>
              </table:table-cell>
              <table:table-cell office:value-type="float" office:value="1710">
                <text:p>1710</text:p>
              </table:table-cell>
              <table:table-cell office:value-type="float" office:value="3.894">
                <text:p>3.894</text:p>
              </table:table-cell>
              <table:table-cell office:value-type="float" office:value="1710">
                <text:p>1710</text:p>
              </table:table-cell>
              <table:table-cell office:value-type="float" office:value="5.129">
                <text:p>5.129</text:p>
              </table:table-cell>
              <table:table-cell office:value-type="float" office:value="1710">
                <text:p>1710</text:p>
              </table:table-cell>
              <table:table-cell office:value-type="float" office:value="9.021">
                <text:p>9.021</text:p>
              </table:table-cell>
              <table:table-cell office:value-type="float" office:value="1710">
                <text:p>1710</text:p>
              </table:table-cell>
              <table:table-cell office:value-type="float" office:value="3.936">
                <text:p>3.9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60">
                <text:p>1760</text:p>
              </table:table-cell>
              <table:table-cell office:value-type="float" office:value="3.777">
                <text:p>3.777</text:p>
              </table:table-cell>
              <table:table-cell office:value-type="float" office:value="1760">
                <text:p>1760</text:p>
              </table:table-cell>
              <table:table-cell office:value-type="float" office:value="4.99">
                <text:p>4.99</text:p>
              </table:table-cell>
              <table:table-cell office:value-type="float" office:value="1760">
                <text:p>1760</text:p>
              </table:table-cell>
              <table:table-cell office:value-type="float" office:value="2.589">
                <text:p>2.589</text:p>
              </table:table-cell>
              <table:table-cell office:value-type="float" office:value="1760">
                <text:p>1760</text:p>
              </table:table-cell>
              <table:table-cell office:value-type="float" office:value="5.251">
                <text:p>5.251</text:p>
              </table:table-cell>
              <table:table-cell office:value-type="float" office:value="1760">
                <text:p>1760</text:p>
              </table:table-cell>
              <table:table-cell office:value-type="float" office:value="5.68">
                <text:p>5.68</text:p>
              </table:table-cell>
              <table:table-cell office:value-type="float" office:value="1760">
                <text:p>1760</text:p>
              </table:table-cell>
              <table:table-cell office:value-type="float" office:value="8.741">
                <text:p>8.741</text:p>
              </table:table-cell>
              <table:table-cell office:value-type="float" office:value="1760">
                <text:p>1760</text:p>
              </table:table-cell>
              <table:table-cell office:value-type="float" office:value="4.118">
                <text:p>4.1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10">
                <text:p>1810</text:p>
              </table:table-cell>
              <table:table-cell office:value-type="float" office:value="4.442">
                <text:p>4.442</text:p>
              </table:table-cell>
              <table:table-cell office:value-type="float" office:value="1810">
                <text:p>1810</text:p>
              </table:table-cell>
              <table:table-cell office:value-type="float" office:value="9.054">
                <text:p>9.054</text:p>
              </table:table-cell>
              <table:table-cell office:value-type="float" office:value="1810">
                <text:p>1810</text:p>
              </table:table-cell>
              <table:table-cell office:value-type="float" office:value="2.923">
                <text:p>2.923</text:p>
              </table:table-cell>
              <table:table-cell office:value-type="float" office:value="1810">
                <text:p>1810</text:p>
              </table:table-cell>
              <table:table-cell office:value-type="float" office:value="5.225">
                <text:p>5.225</text:p>
              </table:table-cell>
              <table:table-cell office:value-type="float" office:value="1810">
                <text:p>1810</text:p>
              </table:table-cell>
              <table:table-cell office:value-type="float" office:value="6.215">
                <text:p>6.215</text:p>
              </table:table-cell>
              <table:table-cell office:value-type="float" office:value="1810">
                <text:p>1810</text:p>
              </table:table-cell>
              <table:table-cell office:value-type="float" office:value="8.022">
                <text:p>8.022</text:p>
              </table:table-cell>
              <table:table-cell office:value-type="float" office:value="1810">
                <text:p>1810</text:p>
              </table:table-cell>
              <table:table-cell office:value-type="float" office:value="4.718">
                <text:p>4.7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60">
                <text:p>1860</text:p>
              </table:table-cell>
              <table:table-cell office:value-type="float" office:value="5.461">
                <text:p>5.461</text:p>
              </table:table-cell>
              <table:table-cell office:value-type="float" office:value="1860">
                <text:p>1860</text:p>
              </table:table-cell>
              <table:table-cell office:value-type="float" office:value="7.452">
                <text:p>7.452</text:p>
              </table:table-cell>
              <table:table-cell office:value-type="float" office:value="1860">
                <text:p>1860</text:p>
              </table:table-cell>
              <table:table-cell office:value-type="float" office:value="2.857">
                <text:p>2.857</text:p>
              </table:table-cell>
              <table:table-cell office:value-type="float" office:value="1860">
                <text:p>1860</text:p>
              </table:table-cell>
              <table:table-cell office:value-type="float" office:value="7.609">
                <text:p>7.609</text:p>
              </table:table-cell>
              <table:table-cell office:value-type="float" office:value="1860">
                <text:p>1860</text:p>
              </table:table-cell>
              <table:table-cell office:value-type="float" office:value="6.194">
                <text:p>6.194</text:p>
              </table:table-cell>
              <table:table-cell office:value-type="float" office:value="1860">
                <text:p>1860</text:p>
              </table:table-cell>
              <table:table-cell office:value-type="float" office:value="9.013">
                <text:p>9.013</text:p>
              </table:table-cell>
              <table:table-cell office:value-type="float" office:value="1860">
                <text:p>186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10">
                <text:p>1910</text:p>
              </table:table-cell>
              <table:table-cell office:value-type="float" office:value="4.851">
                <text:p>4.851</text:p>
              </table:table-cell>
              <table:table-cell office:value-type="float" office:value="1910">
                <text:p>1910</text:p>
              </table:table-cell>
              <table:table-cell office:value-type="float" office:value="6.959">
                <text:p>6.959</text:p>
              </table:table-cell>
              <table:table-cell office:value-type="float" office:value="1910">
                <text:p>1910</text:p>
              </table:table-cell>
              <table:table-cell office:value-type="float" office:value="3.227">
                <text:p>3.227</text:p>
              </table:table-cell>
              <table:table-cell office:value-type="float" office:value="1910">
                <text:p>1910</text:p>
              </table:table-cell>
              <table:table-cell office:value-type="float" office:value="6.716">
                <text:p>6.716</text:p>
              </table:table-cell>
              <table:table-cell office:value-type="float" office:value="1910">
                <text:p>1910</text:p>
              </table:table-cell>
              <table:table-cell office:value-type="float" office:value="6.933">
                <text:p>6.933</text:p>
              </table:table-cell>
              <table:table-cell office:value-type="float" office:value="1910">
                <text:p>1910</text:p>
              </table:table-cell>
              <table:table-cell office:value-type="float" office:value="9.711">
                <text:p>9.711</text:p>
              </table:table-cell>
              <table:table-cell office:value-type="float" office:value="1910">
                <text:p>1910</text:p>
              </table:table-cell>
              <table:table-cell office:value-type="float" office:value="5.895">
                <text:p>5.8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0">
                <text:p>1960</text:p>
              </table:table-cell>
              <table:table-cell office:value-type="float" office:value="5.622">
                <text:p>5.622</text:p>
              </table:table-cell>
              <table:table-cell office:value-type="float" office:value="1960">
                <text:p>1960</text:p>
              </table:table-cell>
              <table:table-cell office:value-type="float" office:value="6.825">
                <text:p>6.825</text:p>
              </table:table-cell>
              <table:table-cell office:value-type="float" office:value="1960">
                <text:p>1960</text:p>
              </table:table-cell>
              <table:table-cell office:value-type="float" office:value="3.213">
                <text:p>3.213</text:p>
              </table:table-cell>
              <table:table-cell office:value-type="float" office:value="1960">
                <text:p>1960</text:p>
              </table:table-cell>
              <table:table-cell office:value-type="float" office:value="6.517">
                <text:p>6.517</text:p>
              </table:table-cell>
              <table:table-cell office:value-type="float" office:value="1960">
                <text:p>1960</text:p>
              </table:table-cell>
              <table:table-cell office:value-type="float" office:value="7.336">
                <text:p>7.336</text:p>
              </table:table-cell>
              <table:table-cell office:value-type="float" office:value="1960">
                <text:p>1960</text:p>
              </table:table-cell>
              <table:table-cell office:value-type="float" office:value="11.377">
                <text:p>11.377</text:p>
              </table:table-cell>
              <table:table-cell office:value-type="float" office:value="1960">
                <text:p>1960</text:p>
              </table:table-cell>
              <table:table-cell office:value-type="float" office:value="5.716">
                <text:p>5.7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2">
                <text:p>0.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3">
                <text:p>0.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3">
                <text:p>0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35">
                <text:p>0.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06">
                <text:p>0.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9">
                <text:p>0.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43">
                <text:p>1.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49">
                <text:p>1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89">
                <text:p>1.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25">
                <text:p>1.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84">
                <text:p>1.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07">
                <text:p>1.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43">
                <text:p>1.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33">
                <text:p>1.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42">
                <text:p>2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14">
                <text:p>2.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89">
                <text:p>2.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455">
                <text:p>2.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8">
                <text:p>2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39">
                <text:p>2.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371">
                <text:p>3.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98">
                <text:p>3.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428">
                <text:p>3.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521">
                <text:p>3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936">
                <text:p>3.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118">
                <text:p>4.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718">
                <text:p>4.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895">
                <text:p>5.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16">
                <text:p>5.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92.664">
                <text:p>1692.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9">
                <text:p>0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5">
                <text:p>0.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9">
                <text:p>0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9">
                <text:p>0.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3">
                <text:p>0.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5">
                <text:p>0.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3">
                <text:p>0.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28">
                <text:p>0.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31">
                <text:p>0.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5">
                <text:p>0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58">
                <text:p>1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72">
                <text:p>1.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98">
                <text:p>1.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74">
                <text:p>1.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25">
                <text:p>1.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75">
                <text:p>2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131">
                <text:p>2.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72">
                <text:p>2.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4">
                <text:p>2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45">
                <text:p>2.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65">
                <text:p>3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759">
                <text:p>3.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095">
                <text:p>4.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591">
                <text:p>3.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649">
                <text:p>4.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176">
                <text:p>5.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486">
                <text:p>5.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391">
                <text:p>6.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99">
                <text:p>4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054">
                <text:p>9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452">
                <text:p>7.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959">
                <text:p>6.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825">
                <text:p>6.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2">
                <text:p>0.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4">
                <text:p>0.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1">
                <text:p>0.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4">
                <text:p>0.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7">
                <text:p>0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2">
                <text:p>0.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5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3">
                <text:p>0.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6">
                <text:p>0.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2">
                <text:p>0.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09">
                <text:p>0.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58">
                <text:p>0.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34">
                <text:p>0.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5">
                <text:p>0.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9">
                <text:p>0.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05">
                <text:p>0.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87">
                <text:p>0.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92">
                <text:p>1.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67">
                <text:p>1.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76">
                <text:p>1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48">
                <text:p>1.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17">
                <text:p>1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04">
                <text:p>1.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94">
                <text:p>1.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59">
                <text:p>1.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62">
                <text:p>1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26">
                <text:p>2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35">
                <text:p>2.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94">
                <text:p>2.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559">
                <text:p>2.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589">
                <text:p>2.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23">
                <text:p>2.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857">
                <text:p>2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227">
                <text:p>3.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213">
                <text:p>3.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9">
                <text:p>0.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4">
                <text:p>0.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7">
                <text:p>0.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3">
                <text:p>0.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5">
                <text:p>0.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2">
                <text:p>0.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74">
                <text:p>0.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13">
                <text:p>0.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52">
                <text:p>0.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19">
                <text:p>0.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81">
                <text:p>1.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09">
                <text:p>1.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71">
                <text:p>1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59">
                <text:p>1.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22">
                <text:p>1.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97">
                <text:p>1.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03">
                <text:p>1.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04">
                <text:p>2.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1">
                <text:p>2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86">
                <text:p>2.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14">
                <text:p>2.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96">
                <text:p>2.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84">
                <text:p>3.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305">
                <text:p>3.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116">
                <text:p>3.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54">
                <text:p>3.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34">
                <text:p>3.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111">
                <text:p>4.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799">
                <text:p>3.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894">
                <text:p>3.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251">
                <text:p>5.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225">
                <text:p>5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609">
                <text:p>7.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716">
                <text:p>6.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517">
                <text:p>6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7">
                <text:p>0.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6">
                <text:p>0.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8">
                <text:p>0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5">
                <text:p>0.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6">
                <text:p>0.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5">
                <text:p>0.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86">
                <text:p>0.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92">
                <text:p>0.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37">
                <text:p>0.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96">
                <text:p>0.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99">
                <text:p>1.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05">
                <text:p>1.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414">
                <text:p>1.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3">
                <text:p>1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13">
                <text:p>1.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53">
                <text:p>1.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5">
                <text:p>2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47">
                <text:p>2.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31">
                <text:p>2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82">
                <text:p>2.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881">
                <text:p>2.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92">
                <text:p>3.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255">
                <text:p>3.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444">
                <text:p>3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886">
                <text:p>3.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029">
                <text:p>4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319">
                <text:p>4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563">
                <text:p>4.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857">
                <text:p>4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129">
                <text:p>5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68">
                <text:p>5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215">
                <text:p>6.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194">
                <text:p>6.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933">
                <text:p>6.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336">
                <text:p>7.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2">
                <text:p>0.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7">
                <text:p>0.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6">
                <text:p>0.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4">
                <text:p>0.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9">
                <text:p>0.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2">
                <text:p>0.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8">
                <text:p>0.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09">
                <text:p>0.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74">
                <text:p>0.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12">
                <text:p>1.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41">
                <text:p>1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61">
                <text:p>1.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22">
                <text:p>1.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75">
                <text:p>1.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34">
                <text:p>1.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529">
                <text:p>2.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7">
                <text:p>2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82">
                <text:p>2.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53">
                <text:p>3.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398">
                <text:p>3.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473">
                <text:p>3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752">
                <text:p>3.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505">
                <text:p>4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041">
                <text:p>5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86">
                <text:p>5.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036">
                <text:p>5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114">
                <text:p>6.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942">
                <text:p>5.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453">
                <text:p>7.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021">
                <text:p>9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741">
                <text:p>8.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022">
                <text:p>8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013">
                <text:p>9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711">
                <text:p>9.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377">
                <text:p>11.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933cm" svg:height="20.586cm" xlink:href=".." xlink:type="simple" chart:class="chart:scatter" chart:style-name="ch1">
        <chart:legend chart:legend-position="end" svg:x="31.943cm" svg:y="8.5cm" style:legend-expansion="high" chart:style-name="ch2"/>
        <chart:plot-area chart:style-name="ch3" table:cell-range-address="Sheet1.A2:Sheet1.B41 Sheet1.E1:Sheet1.E41 Sheet1.G16:Sheet1.H16 Sheet1.H1:Sheet1.H41 Sheet1.H17:Sheet1.H41 Sheet1.K1:Sheet1.K41 Sheet1.N1:Sheet1.N41 Sheet1.Q1:Sheet1.Q41 Sheet1.T1:Sheet1.T41 Sheet1.B1:Sheet1.B1" chart:data-source-has-labels="row" svg:x="1.729cm" svg:y="0.411cm" svg:width="29.496cm" svg:height="18.783cm">
          <chartooo:coordinate-region svg:x="2.165cm" svg:y="0.61cm" svg:width="28.503cm" svg:height="17.937cm"/>
          <chart:axis chart:dimension="x" chart:name="primary-x" chart:style-name="ch4">
            <chart:title svg:x="16.301cm" svg:y="19.605cm" chart:style-name="ch5">
              <text:p>N</text:p>
            </chart:title>
          </chart:axis>
          <chart:axis chart:dimension="y" chart:name="primary-y" chart:style-name="ch4">
            <chart:title svg:x="0.451cm" svg:y="11.129cm" chart:style-name="ch6">
              <text:p>Request Time, ms</text:p>
            </chart:title>
            <chart:grid chart:style-name="ch7" chart:class="major"/>
          </chart:axis>
          <chart:series chart:style-name="ch8" chart:values-cell-range-address="Sheet1.B2:Sheet1.B41" chart:label-cell-address="Sheet1.B1:Sheet1.B1" chart:class="chart:scatter">
            <chart:domain table:cell-range-address="Sheet1.A2:Sheet1.A41 Sheet1.E1:Sheet1.E41 Sheet1.G16:Sheet1.H16 Sheet1.H1:Sheet1.H15 Sheet1.H17:Sheet1.H41 Sheet1.K1:Sheet1.K41 Sheet1.N1:Sheet1.N41 Sheet1.Q1:Sheet1.Q41 Sheet1.T1:Sheet1.T41"/>
            <chart:data-point chart:repeated="287"/>
          </chart:series>
          <chart:series chart:style-name="ch9" chart:values-cell-range-address="Sheet1.H2:Sheet1.H41" chart:label-cell-address="Sheet1.H1:Sheet1.H1" chart:class="chart:scatter">
            <chart:domain table:cell-range-address="Sheet1.A2:Sheet1.A41"/>
            <chart:data-point chart:repeated="40"/>
          </chart:series>
          <chart:series chart:style-name="ch10" chart:values-cell-range-address="Sheet1.K2:Sheet1.K41" chart:label-cell-address="Sheet1.K1:Sheet1.K1" chart:class="chart:scatter">
            <chart:domain table:cell-range-address="Sheet1.A2:Sheet1.A41"/>
            <chart:data-point chart:repeated="40"/>
          </chart:series>
          <chart:series chart:style-name="ch11" chart:values-cell-range-address="Sheet1.N2:Sheet1.N41" chart:label-cell-address="Sheet1.N1:Sheet1.N1" chart:class="chart:scatter">
            <chart:domain table:cell-range-address="Sheet1.A2:Sheet1.A41"/>
            <chart:data-point chart:repeated="40"/>
          </chart:series>
          <chart:series chart:style-name="ch12" chart:values-cell-range-address="Sheet1.Q2:Sheet1.Q41" chart:label-cell-address="Sheet1.Q1:Sheet1.Q1" chart:class="chart:scatter">
            <chart:domain table:cell-range-address="Sheet1.A2:Sheet1.A41"/>
            <chart:data-point chart:repeated="40"/>
          </chart:series>
          <chart:series chart:style-name="ch13" chart:values-cell-range-address="Sheet1.T2:Sheet1.T41" chart:label-cell-address="Sheet1.T1:Sheet1.T1" chart:class="chart:scatter">
            <chart:domain table:cell-range-address="Sheet1.A2:Sheet1.A41"/>
            <chart:data-point chart:repeated="40"/>
          </chart:series>
          <chart:series chart:style-name="ch14" chart:values-cell-range-address="Sheet1.E2:Sheet1.E41" chart:label-cell-address="Sheet1.E1:Sheet1.E1" chart:class="chart:scatter">
            <chart:domain table:cell-range-address="Sheet1.A2:Sheet1.A41"/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 Column E Column G Column H Column H Column H Column K Column N Column Q Column T</text:p>
              </table:table-cell>
              <table:table-cell office:value-type="string">
                <text:p>Tcp Thread/client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nonblock</text:p>
                <draw:g>
                  <svg:desc>Sheet1.H1:Sheet1.H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serial_spawn</text:p>
                <draw:g>
                  <svg:desc>Sheet1.K1:Sheet1.K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async</text:p>
                <draw:g>
                  <svg:desc>Sheet1.N1:Sheet1.N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udp thread/client</text:p>
                <draw:g>
                  <svg:desc>Sheet1.Q1:Sheet1.Q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udp FixedTP</text:p>
                <draw:g>
                  <svg:desc>Sheet1.T1:Sheet1.T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 CT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41 Sheet1.E1:Sheet1.E41 Sheet1.G16:Sheet1.H16 Sheet1.H1:Sheet1.H15 Sheet1.H17:Sheet1.H41 Sheet1.K1:Sheet1.K41 Sheet1.N1:Sheet1.N41 Sheet1.Q1:Sheet1.Q41 Sheet1.T1:Sheet1.T41</svg:desc>
                </draw:g>
              </table:table-cell>
              <table:table-cell office:value-type="float" office:value="0.001">
                <text:p>0.001</text:p>
                <draw:g>
                  <svg:desc>Sheet1.B2:Sheet1.B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0.001">
                <text:p>0.001</text:p>
                <draw:g>
                  <svg:desc>Sheet1.H2:Sheet1.H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0.001">
                <text:p>0.001</text:p>
                <draw:g>
                  <svg:desc>Sheet1.K2:Sheet1.K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0.001">
                <text:p>0.001</text:p>
                <draw:g>
                  <svg:desc>Sheet1.N2:Sheet1.N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0.011">
                <text:p>0.011</text:p>
                <draw:g>
                  <svg:desc>Sheet1.Q2:Sheet1.Q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0.001">
                <text:p>0.001</text:p>
                <draw:g>
                  <svg:desc>Sheet1.T2:Sheet1.T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0.001">
                <text:p>0.001</text:p>
                <draw:g>
                  <svg:desc>Sheet1.E2:Sheet1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011">
                <text:p>0.011</text:p>
              </table:table-cell>
              <table:table-cell office:value-type="float" office:value="60">
                <text:p>60</text:p>
              </table:table-cell>
              <table:table-cell office:value-type="float" office:value="0.012">
                <text:p>0.012</text:p>
              </table:table-cell>
              <table:table-cell office:value-type="float" office:value="60">
                <text:p>60</text:p>
              </table:table-cell>
              <table:table-cell office:value-type="float" office:value="0.01">
                <text:p>0.01</text:p>
              </table:table-cell>
              <table:table-cell office:value-type="float" office:value="60">
                <text:p>60</text:p>
              </table:table-cell>
              <table:table-cell office:value-type="float" office:value="0.012">
                <text:p>0.012</text:p>
              </table:table-cell>
              <table:table-cell office:value-type="float" office:value="60">
                <text:p>60</text:p>
              </table:table-cell>
              <table:table-cell office:value-type="float" office:value="0.063">
                <text:p>0.063</text:p>
              </table:table-cell>
              <table:table-cell office:value-type="float" office:value="60">
                <text:p>60</text:p>
              </table:table-cell>
              <table:table-cell office:value-type="float" office:value="0.013">
                <text:p>0.013</text:p>
              </table:table-cell>
              <table:table-cell office:value-type="float" office:value="60">
                <text:p>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">
                <text:p>110</text:p>
              </table:table-cell>
              <table:table-cell office:value-type="float" office:value="0.032">
                <text:p>0.032</text:p>
              </table:table-cell>
              <table:table-cell office:value-type="float" office:value="110">
                <text:p>110</text:p>
              </table:table-cell>
              <table:table-cell office:value-type="float" office:value="0.03">
                <text:p>0.03</text:p>
              </table:table-cell>
              <table:table-cell office:value-type="float" office:value="110">
                <text:p>110</text:p>
              </table:table-cell>
              <table:table-cell office:value-type="float" office:value="0.025">
                <text:p>0.025</text:p>
              </table:table-cell>
              <table:table-cell office:value-type="float" office:value="110">
                <text:p>110</text:p>
              </table:table-cell>
              <table:table-cell office:value-type="float" office:value="0.036">
                <text:p>0.036</text:p>
              </table:table-cell>
              <table:table-cell office:value-type="float" office:value="110">
                <text:p>110</text:p>
              </table:table-cell>
              <table:table-cell office:value-type="float" office:value="0.026">
                <text:p>0.026</text:p>
              </table:table-cell>
              <table:table-cell office:value-type="float" office:value="110">
                <text:p>110</text:p>
              </table:table-cell>
              <table:table-cell office:value-type="float" office:value="0.029">
                <text:p>0.029</text:p>
              </table:table-cell>
              <table:table-cell office:value-type="float" office:value="110">
                <text:p>110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0.055">
                <text:p>0.055</text:p>
              </table:table-cell>
              <table:table-cell office:value-type="float" office:value="160">
                <text:p>160</text:p>
              </table:table-cell>
              <table:table-cell office:value-type="float" office:value="0.052">
                <text:p>0.052</text:p>
              </table:table-cell>
              <table:table-cell office:value-type="float" office:value="160">
                <text:p>160</text:p>
              </table:table-cell>
              <table:table-cell office:value-type="float" office:value="0.05">
                <text:p>0.05</text:p>
              </table:table-cell>
              <table:table-cell office:value-type="float" office:value="160">
                <text:p>160</text:p>
              </table:table-cell>
              <table:table-cell office:value-type="float" office:value="0.079">
                <text:p>0.079</text:p>
              </table:table-cell>
              <table:table-cell office:value-type="float" office:value="160">
                <text:p>160</text:p>
              </table:table-cell>
              <table:table-cell office:value-type="float" office:value="0.09">
                <text:p>0.09</text:p>
              </table:table-cell>
              <table:table-cell office:value-type="float" office:value="160">
                <text:p>160</text:p>
              </table:table-cell>
              <table:table-cell office:value-type="float" office:value="0.051">
                <text:p>0.051</text:p>
              </table:table-cell>
              <table:table-cell office:value-type="float" office:value="160">
                <text:p>16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0">
                <text:p>210</text:p>
              </table:table-cell>
              <table:table-cell office:value-type="float" office:value="0.099">
                <text:p>0.099</text:p>
              </table:table-cell>
              <table:table-cell office:value-type="float" office:value="210">
                <text:p>210</text:p>
              </table:table-cell>
              <table:table-cell office:value-type="float" office:value="0.085">
                <text:p>0.085</text:p>
              </table:table-cell>
              <table:table-cell office:value-type="float" office:value="210">
                <text:p>210</text:p>
              </table:table-cell>
              <table:table-cell office:value-type="float" office:value="0.082">
                <text:p>0.082</text:p>
              </table:table-cell>
              <table:table-cell office:value-type="float" office:value="210">
                <text:p>210</text:p>
              </table:table-cell>
              <table:table-cell office:value-type="float" office:value="0.14">
                <text:p>0.14</text:p>
              </table:table-cell>
              <table:table-cell office:value-type="float" office:value="210">
                <text:p>210</text:p>
              </table:table-cell>
              <table:table-cell office:value-type="float" office:value="0.097">
                <text:p>0.097</text:p>
              </table:table-cell>
              <table:table-cell office:value-type="float" office:value="210">
                <text:p>210</text:p>
              </table:table-cell>
              <table:table-cell office:value-type="float" office:value="0.082">
                <text:p>0.082</text:p>
              </table:table-cell>
              <table:table-cell office:value-type="float" office:value="210">
                <text:p>2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">
                <text:p>260</text:p>
              </table:table-cell>
              <table:table-cell office:value-type="float" office:value="0.156">
                <text:p>0.156</text:p>
              </table:table-cell>
              <table:table-cell office:value-type="float" office:value="260">
                <text:p>260</text:p>
              </table:table-cell>
              <table:table-cell office:value-type="float" office:value="0.129">
                <text:p>0.129</text:p>
              </table:table-cell>
              <table:table-cell office:value-type="float" office:value="260">
                <text:p>260</text:p>
              </table:table-cell>
              <table:table-cell office:value-type="float" office:value="0.114">
                <text:p>0.114</text:p>
              </table:table-cell>
              <table:table-cell office:value-type="float" office:value="260">
                <text:p>260</text:p>
              </table:table-cell>
              <table:table-cell office:value-type="float" office:value="0.204">
                <text:p>0.204</text:p>
              </table:table-cell>
              <table:table-cell office:value-type="float" office:value="260">
                <text:p>260</text:p>
              </table:table-cell>
              <table:table-cell office:value-type="float" office:value="0.136">
                <text:p>0.136</text:p>
              </table:table-cell>
              <table:table-cell office:value-type="float" office:value="260">
                <text:p>260</text:p>
              </table:table-cell>
              <table:table-cell office:value-type="float" office:value="0.127">
                <text:p>0.127</text:p>
              </table:table-cell>
              <table:table-cell office:value-type="float" office:value="260">
                <text:p>26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">
                <text:p>310</text:p>
              </table:table-cell>
              <table:table-cell office:value-type="float" office:value="0.199">
                <text:p>0.199</text:p>
              </table:table-cell>
              <table:table-cell office:value-type="float" office:value="310">
                <text:p>310</text:p>
              </table:table-cell>
              <table:table-cell office:value-type="float" office:value="0.169">
                <text:p>0.169</text:p>
              </table:table-cell>
              <table:table-cell office:value-type="float" office:value="310">
                <text:p>310</text:p>
              </table:table-cell>
              <table:table-cell office:value-type="float" office:value="0.171">
                <text:p>0.171</text:p>
              </table:table-cell>
              <table:table-cell office:value-type="float" office:value="310">
                <text:p>310</text:p>
              </table:table-cell>
              <table:table-cell office:value-type="float" office:value="0.297">
                <text:p>0.297</text:p>
              </table:table-cell>
              <table:table-cell office:value-type="float" office:value="310">
                <text:p>310</text:p>
              </table:table-cell>
              <table:table-cell office:value-type="float" office:value="0.178">
                <text:p>0.178</text:p>
              </table:table-cell>
              <table:table-cell office:value-type="float" office:value="310">
                <text:p>310</text:p>
              </table:table-cell>
              <table:table-cell office:value-type="float" office:value="0.166">
                <text:p>0.166</text:p>
              </table:table-cell>
              <table:table-cell office:value-type="float" office:value="310">
                <text:p>310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0">
                <text:p>360</text:p>
              </table:table-cell>
              <table:table-cell office:value-type="float" office:value="0.295">
                <text:p>0.295</text:p>
              </table:table-cell>
              <table:table-cell office:value-type="float" office:value="360">
                <text:p>360</text:p>
              </table:table-cell>
              <table:table-cell office:value-type="float" office:value="0.243">
                <text:p>0.243</text:p>
              </table:table-cell>
              <table:table-cell office:value-type="float" office:value="360">
                <text:p>360</text:p>
              </table:table-cell>
              <table:table-cell office:value-type="float" office:value="0.194">
                <text:p>0.194</text:p>
              </table:table-cell>
              <table:table-cell office:value-type="float" office:value="360">
                <text:p>360</text:p>
              </table:table-cell>
              <table:table-cell office:value-type="float" office:value="0.343">
                <text:p>0.343</text:p>
              </table:table-cell>
              <table:table-cell office:value-type="float" office:value="360">
                <text:p>360</text:p>
              </table:table-cell>
              <table:table-cell office:value-type="float" office:value="0.255">
                <text:p>0.255</text:p>
              </table:table-cell>
              <table:table-cell office:value-type="float" office:value="360">
                <text:p>360</text:p>
              </table:table-cell>
              <table:table-cell office:value-type="float" office:value="0.204">
                <text:p>0.204</text:p>
              </table:table-cell>
              <table:table-cell office:value-type="float" office:value="360">
                <text:p>360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0">
                <text:p>410</text:p>
              </table:table-cell>
              <table:table-cell office:value-type="float" office:value="0.338">
                <text:p>0.338</text:p>
              </table:table-cell>
              <table:table-cell office:value-type="float" office:value="410">
                <text:p>410</text:p>
              </table:table-cell>
              <table:table-cell office:value-type="float" office:value="0.295">
                <text:p>0.295</text:p>
              </table:table-cell>
              <table:table-cell office:value-type="float" office:value="410">
                <text:p>410</text:p>
              </table:table-cell>
              <table:table-cell office:value-type="float" office:value="0.187">
                <text:p>0.187</text:p>
              </table:table-cell>
              <table:table-cell office:value-type="float" office:value="410">
                <text:p>410</text:p>
              </table:table-cell>
              <table:table-cell office:value-type="float" office:value="0.365">
                <text:p>0.365</text:p>
              </table:table-cell>
              <table:table-cell office:value-type="float" office:value="410">
                <text:p>410</text:p>
              </table:table-cell>
              <table:table-cell office:value-type="float" office:value="0.316">
                <text:p>0.316</text:p>
              </table:table-cell>
              <table:table-cell office:value-type="float" office:value="410">
                <text:p>410</text:p>
              </table:table-cell>
              <table:table-cell office:value-type="float" office:value="0.259">
                <text:p>0.259</text:p>
              </table:table-cell>
              <table:table-cell office:value-type="float" office:value="410">
                <text:p>410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0">
                <text:p>460</text:p>
              </table:table-cell>
              <table:table-cell office:value-type="float" office:value="0.456">
                <text:p>0.456</text:p>
              </table:table-cell>
              <table:table-cell office:value-type="float" office:value="460">
                <text:p>460</text:p>
              </table:table-cell>
              <table:table-cell office:value-type="float" office:value="0.36">
                <text:p>0.36</text:p>
              </table:table-cell>
              <table:table-cell office:value-type="float" office:value="460">
                <text:p>460</text:p>
              </table:table-cell>
              <table:table-cell office:value-type="float" office:value="0.232">
                <text:p>0.232</text:p>
              </table:table-cell>
              <table:table-cell office:value-type="float" office:value="460">
                <text:p>460</text:p>
              </table:table-cell>
              <table:table-cell office:value-type="float" office:value="0.562">
                <text:p>0.562</text:p>
              </table:table-cell>
              <table:table-cell office:value-type="float" office:value="460">
                <text:p>460</text:p>
              </table:table-cell>
              <table:table-cell office:value-type="float" office:value="0.335">
                <text:p>0.335</text:p>
              </table:table-cell>
              <table:table-cell office:value-type="float" office:value="460">
                <text:p>460</text:p>
              </table:table-cell>
              <table:table-cell office:value-type="float" office:value="0.319">
                <text:p>0.319</text:p>
              </table:table-cell>
              <table:table-cell office:value-type="float" office:value="460">
                <text:p>460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0">
                <text:p>510</text:p>
              </table:table-cell>
              <table:table-cell office:value-type="float" office:value="0.563">
                <text:p>0.563</text:p>
              </table:table-cell>
              <table:table-cell office:value-type="float" office:value="510">
                <text:p>510</text:p>
              </table:table-cell>
              <table:table-cell office:value-type="float" office:value="0.43">
                <text:p>0.43</text:p>
              </table:table-cell>
              <table:table-cell office:value-type="float" office:value="510">
                <text:p>510</text:p>
              </table:table-cell>
              <table:table-cell office:value-type="float" office:value="0.275">
                <text:p>0.275</text:p>
              </table:table-cell>
              <table:table-cell office:value-type="float" office:value="510">
                <text:p>510</text:p>
              </table:table-cell>
              <table:table-cell office:value-type="float" office:value="0.574">
                <text:p>0.574</text:p>
              </table:table-cell>
              <table:table-cell office:value-type="float" office:value="510">
                <text:p>510</text:p>
              </table:table-cell>
              <table:table-cell office:value-type="float" office:value="0.475">
                <text:p>0.475</text:p>
              </table:table-cell>
              <table:table-cell office:value-type="float" office:value="510">
                <text:p>510</text:p>
              </table:table-cell>
              <table:table-cell office:value-type="float" office:value="0.382">
                <text:p>0.382</text:p>
              </table:table-cell>
              <table:table-cell office:value-type="float" office:value="510">
                <text:p>510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0">
                <text:p>560</text:p>
              </table:table-cell>
              <table:table-cell office:value-type="float" office:value="0.633">
                <text:p>0.633</text:p>
              </table:table-cell>
              <table:table-cell office:value-type="float" office:value="560">
                <text:p>560</text:p>
              </table:table-cell>
              <table:table-cell office:value-type="float" office:value="0.563">
                <text:p>0.563</text:p>
              </table:table-cell>
              <table:table-cell office:value-type="float" office:value="560">
                <text:p>560</text:p>
              </table:table-cell>
              <table:table-cell office:value-type="float" office:value="0.319">
                <text:p>0.319</text:p>
              </table:table-cell>
              <table:table-cell office:value-type="float" office:value="560">
                <text:p>560</text:p>
              </table:table-cell>
              <table:table-cell office:value-type="float" office:value="0.713">
                <text:p>0.713</text:p>
              </table:table-cell>
              <table:table-cell office:value-type="float" office:value="560">
                <text:p>560</text:p>
              </table:table-cell>
              <table:table-cell office:value-type="float" office:value="0.586">
                <text:p>0.586</text:p>
              </table:table-cell>
              <table:table-cell office:value-type="float" office:value="560">
                <text:p>560</text:p>
              </table:table-cell>
              <table:table-cell office:value-type="float" office:value="0.458">
                <text:p>0.458</text:p>
              </table:table-cell>
              <table:table-cell office:value-type="float" office:value="560">
                <text:p>560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0">
                <text:p>610</text:p>
              </table:table-cell>
              <table:table-cell office:value-type="float" office:value="0.692">
                <text:p>0.692</text:p>
              </table:table-cell>
              <table:table-cell office:value-type="float" office:value="610">
                <text:p>610</text:p>
              </table:table-cell>
              <table:table-cell office:value-type="float" office:value="0.628">
                <text:p>0.628</text:p>
              </table:table-cell>
              <table:table-cell office:value-type="float" office:value="610">
                <text:p>610</text:p>
              </table:table-cell>
              <table:table-cell office:value-type="float" office:value="0.363">
                <text:p>0.363</text:p>
              </table:table-cell>
              <table:table-cell office:value-type="float" office:value="610">
                <text:p>610</text:p>
              </table:table-cell>
              <table:table-cell office:value-type="float" office:value="0.852">
                <text:p>0.852</text:p>
              </table:table-cell>
              <table:table-cell office:value-type="float" office:value="610">
                <text:p>610</text:p>
              </table:table-cell>
              <table:table-cell office:value-type="float" office:value="0.692">
                <text:p>0.692</text:p>
              </table:table-cell>
              <table:table-cell office:value-type="float" office:value="610">
                <text:p>610</text:p>
              </table:table-cell>
              <table:table-cell office:value-type="float" office:value="0.609">
                <text:p>0.609</text:p>
              </table:table-cell>
              <table:table-cell office:value-type="float" office:value="610">
                <text:p>61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0">
                <text:p>660</text:p>
              </table:table-cell>
              <table:table-cell office:value-type="float" office:value="0.811">
                <text:p>0.811</text:p>
              </table:table-cell>
              <table:table-cell office:value-type="float" office:value="660">
                <text:p>660</text:p>
              </table:table-cell>
              <table:table-cell office:value-type="float" office:value="0.731">
                <text:p>0.731</text:p>
              </table:table-cell>
              <table:table-cell office:value-type="float" office:value="660">
                <text:p>660</text:p>
              </table:table-cell>
              <table:table-cell office:value-type="float" office:value="0.426">
                <text:p>0.426</text:p>
              </table:table-cell>
              <table:table-cell office:value-type="float" office:value="660">
                <text:p>660</text:p>
              </table:table-cell>
              <table:table-cell office:value-type="float" office:value="0.819">
                <text:p>0.819</text:p>
              </table:table-cell>
              <table:table-cell office:value-type="float" office:value="660">
                <text:p>660</text:p>
              </table:table-cell>
              <table:table-cell office:value-type="float" office:value="0.937">
                <text:p>0.937</text:p>
              </table:table-cell>
              <table:table-cell office:value-type="float" office:value="660">
                <text:p>660</text:p>
              </table:table-cell>
              <table:table-cell office:value-type="float" office:value="0.674">
                <text:p>0.674</text:p>
              </table:table-cell>
              <table:table-cell office:value-type="float" office:value="660">
                <text:p>660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0">
                <text:p>710</text:p>
              </table:table-cell>
              <table:table-cell office:value-type="float" office:value="1.021">
                <text:p>1.021</text:p>
              </table:table-cell>
              <table:table-cell office:value-type="float" office:value="710">
                <text:p>710</text:p>
              </table:table-cell>
              <table:table-cell office:value-type="float" office:value="0.79">
                <text:p>0.79</text:p>
              </table:table-cell>
              <table:table-cell office:value-type="float" office:value="710">
                <text:p>710</text:p>
              </table:table-cell>
              <table:table-cell office:value-type="float" office:value="0.502">
                <text:p>0.502</text:p>
              </table:table-cell>
              <table:table-cell office:value-type="float" office:value="710">
                <text:p>710</text:p>
              </table:table-cell>
              <table:table-cell office:value-type="float" office:value="1.081">
                <text:p>1.081</text:p>
              </table:table-cell>
              <table:table-cell office:value-type="float" office:value="710">
                <text:p>710</text:p>
              </table:table-cell>
              <table:table-cell office:value-type="float" office:value="0.896">
                <text:p>0.896</text:p>
              </table:table-cell>
              <table:table-cell office:value-type="float" office:value="710">
                <text:p>710</text:p>
              </table:table-cell>
              <table:table-cell office:value-type="float" office:value="1.112">
                <text:p>1.112</text:p>
              </table:table-cell>
              <table:table-cell office:value-type="float" office:value="710">
                <text:p>710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0">
                <text:p>760</text:p>
              </table:table-cell>
              <table:table-cell office:value-type="float" office:value="1.095">
                <text:p>1.095</text:p>
              </table:table-cell>
              <table:table-cell office:value-type="float" office:value="760">
                <text:p>760</text:p>
              </table:table-cell>
              <table:table-cell office:value-type="float" office:value="0.975">
                <text:p>0.975</text:p>
              </table:table-cell>
              <table:table-cell office:value-type="float" office:value="760">
                <text:p>760</text:p>
              </table:table-cell>
              <table:table-cell office:value-type="float" office:value="0.609">
                <text:p>0.609</text:p>
              </table:table-cell>
              <table:table-cell office:value-type="float" office:value="760">
                <text:p>760</text:p>
              </table:table-cell>
              <table:table-cell office:value-type="float" office:value="1.109">
                <text:p>1.109</text:p>
              </table:table-cell>
              <table:table-cell office:value-type="float" office:value="760">
                <text:p>760</text:p>
              </table:table-cell>
              <table:table-cell office:value-type="float" office:value="1.099">
                <text:p>1.099</text:p>
              </table:table-cell>
              <table:table-cell office:value-type="float" office:value="760">
                <text:p>760</text:p>
              </table:table-cell>
              <table:table-cell office:value-type="float" office:value="1.041">
                <text:p>1.041</text:p>
              </table:table-cell>
              <table:table-cell office:value-type="float" office:value="760">
                <text:p>760</text:p>
              </table:table-cell>
              <table:table-cell office:value-type="float" office:value="1.143">
                <text:p>1.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0">
                <text:p>810</text:p>
              </table:table-cell>
              <table:table-cell office:value-type="float" office:value="1.08">
                <text:p>1.08</text:p>
              </table:table-cell>
              <table:table-cell office:value-type="float" office:value="810">
                <text:p>810</text:p>
              </table:table-cell>
              <table:table-cell office:value-type="float" office:value="1.058">
                <text:p>1.058</text:p>
              </table:table-cell>
              <table:table-cell office:value-type="float" office:value="810">
                <text:p>810</text:p>
              </table:table-cell>
              <table:table-cell office:value-type="float" office:value="0.658">
                <text:p>0.658</text:p>
              </table:table-cell>
              <table:table-cell office:value-type="float" office:value="810">
                <text:p>810</text:p>
              </table:table-cell>
              <table:table-cell office:value-type="float" office:value="1.071">
                <text:p>1.071</text:p>
              </table:table-cell>
              <table:table-cell office:value-type="float" office:value="810">
                <text:p>810</text:p>
              </table:table-cell>
              <table:table-cell office:value-type="float" office:value="1.205">
                <text:p>1.205</text:p>
              </table:table-cell>
              <table:table-cell office:value-type="float" office:value="810">
                <text:p>810</text:p>
              </table:table-cell>
              <table:table-cell office:value-type="float" office:value="1.661">
                <text:p>1.661</text:p>
              </table:table-cell>
              <table:table-cell office:value-type="float" office:value="810">
                <text:p>810</text:p>
              </table:table-cell>
              <table:table-cell office:value-type="float" office:value="1.049">
                <text:p>1.0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0">
                <text:p>860</text:p>
              </table:table-cell>
              <table:table-cell office:value-type="float" office:value="1.39">
                <text:p>1.39</text:p>
              </table:table-cell>
              <table:table-cell office:value-type="float" office:value="860">
                <text:p>860</text:p>
              </table:table-cell>
              <table:table-cell office:value-type="float" office:value="1.272">
                <text:p>1.272</text:p>
              </table:table-cell>
              <table:table-cell office:value-type="float" office:value="860">
                <text:p>860</text:p>
              </table:table-cell>
              <table:table-cell office:value-type="float" office:value="0.734">
                <text:p>0.734</text:p>
              </table:table-cell>
              <table:table-cell office:value-type="float" office:value="860">
                <text:p>860</text:p>
              </table:table-cell>
              <table:table-cell office:value-type="float" office:value="1.359">
                <text:p>1.359</text:p>
              </table:table-cell>
              <table:table-cell office:value-type="float" office:value="860">
                <text:p>860</text:p>
              </table:table-cell>
              <table:table-cell office:value-type="float" office:value="1.414">
                <text:p>1.414</text:p>
              </table:table-cell>
              <table:table-cell office:value-type="float" office:value="860">
                <text:p>860</text:p>
              </table:table-cell>
              <table:table-cell office:value-type="float" office:value="1.322">
                <text:p>1.322</text:p>
              </table:table-cell>
              <table:table-cell office:value-type="float" office:value="860">
                <text:p>860</text:p>
              </table:table-cell>
              <table:table-cell office:value-type="float" office:value="1.389">
                <text:p>1.3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0">
                <text:p>910</text:p>
              </table:table-cell>
              <table:table-cell office:value-type="float" office:value="1.468">
                <text:p>1.468</text:p>
              </table:table-cell>
              <table:table-cell office:value-type="float" office:value="910">
                <text:p>910</text:p>
              </table:table-cell>
              <table:table-cell office:value-type="float" office:value="1.398">
                <text:p>1.398</text:p>
              </table:table-cell>
              <table:table-cell office:value-type="float" office:value="910">
                <text:p>910</text:p>
              </table:table-cell>
              <table:table-cell office:value-type="float" office:value="0.825">
                <text:p>0.825</text:p>
              </table:table-cell>
              <table:table-cell office:value-type="float" office:value="910">
                <text:p>910</text:p>
              </table:table-cell>
              <table:table-cell office:value-type="float" office:value="1.322">
                <text:p>1.322</text:p>
              </table:table-cell>
              <table:table-cell office:value-type="float" office:value="910">
                <text:p>910</text:p>
              </table:table-cell>
              <table:table-cell office:value-type="float" office:value="1.53">
                <text:p>1.53</text:p>
              </table:table-cell>
              <table:table-cell office:value-type="float" office:value="910">
                <text:p>910</text:p>
              </table:table-cell>
              <table:table-cell office:value-type="float" office:value="1.675">
                <text:p>1.675</text:p>
              </table:table-cell>
              <table:table-cell office:value-type="float" office:value="910">
                <text:p>910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0">
                <text:p>960</text:p>
              </table:table-cell>
              <table:table-cell office:value-type="float" office:value="1.564">
                <text:p>1.564</text:p>
              </table:table-cell>
              <table:table-cell office:value-type="float" office:value="960">
                <text:p>960</text:p>
              </table:table-cell>
              <table:table-cell office:value-type="float" office:value="1.374">
                <text:p>1.374</text:p>
              </table:table-cell>
              <table:table-cell office:value-type="float" office:value="960">
                <text:p>960</text:p>
              </table:table-cell>
              <table:table-cell office:value-type="float" office:value="0.829">
                <text:p>0.829</text:p>
              </table:table-cell>
              <table:table-cell office:value-type="float" office:value="960">
                <text:p>960</text:p>
              </table:table-cell>
              <table:table-cell office:value-type="float" office:value="1.597">
                <text:p>1.597</text:p>
              </table:table-cell>
              <table:table-cell office:value-type="float" office:value="960">
                <text:p>960</text:p>
              </table:table-cell>
              <table:table-cell office:value-type="float" office:value="1.813">
                <text:p>1.813</text:p>
              </table:table-cell>
              <table:table-cell office:value-type="float" office:value="960">
                <text:p>960</text:p>
              </table:table-cell>
              <table:table-cell office:value-type="float" office:value="1.634">
                <text:p>1.634</text:p>
              </table:table-cell>
              <table:table-cell office:value-type="float" office:value="960">
                <text:p>960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0">
                <text:p>1010</text:p>
              </table:table-cell>
              <table:table-cell office:value-type="float" office:value="1.718">
                <text:p>1.718</text:p>
              </table:table-cell>
              <table:table-cell office:value-type="float" office:value="1010">
                <text:p>1010</text:p>
              </table:table-cell>
              <table:table-cell office:value-type="float" office:value="1.925">
                <text:p>1.925</text:p>
              </table:table-cell>
              <table:table-cell office:value-type="float" office:value="1010">
                <text:p>1010</text:p>
              </table:table-cell>
              <table:table-cell office:value-type="float" office:value="0.905">
                <text:p>0.905</text:p>
              </table:table-cell>
              <table:table-cell office:value-type="float" office:value="1010">
                <text:p>1010</text:p>
              </table:table-cell>
              <table:table-cell office:value-type="float" office:value="1.803">
                <text:p>1.803</text:p>
              </table:table-cell>
              <table:table-cell office:value-type="float" office:value="1010">
                <text:p>1010</text:p>
              </table:table-cell>
              <table:table-cell office:value-type="float" office:value="1.953">
                <text:p>1.953</text:p>
              </table:table-cell>
              <table:table-cell office:value-type="float" office:value="1010">
                <text:p>1010</text:p>
              </table:table-cell>
              <table:table-cell office:value-type="float" office:value="2.529">
                <text:p>2.529</text:p>
              </table:table-cell>
              <table:table-cell office:value-type="float" office:value="1010">
                <text:p>1010</text:p>
              </table:table-cell>
              <table:table-cell office:value-type="float" office:value="1.707">
                <text:p>1.7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0">
                <text:p>1060</text:p>
              </table:table-cell>
              <table:table-cell office:value-type="float" office:value="1.893">
                <text:p>1.893</text:p>
              </table:table-cell>
              <table:table-cell office:value-type="float" office:value="1060">
                <text:p>1060</text:p>
              </table:table-cell>
              <table:table-cell office:value-type="float" office:value="2.375">
                <text:p>2.375</text:p>
              </table:table-cell>
              <table:table-cell office:value-type="float" office:value="1060">
                <text:p>1060</text:p>
              </table:table-cell>
              <table:table-cell office:value-type="float" office:value="0.987">
                <text:p>0.987</text:p>
              </table:table-cell>
              <table:table-cell office:value-type="float" office:value="1060">
                <text:p>1060</text:p>
              </table:table-cell>
              <table:table-cell office:value-type="float" office:value="2.004">
                <text:p>2.004</text:p>
              </table:table-cell>
              <table:table-cell office:value-type="float" office:value="1060">
                <text:p>1060</text:p>
              </table:table-cell>
              <table:table-cell office:value-type="float" office:value="2.05">
                <text:p>2.05</text:p>
              </table:table-cell>
              <table:table-cell office:value-type="float" office:value="1060">
                <text:p>1060</text:p>
              </table:table-cell>
              <table:table-cell office:value-type="float" office:value="2.27">
                <text:p>2.27</text:p>
              </table:table-cell>
              <table:table-cell office:value-type="float" office:value="1060">
                <text:p>1060</text:p>
              </table:table-cell>
              <table:table-cell office:value-type="float" office:value="1.743">
                <text:p>1.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10">
                <text:p>1110</text:p>
              </table:table-cell>
              <table:table-cell office:value-type="float" office:value="1.98">
                <text:p>1.98</text:p>
              </table:table-cell>
              <table:table-cell office:value-type="float" office:value="1110">
                <text:p>1110</text:p>
              </table:table-cell>
              <table:table-cell office:value-type="float" office:value="2.131">
                <text:p>2.131</text:p>
              </table:table-cell>
              <table:table-cell office:value-type="float" office:value="1110">
                <text:p>1110</text:p>
              </table:table-cell>
              <table:table-cell office:value-type="float" office:value="1.092">
                <text:p>1.092</text:p>
              </table:table-cell>
              <table:table-cell office:value-type="float" office:value="1110">
                <text:p>1110</text:p>
              </table:table-cell>
              <table:table-cell office:value-type="float" office:value="2.21">
                <text:p>2.21</text:p>
              </table:table-cell>
              <table:table-cell office:value-type="float" office:value="1110">
                <text:p>1110</text:p>
              </table:table-cell>
              <table:table-cell office:value-type="float" office:value="2.247">
                <text:p>2.247</text:p>
              </table:table-cell>
              <table:table-cell office:value-type="float" office:value="1110">
                <text:p>1110</text:p>
              </table:table-cell>
              <table:table-cell office:value-type="float" office:value="2.982">
                <text:p>2.982</text:p>
              </table:table-cell>
              <table:table-cell office:value-type="float" office:value="1110">
                <text:p>1110</text:p>
              </table:table-cell>
              <table:table-cell office:value-type="float" office:value="1.933">
                <text:p>1.9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60">
                <text:p>1160</text:p>
              </table:table-cell>
              <table:table-cell office:value-type="float" office:value="2.121">
                <text:p>2.121</text:p>
              </table:table-cell>
              <table:table-cell office:value-type="float" office:value="1160">
                <text:p>1160</text:p>
              </table:table-cell>
              <table:table-cell office:value-type="float" office:value="2.972">
                <text:p>2.972</text:p>
              </table:table-cell>
              <table:table-cell office:value-type="float" office:value="1160">
                <text:p>1160</text:p>
              </table:table-cell>
              <table:table-cell office:value-type="float" office:value="1.267">
                <text:p>1.267</text:p>
              </table:table-cell>
              <table:table-cell office:value-type="float" office:value="1160">
                <text:p>1160</text:p>
              </table:table-cell>
              <table:table-cell office:value-type="float" office:value="2.386">
                <text:p>2.386</text:p>
              </table:table-cell>
              <table:table-cell office:value-type="float" office:value="1160">
                <text:p>1160</text:p>
              </table:table-cell>
              <table:table-cell office:value-type="float" office:value="2.331">
                <text:p>2.331</text:p>
              </table:table-cell>
              <table:table-cell office:value-type="float" office:value="1160">
                <text:p>1160</text:p>
              </table:table-cell>
              <table:table-cell office:value-type="float" office:value="3.653">
                <text:p>3.653</text:p>
              </table:table-cell>
              <table:table-cell office:value-type="float" office:value="1160">
                <text:p>1160</text:p>
              </table:table-cell>
              <table:table-cell office:value-type="float" office:value="2.042">
                <text:p>2.0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0">
                <text:p>1210</text:p>
              </table:table-cell>
              <table:table-cell office:value-type="float" office:value="2.187">
                <text:p>2.187</text:p>
              </table:table-cell>
              <table:table-cell office:value-type="float" office:value="1210">
                <text:p>1210</text:p>
              </table:table-cell>
              <table:table-cell office:value-type="float" office:value="2.64">
                <text:p>2.64</text:p>
              </table:table-cell>
              <table:table-cell office:value-type="float" office:value="1210">
                <text:p>1210</text:p>
              </table:table-cell>
              <table:table-cell office:value-type="float" office:value="1.276">
                <text:p>1.276</text:p>
              </table:table-cell>
              <table:table-cell office:value-type="float" office:value="1210">
                <text:p>1210</text:p>
              </table:table-cell>
              <table:table-cell office:value-type="float" office:value="2.614">
                <text:p>2.614</text:p>
              </table:table-cell>
              <table:table-cell office:value-type="float" office:value="1210">
                <text:p>1210</text:p>
              </table:table-cell>
              <table:table-cell office:value-type="float" office:value="2.682">
                <text:p>2.682</text:p>
              </table:table-cell>
              <table:table-cell office:value-type="float" office:value="1210">
                <text:p>1210</text:p>
              </table:table-cell>
              <table:table-cell office:value-type="float" office:value="3.398">
                <text:p>3.398</text:p>
              </table:table-cell>
              <table:table-cell office:value-type="float" office:value="1210">
                <text:p>1210</text:p>
              </table:table-cell>
              <table:table-cell office:value-type="float" office:value="2.214">
                <text:p>2.2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60">
                <text:p>1260</text:p>
              </table:table-cell>
              <table:table-cell office:value-type="float" office:value="2.283">
                <text:p>2.283</text:p>
              </table:table-cell>
              <table:table-cell office:value-type="float" office:value="1260">
                <text:p>1260</text:p>
              </table:table-cell>
              <table:table-cell office:value-type="float" office:value="2.945">
                <text:p>2.945</text:p>
              </table:table-cell>
              <table:table-cell office:value-type="float" office:value="1260">
                <text:p>1260</text:p>
              </table:table-cell>
              <table:table-cell office:value-type="float" office:value="1.348">
                <text:p>1.348</text:p>
              </table:table-cell>
              <table:table-cell office:value-type="float" office:value="1260">
                <text:p>1260</text:p>
              </table:table-cell>
              <table:table-cell office:value-type="float" office:value="2.996">
                <text:p>2.996</text:p>
              </table:table-cell>
              <table:table-cell office:value-type="float" office:value="1260">
                <text:p>1260</text:p>
              </table:table-cell>
              <table:table-cell office:value-type="float" office:value="2.881">
                <text:p>2.881</text:p>
              </table:table-cell>
              <table:table-cell office:value-type="float" office:value="1260">
                <text:p>1260</text:p>
              </table:table-cell>
              <table:table-cell office:value-type="float" office:value="3.473">
                <text:p>3.473</text:p>
              </table:table-cell>
              <table:table-cell office:value-type="float" office:value="1260">
                <text:p>1260</text:p>
              </table:table-cell>
              <table:table-cell office:value-type="float" office:value="2.389">
                <text:p>2.3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10">
                <text:p>1310</text:p>
              </table:table-cell>
              <table:table-cell office:value-type="float" office:value="2.27">
                <text:p>2.27</text:p>
              </table:table-cell>
              <table:table-cell office:value-type="float" office:value="1310">
                <text:p>1310</text:p>
              </table:table-cell>
              <table:table-cell office:value-type="float" office:value="3.065">
                <text:p>3.065</text:p>
              </table:table-cell>
              <table:table-cell office:value-type="float" office:value="1310">
                <text:p>1310</text:p>
              </table:table-cell>
              <table:table-cell office:value-type="float" office:value="1.517">
                <text:p>1.517</text:p>
              </table:table-cell>
              <table:table-cell office:value-type="float" office:value="1310">
                <text:p>1310</text:p>
              </table:table-cell>
              <table:table-cell office:value-type="float" office:value="2.9">
                <text:p>2.9</text:p>
              </table:table-cell>
              <table:table-cell office:value-type="float" office:value="1310">
                <text:p>1310</text:p>
              </table:table-cell>
              <table:table-cell office:value-type="float" office:value="3.092">
                <text:p>3.092</text:p>
              </table:table-cell>
              <table:table-cell office:value-type="float" office:value="1310">
                <text:p>1310</text:p>
              </table:table-cell>
              <table:table-cell office:value-type="float" office:value="3.752">
                <text:p>3.752</text:p>
              </table:table-cell>
              <table:table-cell office:value-type="float" office:value="1310">
                <text:p>1310</text:p>
              </table:table-cell>
              <table:table-cell office:value-type="float" office:value="2.455">
                <text:p>2.4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60">
                <text:p>1360</text:p>
              </table:table-cell>
              <table:table-cell office:value-type="float" office:value="2.87">
                <text:p>2.87</text:p>
              </table:table-cell>
              <table:table-cell office:value-type="float" office:value="1360">
                <text:p>1360</text:p>
              </table:table-cell>
              <table:table-cell office:value-type="float" office:value="3.759">
                <text:p>3.759</text:p>
              </table:table-cell>
              <table:table-cell office:value-type="float" office:value="1360">
                <text:p>1360</text:p>
              </table:table-cell>
              <table:table-cell office:value-type="float" office:value="1.704">
                <text:p>1.704</text:p>
              </table:table-cell>
              <table:table-cell office:value-type="float" office:value="1360">
                <text:p>1360</text:p>
              </table:table-cell>
              <table:table-cell office:value-type="float" office:value="3.084">
                <text:p>3.084</text:p>
              </table:table-cell>
              <table:table-cell office:value-type="float" office:value="1360">
                <text:p>1360</text:p>
              </table:table-cell>
              <table:table-cell office:value-type="float" office:value="3.255">
                <text:p>3.255</text:p>
              </table:table-cell>
              <table:table-cell office:value-type="float" office:value="1360">
                <text:p>1360</text:p>
              </table:table-cell>
              <table:table-cell office:value-type="float" office:value="4.505">
                <text:p>4.505</text:p>
              </table:table-cell>
              <table:table-cell office:value-type="float" office:value="1360">
                <text:p>136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10">
                <text:p>1410</text:p>
              </table:table-cell>
              <table:table-cell office:value-type="float" office:value="2.917">
                <text:p>2.917</text:p>
              </table:table-cell>
              <table:table-cell office:value-type="float" office:value="1410">
                <text:p>1410</text:p>
              </table:table-cell>
              <table:table-cell office:value-type="float" office:value="4.095">
                <text:p>4.095</text:p>
              </table:table-cell>
              <table:table-cell office:value-type="float" office:value="1410">
                <text:p>1410</text:p>
              </table:table-cell>
              <table:table-cell office:value-type="float" office:value="1.694">
                <text:p>1.694</text:p>
              </table:table-cell>
              <table:table-cell office:value-type="float" office:value="1410">
                <text:p>1410</text:p>
              </table:table-cell>
              <table:table-cell office:value-type="float" office:value="3.305">
                <text:p>3.305</text:p>
              </table:table-cell>
              <table:table-cell office:value-type="float" office:value="1410">
                <text:p>1410</text:p>
              </table:table-cell>
              <table:table-cell office:value-type="float" office:value="3.444">
                <text:p>3.444</text:p>
              </table:table-cell>
              <table:table-cell office:value-type="float" office:value="1410">
                <text:p>1410</text:p>
              </table:table-cell>
              <table:table-cell office:value-type="float" office:value="5.041">
                <text:p>5.041</text:p>
              </table:table-cell>
              <table:table-cell office:value-type="float" office:value="1410">
                <text:p>1410</text:p>
              </table:table-cell>
              <table:table-cell office:value-type="float" office:value="2.939">
                <text:p>2.9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60">
                <text:p>1460</text:p>
              </table:table-cell>
              <table:table-cell office:value-type="float" office:value="3.565">
                <text:p>3.565</text:p>
              </table:table-cell>
              <table:table-cell office:value-type="float" office:value="1460">
                <text:p>1460</text:p>
              </table:table-cell>
              <table:table-cell office:value-type="float" office:value="3.591">
                <text:p>3.591</text:p>
              </table:table-cell>
              <table:table-cell office:value-type="float" office:value="1460">
                <text:p>1460</text:p>
              </table:table-cell>
              <table:table-cell office:value-type="float" office:value="1.859">
                <text:p>1.859</text:p>
              </table:table-cell>
              <table:table-cell office:value-type="float" office:value="1460">
                <text:p>1460</text:p>
              </table:table-cell>
              <table:table-cell office:value-type="float" office:value="3.116">
                <text:p>3.116</text:p>
              </table:table-cell>
              <table:table-cell office:value-type="float" office:value="1460">
                <text:p>1460</text:p>
              </table:table-cell>
              <table:table-cell office:value-type="float" office:value="3.886">
                <text:p>3.886</text:p>
              </table:table-cell>
              <table:table-cell office:value-type="float" office:value="1460">
                <text:p>1460</text:p>
              </table:table-cell>
              <table:table-cell office:value-type="float" office:value="5.786">
                <text:p>5.786</text:p>
              </table:table-cell>
              <table:table-cell office:value-type="float" office:value="1460">
                <text:p>1460</text:p>
              </table:table-cell>
              <table:table-cell office:value-type="float" office:value="3.371">
                <text:p>3.3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10">
                <text:p>1510</text:p>
              </table:table-cell>
              <table:table-cell office:value-type="float" office:value="3.814">
                <text:p>3.814</text:p>
              </table:table-cell>
              <table:table-cell office:value-type="float" office:value="1510">
                <text:p>1510</text:p>
              </table:table-cell>
              <table:table-cell office:value-type="float" office:value="3.84">
                <text:p>3.84</text:p>
              </table:table-cell>
              <table:table-cell office:value-type="float" office:value="1510">
                <text:p>1510</text:p>
              </table:table-cell>
              <table:table-cell office:value-type="float" office:value="1.962">
                <text:p>1.962</text:p>
              </table:table-cell>
              <table:table-cell office:value-type="float" office:value="1510">
                <text:p>1510</text:p>
              </table:table-cell>
              <table:table-cell office:value-type="float" office:value="3.654">
                <text:p>3.654</text:p>
              </table:table-cell>
              <table:table-cell office:value-type="float" office:value="1510">
                <text:p>1510</text:p>
              </table:table-cell>
              <table:table-cell office:value-type="float" office:value="4.029">
                <text:p>4.029</text:p>
              </table:table-cell>
              <table:table-cell office:value-type="float" office:value="1510">
                <text:p>1510</text:p>
              </table:table-cell>
              <table:table-cell office:value-type="float" office:value="5.036">
                <text:p>5.036</text:p>
              </table:table-cell>
              <table:table-cell office:value-type="float" office:value="1510">
                <text:p>1510</text:p>
              </table:table-cell>
              <table:table-cell office:value-type="float" office:value="3.098">
                <text:p>3.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60">
                <text:p>1560</text:p>
              </table:table-cell>
              <table:table-cell office:value-type="float" office:value="3.343">
                <text:p>3.343</text:p>
              </table:table-cell>
              <table:table-cell office:value-type="float" office:value="1560">
                <text:p>1560</text:p>
              </table:table-cell>
              <table:table-cell office:value-type="float" office:value="4.649">
                <text:p>4.649</text:p>
              </table:table-cell>
              <table:table-cell office:value-type="float" office:value="1560">
                <text:p>1560</text:p>
              </table:table-cell>
              <table:table-cell office:value-type="float" office:value="2.026">
                <text:p>2.026</text:p>
              </table:table-cell>
              <table:table-cell office:value-type="float" office:value="1560">
                <text:p>1560</text:p>
              </table:table-cell>
              <table:table-cell office:value-type="float" office:value="3.634">
                <text:p>3.634</text:p>
              </table:table-cell>
              <table:table-cell office:value-type="float" office:value="1560">
                <text:p>1560</text:p>
              </table:table-cell>
              <table:table-cell office:value-type="float" office:value="4.319">
                <text:p>4.319</text:p>
              </table:table-cell>
              <table:table-cell office:value-type="float" office:value="1560">
                <text:p>1560</text:p>
              </table:table-cell>
              <table:table-cell office:value-type="float" office:value="6.114">
                <text:p>6.114</text:p>
              </table:table-cell>
              <table:table-cell office:value-type="float" office:value="1560">
                <text:p>1560</text:p>
              </table:table-cell>
              <table:table-cell office:value-type="float" office:value="3.428">
                <text:p>3.4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10">
                <text:p>1610</text:p>
              </table:table-cell>
              <table:table-cell office:value-type="float" office:value="3.576">
                <text:p>3.576</text:p>
              </table:table-cell>
              <table:table-cell office:value-type="float" office:value="1610">
                <text:p>1610</text:p>
              </table:table-cell>
              <table:table-cell office:value-type="float" office:value="5.176">
                <text:p>5.176</text:p>
              </table:table-cell>
              <table:table-cell office:value-type="float" office:value="1610">
                <text:p>1610</text:p>
              </table:table-cell>
              <table:table-cell office:value-type="float" office:value="2.335">
                <text:p>2.335</text:p>
              </table:table-cell>
              <table:table-cell office:value-type="float" office:value="1610">
                <text:p>1610</text:p>
              </table:table-cell>
              <table:table-cell office:value-type="float" office:value="4.111">
                <text:p>4.111</text:p>
              </table:table-cell>
              <table:table-cell office:value-type="float" office:value="1610">
                <text:p>1610</text:p>
              </table:table-cell>
              <table:table-cell office:value-type="float" office:value="4.563">
                <text:p>4.563</text:p>
              </table:table-cell>
              <table:table-cell office:value-type="float" office:value="1610">
                <text:p>1610</text:p>
              </table:table-cell>
              <table:table-cell office:value-type="float" office:value="5.942">
                <text:p>5.942</text:p>
              </table:table-cell>
              <table:table-cell office:value-type="float" office:value="1610">
                <text:p>1610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60">
                <text:p>1660</text:p>
              </table:table-cell>
              <table:table-cell office:value-type="float" office:value="4.12">
                <text:p>4.12</text:p>
              </table:table-cell>
              <table:table-cell office:value-type="float" office:value="1660">
                <text:p>1660</text:p>
              </table:table-cell>
              <table:table-cell office:value-type="float" office:value="5.486">
                <text:p>5.486</text:p>
              </table:table-cell>
              <table:table-cell office:value-type="float" office:value="1660">
                <text:p>1660</text:p>
              </table:table-cell>
              <table:table-cell office:value-type="float" office:value="2.294">
                <text:p>2.294</text:p>
              </table:table-cell>
              <table:table-cell office:value-type="float" office:value="1660">
                <text:p>1660</text:p>
              </table:table-cell>
              <table:table-cell office:value-type="float" office:value="3.799">
                <text:p>3.799</text:p>
              </table:table-cell>
              <table:table-cell office:value-type="float" office:value="1660">
                <text:p>1660</text:p>
              </table:table-cell>
              <table:table-cell office:value-type="float" office:value="4.857">
                <text:p>4.857</text:p>
              </table:table-cell>
              <table:table-cell office:value-type="float" office:value="1660">
                <text:p>1660</text:p>
              </table:table-cell>
              <table:table-cell office:value-type="float" office:value="7.453">
                <text:p>7.453</text:p>
              </table:table-cell>
              <table:table-cell office:value-type="float" office:value="1660">
                <text:p>1660</text:p>
              </table:table-cell>
              <table:table-cell office:value-type="float" office:value="3.521">
                <text:p>3.5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10">
                <text:p>1710</text:p>
              </table:table-cell>
              <table:table-cell office:value-type="float" office:value="4.024">
                <text:p>4.024</text:p>
              </table:table-cell>
              <table:table-cell office:value-type="float" office:value="1710">
                <text:p>1710</text:p>
              </table:table-cell>
              <table:table-cell office:value-type="float" office:value="6.391">
                <text:p>6.391</text:p>
              </table:table-cell>
              <table:table-cell office:value-type="float" office:value="1710">
                <text:p>1710</text:p>
              </table:table-cell>
              <table:table-cell office:value-type="float" office:value="2.559">
                <text:p>2.559</text:p>
              </table:table-cell>
              <table:table-cell office:value-type="float" office:value="1710">
                <text:p>1710</text:p>
              </table:table-cell>
              <table:table-cell office:value-type="float" office:value="3.894">
                <text:p>3.894</text:p>
              </table:table-cell>
              <table:table-cell office:value-type="float" office:value="1710">
                <text:p>1710</text:p>
              </table:table-cell>
              <table:table-cell office:value-type="float" office:value="5.129">
                <text:p>5.129</text:p>
              </table:table-cell>
              <table:table-cell office:value-type="float" office:value="1710">
                <text:p>1710</text:p>
              </table:table-cell>
              <table:table-cell office:value-type="float" office:value="9.021">
                <text:p>9.021</text:p>
              </table:table-cell>
              <table:table-cell office:value-type="float" office:value="1710">
                <text:p>1710</text:p>
              </table:table-cell>
              <table:table-cell office:value-type="float" office:value="3.936">
                <text:p>3.9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60">
                <text:p>1760</text:p>
              </table:table-cell>
              <table:table-cell office:value-type="float" office:value="3.777">
                <text:p>3.777</text:p>
              </table:table-cell>
              <table:table-cell office:value-type="float" office:value="1760">
                <text:p>1760</text:p>
              </table:table-cell>
              <table:table-cell office:value-type="float" office:value="4.99">
                <text:p>4.99</text:p>
              </table:table-cell>
              <table:table-cell office:value-type="float" office:value="1760">
                <text:p>1760</text:p>
              </table:table-cell>
              <table:table-cell office:value-type="float" office:value="2.589">
                <text:p>2.589</text:p>
              </table:table-cell>
              <table:table-cell office:value-type="float" office:value="1760">
                <text:p>1760</text:p>
              </table:table-cell>
              <table:table-cell office:value-type="float" office:value="5.251">
                <text:p>5.251</text:p>
              </table:table-cell>
              <table:table-cell office:value-type="float" office:value="1760">
                <text:p>1760</text:p>
              </table:table-cell>
              <table:table-cell office:value-type="float" office:value="5.68">
                <text:p>5.68</text:p>
              </table:table-cell>
              <table:table-cell office:value-type="float" office:value="1760">
                <text:p>1760</text:p>
              </table:table-cell>
              <table:table-cell office:value-type="float" office:value="8.741">
                <text:p>8.741</text:p>
              </table:table-cell>
              <table:table-cell office:value-type="float" office:value="1760">
                <text:p>1760</text:p>
              </table:table-cell>
              <table:table-cell office:value-type="float" office:value="4.118">
                <text:p>4.1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10">
                <text:p>1810</text:p>
              </table:table-cell>
              <table:table-cell office:value-type="float" office:value="4.442">
                <text:p>4.442</text:p>
              </table:table-cell>
              <table:table-cell office:value-type="float" office:value="1810">
                <text:p>1810</text:p>
              </table:table-cell>
              <table:table-cell office:value-type="float" office:value="9.054">
                <text:p>9.054</text:p>
              </table:table-cell>
              <table:table-cell office:value-type="float" office:value="1810">
                <text:p>1810</text:p>
              </table:table-cell>
              <table:table-cell office:value-type="float" office:value="2.923">
                <text:p>2.923</text:p>
              </table:table-cell>
              <table:table-cell office:value-type="float" office:value="1810">
                <text:p>1810</text:p>
              </table:table-cell>
              <table:table-cell office:value-type="float" office:value="5.225">
                <text:p>5.225</text:p>
              </table:table-cell>
              <table:table-cell office:value-type="float" office:value="1810">
                <text:p>1810</text:p>
              </table:table-cell>
              <table:table-cell office:value-type="float" office:value="6.215">
                <text:p>6.215</text:p>
              </table:table-cell>
              <table:table-cell office:value-type="float" office:value="1810">
                <text:p>1810</text:p>
              </table:table-cell>
              <table:table-cell office:value-type="float" office:value="8.022">
                <text:p>8.022</text:p>
              </table:table-cell>
              <table:table-cell office:value-type="float" office:value="1810">
                <text:p>1810</text:p>
              </table:table-cell>
              <table:table-cell office:value-type="float" office:value="4.718">
                <text:p>4.7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60">
                <text:p>1860</text:p>
              </table:table-cell>
              <table:table-cell office:value-type="float" office:value="5.461">
                <text:p>5.461</text:p>
              </table:table-cell>
              <table:table-cell office:value-type="float" office:value="1860">
                <text:p>1860</text:p>
              </table:table-cell>
              <table:table-cell office:value-type="float" office:value="7.452">
                <text:p>7.452</text:p>
              </table:table-cell>
              <table:table-cell office:value-type="float" office:value="1860">
                <text:p>1860</text:p>
              </table:table-cell>
              <table:table-cell office:value-type="float" office:value="2.857">
                <text:p>2.857</text:p>
              </table:table-cell>
              <table:table-cell office:value-type="float" office:value="1860">
                <text:p>1860</text:p>
              </table:table-cell>
              <table:table-cell office:value-type="float" office:value="7.609">
                <text:p>7.609</text:p>
              </table:table-cell>
              <table:table-cell office:value-type="float" office:value="1860">
                <text:p>1860</text:p>
              </table:table-cell>
              <table:table-cell office:value-type="float" office:value="6.194">
                <text:p>6.194</text:p>
              </table:table-cell>
              <table:table-cell office:value-type="float" office:value="1860">
                <text:p>1860</text:p>
              </table:table-cell>
              <table:table-cell office:value-type="float" office:value="9.013">
                <text:p>9.013</text:p>
              </table:table-cell>
              <table:table-cell office:value-type="float" office:value="1860">
                <text:p>186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10">
                <text:p>1910</text:p>
              </table:table-cell>
              <table:table-cell office:value-type="float" office:value="4.851">
                <text:p>4.851</text:p>
              </table:table-cell>
              <table:table-cell office:value-type="float" office:value="1910">
                <text:p>1910</text:p>
              </table:table-cell>
              <table:table-cell office:value-type="float" office:value="6.959">
                <text:p>6.959</text:p>
              </table:table-cell>
              <table:table-cell office:value-type="float" office:value="1910">
                <text:p>1910</text:p>
              </table:table-cell>
              <table:table-cell office:value-type="float" office:value="3.227">
                <text:p>3.227</text:p>
              </table:table-cell>
              <table:table-cell office:value-type="float" office:value="1910">
                <text:p>1910</text:p>
              </table:table-cell>
              <table:table-cell office:value-type="float" office:value="6.716">
                <text:p>6.716</text:p>
              </table:table-cell>
              <table:table-cell office:value-type="float" office:value="1910">
                <text:p>1910</text:p>
              </table:table-cell>
              <table:table-cell office:value-type="float" office:value="6.933">
                <text:p>6.933</text:p>
              </table:table-cell>
              <table:table-cell office:value-type="float" office:value="1910">
                <text:p>1910</text:p>
              </table:table-cell>
              <table:table-cell office:value-type="float" office:value="9.711">
                <text:p>9.711</text:p>
              </table:table-cell>
              <table:table-cell office:value-type="float" office:value="1910">
                <text:p>1910</text:p>
              </table:table-cell>
              <table:table-cell office:value-type="float" office:value="5.895">
                <text:p>5.8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0">
                <text:p>1960</text:p>
              </table:table-cell>
              <table:table-cell office:value-type="float" office:value="5.622">
                <text:p>5.622</text:p>
              </table:table-cell>
              <table:table-cell office:value-type="float" office:value="1960">
                <text:p>1960</text:p>
              </table:table-cell>
              <table:table-cell office:value-type="float" office:value="6.825">
                <text:p>6.825</text:p>
              </table:table-cell>
              <table:table-cell office:value-type="float" office:value="1960">
                <text:p>1960</text:p>
              </table:table-cell>
              <table:table-cell office:value-type="float" office:value="3.213">
                <text:p>3.213</text:p>
              </table:table-cell>
              <table:table-cell office:value-type="float" office:value="1960">
                <text:p>1960</text:p>
              </table:table-cell>
              <table:table-cell office:value-type="float" office:value="6.517">
                <text:p>6.517</text:p>
              </table:table-cell>
              <table:table-cell office:value-type="float" office:value="1960">
                <text:p>1960</text:p>
              </table:table-cell>
              <table:table-cell office:value-type="float" office:value="7.336">
                <text:p>7.336</text:p>
              </table:table-cell>
              <table:table-cell office:value-type="float" office:value="1960">
                <text:p>1960</text:p>
              </table:table-cell>
              <table:table-cell office:value-type="float" office:value="11.377">
                <text:p>11.377</text:p>
              </table:table-cell>
              <table:table-cell office:value-type="float" office:value="1960">
                <text:p>1960</text:p>
              </table:table-cell>
              <table:table-cell office:value-type="float" office:value="5.716">
                <text:p>5.7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2">
                <text:p>0.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3">
                <text:p>0.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3">
                <text:p>0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35">
                <text:p>0.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06">
                <text:p>0.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9">
                <text:p>0.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43">
                <text:p>1.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49">
                <text:p>1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89">
                <text:p>1.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25">
                <text:p>1.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84">
                <text:p>1.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07">
                <text:p>1.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43">
                <text:p>1.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33">
                <text:p>1.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42">
                <text:p>2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14">
                <text:p>2.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89">
                <text:p>2.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455">
                <text:p>2.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8">
                <text:p>2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39">
                <text:p>2.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371">
                <text:p>3.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98">
                <text:p>3.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428">
                <text:p>3.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521">
                <text:p>3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936">
                <text:p>3.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118">
                <text:p>4.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718">
                <text:p>4.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895">
                <text:p>5.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16">
                <text:p>5.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92.664">
                <text:p>1692.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9">
                <text:p>0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5">
                <text:p>0.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9">
                <text:p>0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9">
                <text:p>0.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3">
                <text:p>0.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5">
                <text:p>0.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3">
                <text:p>0.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28">
                <text:p>0.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31">
                <text:p>0.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5">
                <text:p>0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58">
                <text:p>1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72">
                <text:p>1.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98">
                <text:p>1.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74">
                <text:p>1.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25">
                <text:p>1.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75">
                <text:p>2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131">
                <text:p>2.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72">
                <text:p>2.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4">
                <text:p>2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45">
                <text:p>2.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65">
                <text:p>3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759">
                <text:p>3.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095">
                <text:p>4.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591">
                <text:p>3.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649">
                <text:p>4.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176">
                <text:p>5.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486">
                <text:p>5.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391">
                <text:p>6.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99">
                <text:p>4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054">
                <text:p>9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452">
                <text:p>7.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959">
                <text:p>6.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825">
                <text:p>6.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2">
                <text:p>0.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4">
                <text:p>0.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1">
                <text:p>0.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4">
                <text:p>0.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7">
                <text:p>0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2">
                <text:p>0.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5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3">
                <text:p>0.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6">
                <text:p>0.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2">
                <text:p>0.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09">
                <text:p>0.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58">
                <text:p>0.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34">
                <text:p>0.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5">
                <text:p>0.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9">
                <text:p>0.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05">
                <text:p>0.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87">
                <text:p>0.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92">
                <text:p>1.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67">
                <text:p>1.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76">
                <text:p>1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48">
                <text:p>1.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17">
                <text:p>1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04">
                <text:p>1.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94">
                <text:p>1.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59">
                <text:p>1.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62">
                <text:p>1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26">
                <text:p>2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35">
                <text:p>2.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94">
                <text:p>2.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559">
                <text:p>2.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589">
                <text:p>2.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23">
                <text:p>2.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857">
                <text:p>2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227">
                <text:p>3.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213">
                <text:p>3.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9">
                <text:p>0.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4">
                <text:p>0.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7">
                <text:p>0.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3">
                <text:p>0.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5">
                <text:p>0.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2">
                <text:p>0.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74">
                <text:p>0.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13">
                <text:p>0.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52">
                <text:p>0.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19">
                <text:p>0.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81">
                <text:p>1.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09">
                <text:p>1.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71">
                <text:p>1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59">
                <text:p>1.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22">
                <text:p>1.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97">
                <text:p>1.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03">
                <text:p>1.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04">
                <text:p>2.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1">
                <text:p>2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86">
                <text:p>2.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14">
                <text:p>2.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96">
                <text:p>2.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84">
                <text:p>3.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305">
                <text:p>3.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116">
                <text:p>3.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54">
                <text:p>3.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34">
                <text:p>3.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111">
                <text:p>4.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799">
                <text:p>3.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894">
                <text:p>3.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251">
                <text:p>5.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225">
                <text:p>5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609">
                <text:p>7.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716">
                <text:p>6.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517">
                <text:p>6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7">
                <text:p>0.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6">
                <text:p>0.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8">
                <text:p>0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5">
                <text:p>0.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6">
                <text:p>0.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5">
                <text:p>0.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86">
                <text:p>0.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92">
                <text:p>0.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37">
                <text:p>0.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96">
                <text:p>0.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99">
                <text:p>1.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05">
                <text:p>1.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414">
                <text:p>1.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3">
                <text:p>1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13">
                <text:p>1.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53">
                <text:p>1.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5">
                <text:p>2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47">
                <text:p>2.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31">
                <text:p>2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82">
                <text:p>2.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881">
                <text:p>2.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92">
                <text:p>3.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255">
                <text:p>3.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444">
                <text:p>3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886">
                <text:p>3.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029">
                <text:p>4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319">
                <text:p>4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563">
                <text:p>4.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857">
                <text:p>4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129">
                <text:p>5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68">
                <text:p>5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215">
                <text:p>6.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194">
                <text:p>6.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933">
                <text:p>6.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336">
                <text:p>7.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2">
                <text:p>0.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7">
                <text:p>0.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6">
                <text:p>0.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4">
                <text:p>0.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9">
                <text:p>0.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2">
                <text:p>0.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8">
                <text:p>0.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09">
                <text:p>0.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74">
                <text:p>0.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12">
                <text:p>1.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41">
                <text:p>1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61">
                <text:p>1.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22">
                <text:p>1.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75">
                <text:p>1.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34">
                <text:p>1.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529">
                <text:p>2.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7">
                <text:p>2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82">
                <text:p>2.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53">
                <text:p>3.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398">
                <text:p>3.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473">
                <text:p>3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752">
                <text:p>3.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505">
                <text:p>4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041">
                <text:p>5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86">
                <text:p>5.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036">
                <text:p>5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114">
                <text:p>6.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942">
                <text:p>5.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453">
                <text:p>7.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021">
                <text:p>9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741">
                <text:p>8.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022">
                <text:p>8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013">
                <text:p>9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711">
                <text:p>9.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377">
                <text:p>11.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933cm" svg:height="20.586cm" xlink:href=".." xlink:type="simple" chart:class="chart:scatter" chart:style-name="ch1">
        <chart:legend chart:legend-position="end" svg:x="31.943cm" svg:y="8.5cm" style:legend-expansion="high" chart:style-name="ch2"/>
        <chart:plot-area chart:style-name="ch3" table:cell-range-address="Sheet1.A2:Sheet1.A41 Sheet1.E1:Sheet1.E41 Sheet1.G16:Sheet1.H16 Sheet1.H1:Sheet1.H15 Sheet1.H17:Sheet1.H41 Sheet1.K1:Sheet1.K41 Sheet1.N1:Sheet1.N41 Sheet1.Q1:Sheet1.Q41 Sheet1.T1:Sheet1.T41 Sheet1.B1:Sheet1.B1 Sheet1.C2:Sheet1.C41 Sheet1.I2:Sheet1.I41" chart:data-source-has-labels="row" svg:x="1.729cm" svg:y="0.411cm" svg:width="29.496cm" svg:height="18.783cm">
          <chartooo:coordinate-region svg:x="2.165cm" svg:y="0.61cm" svg:width="28.503cm" svg:height="17.937cm"/>
          <chart:axis chart:dimension="x" chart:name="primary-x" chart:style-name="ch4">
            <chart:title svg:x="16.301cm" svg:y="19.605cm" chart:style-name="ch5">
              <text:p>N</text:p>
            </chart:title>
          </chart:axis>
          <chart:axis chart:dimension="y" chart:name="primary-y" chart:style-name="ch4">
            <chart:title svg:x="0.451cm" svg:y="11.129cm" chart:style-name="ch6">
              <text:p>Request Time, ms</text:p>
            </chart:title>
            <chart:grid chart:style-name="ch7" chart:class="major"/>
          </chart:axis>
          <chart:series chart:style-name="ch8" chart:values-cell-range-address="Sheet1.C2:Sheet1.C41" chart:label-cell-address="Sheet1.B1:Sheet1.B1" chart:class="chart:scatter">
            <chart:domain table:cell-range-address="Sheet1.A2:Sheet1.A41 Sheet1.E1:Sheet1.E41 Sheet1.G16:Sheet1.H16 Sheet1.H1:Sheet1.H15 Sheet1.H17:Sheet1.H41 Sheet1.K1:Sheet1.K41 Sheet1.N1:Sheet1.N41 Sheet1.Q1:Sheet1.Q41 Sheet1.T1:Sheet1.T41"/>
            <chart:data-point chart:repeated="287"/>
          </chart:series>
          <chart:series chart:style-name="ch9" chart:values-cell-range-address="Sheet1.I2:Sheet1.I41" chart:label-cell-address="Sheet1.H1:Sheet1.H1" chart:class="chart:scatter">
            <chart:domain table:cell-range-address="Sheet1.A2:Sheet1.A41"/>
            <chart:data-point chart:repeated="40"/>
          </chart:series>
          <chart:series chart:style-name="ch10" chart:values-cell-range-address="Sheet1.K2:Sheet1.K41" chart:label-cell-address="Sheet1.K1:Sheet1.K1" chart:class="chart:scatter">
            <chart:domain table:cell-range-address="Sheet1.A2:Sheet1.A41"/>
            <chart:data-point chart:repeated="40"/>
          </chart:series>
          <chart:series chart:style-name="ch11" chart:values-cell-range-address="Sheet1.N2:Sheet1.N41" chart:label-cell-address="Sheet1.N1:Sheet1.N1" chart:class="chart:scatter">
            <chart:domain table:cell-range-address="Sheet1.A2:Sheet1.A41"/>
            <chart:data-point chart:repeated="40"/>
          </chart:series>
          <chart:series chart:style-name="ch12" chart:values-cell-range-address="Sheet1.Q2:Sheet1.Q41" chart:label-cell-address="Sheet1.Q1:Sheet1.Q1" chart:class="chart:scatter">
            <chart:domain table:cell-range-address="Sheet1.A2:Sheet1.A41"/>
            <chart:data-point chart:repeated="40"/>
          </chart:series>
          <chart:series chart:style-name="ch13" chart:values-cell-range-address="Sheet1.T2:Sheet1.T41" chart:label-cell-address="Sheet1.T1:Sheet1.T1" chart:class="chart:scatter">
            <chart:domain table:cell-range-address="Sheet1.A2:Sheet1.A41"/>
            <chart:data-point chart:repeated="40"/>
          </chart:series>
          <chart:series chart:style-name="ch14" chart:values-cell-range-address="Sheet1.E2:Sheet1.E41" chart:label-cell-address="Sheet1.E1:Sheet1.E1" chart:class="chart:scatter">
            <chart:domain table:cell-range-address="Sheet1.A2:Sheet1.A41"/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 Column E Column G Column H Column H Column H Column K Column N Column Q Column T</text:p>
              </table:table-cell>
              <table:table-cell office:value-type="string">
                <text:p>Tcp Thread/client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nonblock</text:p>
                <draw:g>
                  <svg:desc>Sheet1.H1:Sheet1.H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serial_spawn</text:p>
                <draw:g>
                  <svg:desc>Sheet1.K1:Sheet1.K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_async</text:p>
                <draw:g>
                  <svg:desc>Sheet1.N1:Sheet1.N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udp thread/client</text:p>
                <draw:g>
                  <svg:desc>Sheet1.Q1:Sheet1.Q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udp FixedTP</text:p>
                <draw:g>
                  <svg:desc>Sheet1.T1:Sheet1.T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cp CT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41 Sheet1.E1:Sheet1.E41 Sheet1.G16:Sheet1.H16 Sheet1.H1:Sheet1.H15 Sheet1.H17:Sheet1.H41 Sheet1.K1:Sheet1.K41 Sheet1.N1:Sheet1.N41 Sheet1.Q1:Sheet1.Q41 Sheet1.T1:Sheet1.T41</svg:desc>
                </draw:g>
              </table:table-cell>
              <table:table-cell office:value-type="float" office:value="0.003">
                <text:p>0.003</text:p>
                <draw:g>
                  <svg:desc>Sheet1.C2:Sheet1.C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0.207">
                <text:p>0.207</text:p>
                <draw:g>
                  <svg:desc>Sheet1.I2:Sheet1.I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0.001">
                <text:p>0.001</text:p>
                <draw:g>
                  <svg:desc>Sheet1.K2:Sheet1.K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0.001">
                <text:p>0.001</text:p>
                <draw:g>
                  <svg:desc>Sheet1.N2:Sheet1.N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0.011">
                <text:p>0.011</text:p>
                <draw:g>
                  <svg:desc>Sheet1.Q2:Sheet1.Q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0.001">
                <text:p>0.001</text:p>
                <draw:g>
                  <svg:desc>Sheet1.T2:Sheet1.T41</svg:desc>
                </draw:g>
              </table:table-cell>
              <table:table-cell office:value-type="float" office:value="10">
                <text:p>10</text:p>
                <draw:g>
                  <svg:desc>Sheet1.A2:Sheet1.A41</svg:desc>
                </draw:g>
              </table:table-cell>
              <table:table-cell office:value-type="float" office:value="0.001">
                <text:p>0.001</text:p>
                <draw:g>
                  <svg:desc>Sheet1.E2:Sheet1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018">
                <text:p>0.018</text:p>
              </table:table-cell>
              <table:table-cell office:value-type="float" office:value="60">
                <text:p>60</text:p>
              </table:table-cell>
              <table:table-cell office:value-type="float" office:value="0.089">
                <text:p>0.089</text:p>
              </table:table-cell>
              <table:table-cell office:value-type="float" office:value="60">
                <text:p>60</text:p>
              </table:table-cell>
              <table:table-cell office:value-type="float" office:value="0.01">
                <text:p>0.01</text:p>
              </table:table-cell>
              <table:table-cell office:value-type="float" office:value="60">
                <text:p>60</text:p>
              </table:table-cell>
              <table:table-cell office:value-type="float" office:value="0.012">
                <text:p>0.012</text:p>
              </table:table-cell>
              <table:table-cell office:value-type="float" office:value="60">
                <text:p>60</text:p>
              </table:table-cell>
              <table:table-cell office:value-type="float" office:value="0.063">
                <text:p>0.063</text:p>
              </table:table-cell>
              <table:table-cell office:value-type="float" office:value="60">
                <text:p>60</text:p>
              </table:table-cell>
              <table:table-cell office:value-type="float" office:value="0.013">
                <text:p>0.013</text:p>
              </table:table-cell>
              <table:table-cell office:value-type="float" office:value="60">
                <text:p>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">
                <text:p>110</text:p>
              </table:table-cell>
              <table:table-cell office:value-type="float" office:value="0.042">
                <text:p>0.042</text:p>
              </table:table-cell>
              <table:table-cell office:value-type="float" office:value="110">
                <text:p>110</text:p>
              </table:table-cell>
              <table:table-cell office:value-type="float" office:value="0.165">
                <text:p>0.165</text:p>
              </table:table-cell>
              <table:table-cell office:value-type="float" office:value="110">
                <text:p>110</text:p>
              </table:table-cell>
              <table:table-cell office:value-type="float" office:value="0.025">
                <text:p>0.025</text:p>
              </table:table-cell>
              <table:table-cell office:value-type="float" office:value="110">
                <text:p>110</text:p>
              </table:table-cell>
              <table:table-cell office:value-type="float" office:value="0.036">
                <text:p>0.036</text:p>
              </table:table-cell>
              <table:table-cell office:value-type="float" office:value="110">
                <text:p>110</text:p>
              </table:table-cell>
              <table:table-cell office:value-type="float" office:value="0.026">
                <text:p>0.026</text:p>
              </table:table-cell>
              <table:table-cell office:value-type="float" office:value="110">
                <text:p>110</text:p>
              </table:table-cell>
              <table:table-cell office:value-type="float" office:value="0.029">
                <text:p>0.029</text:p>
              </table:table-cell>
              <table:table-cell office:value-type="float" office:value="110">
                <text:p>110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0.067">
                <text:p>0.067</text:p>
              </table:table-cell>
              <table:table-cell office:value-type="float" office:value="160">
                <text:p>160</text:p>
              </table:table-cell>
              <table:table-cell office:value-type="float" office:value="0.139">
                <text:p>0.139</text:p>
              </table:table-cell>
              <table:table-cell office:value-type="float" office:value="160">
                <text:p>160</text:p>
              </table:table-cell>
              <table:table-cell office:value-type="float" office:value="0.05">
                <text:p>0.05</text:p>
              </table:table-cell>
              <table:table-cell office:value-type="float" office:value="160">
                <text:p>160</text:p>
              </table:table-cell>
              <table:table-cell office:value-type="float" office:value="0.079">
                <text:p>0.079</text:p>
              </table:table-cell>
              <table:table-cell office:value-type="float" office:value="160">
                <text:p>160</text:p>
              </table:table-cell>
              <table:table-cell office:value-type="float" office:value="0.09">
                <text:p>0.09</text:p>
              </table:table-cell>
              <table:table-cell office:value-type="float" office:value="160">
                <text:p>160</text:p>
              </table:table-cell>
              <table:table-cell office:value-type="float" office:value="0.051">
                <text:p>0.051</text:p>
              </table:table-cell>
              <table:table-cell office:value-type="float" office:value="160">
                <text:p>16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0">
                <text:p>210</text:p>
              </table:table-cell>
              <table:table-cell office:value-type="float" office:value="0.116">
                <text:p>0.116</text:p>
              </table:table-cell>
              <table:table-cell office:value-type="float" office:value="210">
                <text:p>210</text:p>
              </table:table-cell>
              <table:table-cell office:value-type="float" office:value="0.181">
                <text:p>0.181</text:p>
              </table:table-cell>
              <table:table-cell office:value-type="float" office:value="210">
                <text:p>210</text:p>
              </table:table-cell>
              <table:table-cell office:value-type="float" office:value="0.082">
                <text:p>0.082</text:p>
              </table:table-cell>
              <table:table-cell office:value-type="float" office:value="210">
                <text:p>210</text:p>
              </table:table-cell>
              <table:table-cell office:value-type="float" office:value="0.14">
                <text:p>0.14</text:p>
              </table:table-cell>
              <table:table-cell office:value-type="float" office:value="210">
                <text:p>210</text:p>
              </table:table-cell>
              <table:table-cell office:value-type="float" office:value="0.097">
                <text:p>0.097</text:p>
              </table:table-cell>
              <table:table-cell office:value-type="float" office:value="210">
                <text:p>210</text:p>
              </table:table-cell>
              <table:table-cell office:value-type="float" office:value="0.082">
                <text:p>0.082</text:p>
              </table:table-cell>
              <table:table-cell office:value-type="float" office:value="210">
                <text:p>2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">
                <text:p>260</text:p>
              </table:table-cell>
              <table:table-cell office:value-type="float" office:value="0.175">
                <text:p>0.175</text:p>
              </table:table-cell>
              <table:table-cell office:value-type="float" office:value="260">
                <text:p>260</text:p>
              </table:table-cell>
              <table:table-cell office:value-type="float" office:value="0.436">
                <text:p>0.436</text:p>
              </table:table-cell>
              <table:table-cell office:value-type="float" office:value="260">
                <text:p>260</text:p>
              </table:table-cell>
              <table:table-cell office:value-type="float" office:value="0.114">
                <text:p>0.114</text:p>
              </table:table-cell>
              <table:table-cell office:value-type="float" office:value="260">
                <text:p>260</text:p>
              </table:table-cell>
              <table:table-cell office:value-type="float" office:value="0.204">
                <text:p>0.204</text:p>
              </table:table-cell>
              <table:table-cell office:value-type="float" office:value="260">
                <text:p>260</text:p>
              </table:table-cell>
              <table:table-cell office:value-type="float" office:value="0.136">
                <text:p>0.136</text:p>
              </table:table-cell>
              <table:table-cell office:value-type="float" office:value="260">
                <text:p>260</text:p>
              </table:table-cell>
              <table:table-cell office:value-type="float" office:value="0.127">
                <text:p>0.127</text:p>
              </table:table-cell>
              <table:table-cell office:value-type="float" office:value="260">
                <text:p>26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">
                <text:p>310</text:p>
              </table:table-cell>
              <table:table-cell office:value-type="float" office:value="0.22">
                <text:p>0.22</text:p>
              </table:table-cell>
              <table:table-cell office:value-type="float" office:value="310">
                <text:p>310</text:p>
              </table:table-cell>
              <table:table-cell office:value-type="float" office:value="0.337">
                <text:p>0.337</text:p>
              </table:table-cell>
              <table:table-cell office:value-type="float" office:value="310">
                <text:p>310</text:p>
              </table:table-cell>
              <table:table-cell office:value-type="float" office:value="0.171">
                <text:p>0.171</text:p>
              </table:table-cell>
              <table:table-cell office:value-type="float" office:value="310">
                <text:p>310</text:p>
              </table:table-cell>
              <table:table-cell office:value-type="float" office:value="0.297">
                <text:p>0.297</text:p>
              </table:table-cell>
              <table:table-cell office:value-type="float" office:value="310">
                <text:p>310</text:p>
              </table:table-cell>
              <table:table-cell office:value-type="float" office:value="0.178">
                <text:p>0.178</text:p>
              </table:table-cell>
              <table:table-cell office:value-type="float" office:value="310">
                <text:p>310</text:p>
              </table:table-cell>
              <table:table-cell office:value-type="float" office:value="0.166">
                <text:p>0.166</text:p>
              </table:table-cell>
              <table:table-cell office:value-type="float" office:value="310">
                <text:p>310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0">
                <text:p>360</text:p>
              </table:table-cell>
              <table:table-cell office:value-type="float" office:value="0.334">
                <text:p>0.334</text:p>
              </table:table-cell>
              <table:table-cell office:value-type="float" office:value="360">
                <text:p>360</text:p>
              </table:table-cell>
              <table:table-cell office:value-type="float" office:value="0.56">
                <text:p>0.56</text:p>
              </table:table-cell>
              <table:table-cell office:value-type="float" office:value="360">
                <text:p>360</text:p>
              </table:table-cell>
              <table:table-cell office:value-type="float" office:value="0.194">
                <text:p>0.194</text:p>
              </table:table-cell>
              <table:table-cell office:value-type="float" office:value="360">
                <text:p>360</text:p>
              </table:table-cell>
              <table:table-cell office:value-type="float" office:value="0.343">
                <text:p>0.343</text:p>
              </table:table-cell>
              <table:table-cell office:value-type="float" office:value="360">
                <text:p>360</text:p>
              </table:table-cell>
              <table:table-cell office:value-type="float" office:value="0.255">
                <text:p>0.255</text:p>
              </table:table-cell>
              <table:table-cell office:value-type="float" office:value="360">
                <text:p>360</text:p>
              </table:table-cell>
              <table:table-cell office:value-type="float" office:value="0.204">
                <text:p>0.204</text:p>
              </table:table-cell>
              <table:table-cell office:value-type="float" office:value="360">
                <text:p>360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0">
                <text:p>410</text:p>
              </table:table-cell>
              <table:table-cell office:value-type="float" office:value="0.364">
                <text:p>0.364</text:p>
              </table:table-cell>
              <table:table-cell office:value-type="float" office:value="410">
                <text:p>410</text:p>
              </table:table-cell>
              <table:table-cell office:value-type="float" office:value="0.647">
                <text:p>0.647</text:p>
              </table:table-cell>
              <table:table-cell office:value-type="float" office:value="410">
                <text:p>410</text:p>
              </table:table-cell>
              <table:table-cell office:value-type="float" office:value="0.187">
                <text:p>0.187</text:p>
              </table:table-cell>
              <table:table-cell office:value-type="float" office:value="410">
                <text:p>410</text:p>
              </table:table-cell>
              <table:table-cell office:value-type="float" office:value="0.365">
                <text:p>0.365</text:p>
              </table:table-cell>
              <table:table-cell office:value-type="float" office:value="410">
                <text:p>410</text:p>
              </table:table-cell>
              <table:table-cell office:value-type="float" office:value="0.316">
                <text:p>0.316</text:p>
              </table:table-cell>
              <table:table-cell office:value-type="float" office:value="410">
                <text:p>410</text:p>
              </table:table-cell>
              <table:table-cell office:value-type="float" office:value="0.259">
                <text:p>0.259</text:p>
              </table:table-cell>
              <table:table-cell office:value-type="float" office:value="410">
                <text:p>410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0">
                <text:p>460</text:p>
              </table:table-cell>
              <table:table-cell office:value-type="float" office:value="0.486">
                <text:p>0.486</text:p>
              </table:table-cell>
              <table:table-cell office:value-type="float" office:value="460">
                <text:p>460</text:p>
              </table:table-cell>
              <table:table-cell office:value-type="float" office:value="0.631">
                <text:p>0.631</text:p>
              </table:table-cell>
              <table:table-cell office:value-type="float" office:value="460">
                <text:p>460</text:p>
              </table:table-cell>
              <table:table-cell office:value-type="float" office:value="0.232">
                <text:p>0.232</text:p>
              </table:table-cell>
              <table:table-cell office:value-type="float" office:value="460">
                <text:p>460</text:p>
              </table:table-cell>
              <table:table-cell office:value-type="float" office:value="0.562">
                <text:p>0.562</text:p>
              </table:table-cell>
              <table:table-cell office:value-type="float" office:value="460">
                <text:p>460</text:p>
              </table:table-cell>
              <table:table-cell office:value-type="float" office:value="0.335">
                <text:p>0.335</text:p>
              </table:table-cell>
              <table:table-cell office:value-type="float" office:value="460">
                <text:p>460</text:p>
              </table:table-cell>
              <table:table-cell office:value-type="float" office:value="0.319">
                <text:p>0.319</text:p>
              </table:table-cell>
              <table:table-cell office:value-type="float" office:value="460">
                <text:p>460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0">
                <text:p>510</text:p>
              </table:table-cell>
              <table:table-cell office:value-type="float" office:value="0.595">
                <text:p>0.595</text:p>
              </table:table-cell>
              <table:table-cell office:value-type="float" office:value="510">
                <text:p>510</text:p>
              </table:table-cell>
              <table:table-cell office:value-type="float" office:value="0.626">
                <text:p>0.626</text:p>
              </table:table-cell>
              <table:table-cell office:value-type="float" office:value="510">
                <text:p>510</text:p>
              </table:table-cell>
              <table:table-cell office:value-type="float" office:value="0.275">
                <text:p>0.275</text:p>
              </table:table-cell>
              <table:table-cell office:value-type="float" office:value="510">
                <text:p>510</text:p>
              </table:table-cell>
              <table:table-cell office:value-type="float" office:value="0.574">
                <text:p>0.574</text:p>
              </table:table-cell>
              <table:table-cell office:value-type="float" office:value="510">
                <text:p>510</text:p>
              </table:table-cell>
              <table:table-cell office:value-type="float" office:value="0.475">
                <text:p>0.475</text:p>
              </table:table-cell>
              <table:table-cell office:value-type="float" office:value="510">
                <text:p>510</text:p>
              </table:table-cell>
              <table:table-cell office:value-type="float" office:value="0.382">
                <text:p>0.382</text:p>
              </table:table-cell>
              <table:table-cell office:value-type="float" office:value="510">
                <text:p>510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0">
                <text:p>560</text:p>
              </table:table-cell>
              <table:table-cell office:value-type="float" office:value="0.669">
                <text:p>0.669</text:p>
              </table:table-cell>
              <table:table-cell office:value-type="float" office:value="560">
                <text:p>560</text:p>
              </table:table-cell>
              <table:table-cell office:value-type="float" office:value="0.77">
                <text:p>0.77</text:p>
              </table:table-cell>
              <table:table-cell office:value-type="float" office:value="560">
                <text:p>560</text:p>
              </table:table-cell>
              <table:table-cell office:value-type="float" office:value="0.319">
                <text:p>0.319</text:p>
              </table:table-cell>
              <table:table-cell office:value-type="float" office:value="560">
                <text:p>560</text:p>
              </table:table-cell>
              <table:table-cell office:value-type="float" office:value="0.713">
                <text:p>0.713</text:p>
              </table:table-cell>
              <table:table-cell office:value-type="float" office:value="560">
                <text:p>560</text:p>
              </table:table-cell>
              <table:table-cell office:value-type="float" office:value="0.586">
                <text:p>0.586</text:p>
              </table:table-cell>
              <table:table-cell office:value-type="float" office:value="560">
                <text:p>560</text:p>
              </table:table-cell>
              <table:table-cell office:value-type="float" office:value="0.458">
                <text:p>0.458</text:p>
              </table:table-cell>
              <table:table-cell office:value-type="float" office:value="560">
                <text:p>560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0">
                <text:p>610</text:p>
              </table:table-cell>
              <table:table-cell office:value-type="float" office:value="0.74">
                <text:p>0.74</text:p>
              </table:table-cell>
              <table:table-cell office:value-type="float" office:value="610">
                <text:p>610</text:p>
              </table:table-cell>
              <table:table-cell office:value-type="float" office:value="0.904">
                <text:p>0.904</text:p>
              </table:table-cell>
              <table:table-cell office:value-type="float" office:value="610">
                <text:p>610</text:p>
              </table:table-cell>
              <table:table-cell office:value-type="float" office:value="0.363">
                <text:p>0.363</text:p>
              </table:table-cell>
              <table:table-cell office:value-type="float" office:value="610">
                <text:p>610</text:p>
              </table:table-cell>
              <table:table-cell office:value-type="float" office:value="0.852">
                <text:p>0.852</text:p>
              </table:table-cell>
              <table:table-cell office:value-type="float" office:value="610">
                <text:p>610</text:p>
              </table:table-cell>
              <table:table-cell office:value-type="float" office:value="0.692">
                <text:p>0.692</text:p>
              </table:table-cell>
              <table:table-cell office:value-type="float" office:value="610">
                <text:p>610</text:p>
              </table:table-cell>
              <table:table-cell office:value-type="float" office:value="0.609">
                <text:p>0.609</text:p>
              </table:table-cell>
              <table:table-cell office:value-type="float" office:value="610">
                <text:p>61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0">
                <text:p>660</text:p>
              </table:table-cell>
              <table:table-cell office:value-type="float" office:value="0.849">
                <text:p>0.849</text:p>
              </table:table-cell>
              <table:table-cell office:value-type="float" office:value="660">
                <text:p>660</text:p>
              </table:table-cell>
              <table:table-cell office:value-type="float" office:value="1.027">
                <text:p>1.027</text:p>
              </table:table-cell>
              <table:table-cell office:value-type="float" office:value="660">
                <text:p>660</text:p>
              </table:table-cell>
              <table:table-cell office:value-type="float" office:value="0.426">
                <text:p>0.426</text:p>
              </table:table-cell>
              <table:table-cell office:value-type="float" office:value="660">
                <text:p>660</text:p>
              </table:table-cell>
              <table:table-cell office:value-type="float" office:value="0.819">
                <text:p>0.819</text:p>
              </table:table-cell>
              <table:table-cell office:value-type="float" office:value="660">
                <text:p>660</text:p>
              </table:table-cell>
              <table:table-cell office:value-type="float" office:value="0.937">
                <text:p>0.937</text:p>
              </table:table-cell>
              <table:table-cell office:value-type="float" office:value="660">
                <text:p>660</text:p>
              </table:table-cell>
              <table:table-cell office:value-type="float" office:value="0.674">
                <text:p>0.674</text:p>
              </table:table-cell>
              <table:table-cell office:value-type="float" office:value="660">
                <text:p>660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0">
                <text:p>710</text:p>
              </table:table-cell>
              <table:table-cell office:value-type="float" office:value="1.064">
                <text:p>1.064</text:p>
              </table:table-cell>
              <table:table-cell office:value-type="float" office:value="710">
                <text:p>710</text:p>
              </table:table-cell>
              <table:table-cell office:value-type="float" office:value="0.988">
                <text:p>0.988</text:p>
              </table:table-cell>
              <table:table-cell office:value-type="float" office:value="710">
                <text:p>710</text:p>
              </table:table-cell>
              <table:table-cell office:value-type="float" office:value="0.502">
                <text:p>0.502</text:p>
              </table:table-cell>
              <table:table-cell office:value-type="float" office:value="710">
                <text:p>710</text:p>
              </table:table-cell>
              <table:table-cell office:value-type="float" office:value="1.081">
                <text:p>1.081</text:p>
              </table:table-cell>
              <table:table-cell office:value-type="float" office:value="710">
                <text:p>710</text:p>
              </table:table-cell>
              <table:table-cell office:value-type="float" office:value="0.896">
                <text:p>0.896</text:p>
              </table:table-cell>
              <table:table-cell office:value-type="float" office:value="710">
                <text:p>710</text:p>
              </table:table-cell>
              <table:table-cell office:value-type="float" office:value="1.112">
                <text:p>1.112</text:p>
              </table:table-cell>
              <table:table-cell office:value-type="float" office:value="710">
                <text:p>710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0">
                <text:p>760</text:p>
              </table:table-cell>
              <table:table-cell office:value-type="float" office:value="1.143">
                <text:p>1.143</text:p>
              </table:table-cell>
              <table:table-cell office:value-type="float" office:value="760">
                <text:p>760</text:p>
              </table:table-cell>
              <table:table-cell office:value-type="float" office:value="1.302">
                <text:p>1.302</text:p>
              </table:table-cell>
              <table:table-cell office:value-type="float" office:value="760">
                <text:p>760</text:p>
              </table:table-cell>
              <table:table-cell office:value-type="float" office:value="0.609">
                <text:p>0.609</text:p>
              </table:table-cell>
              <table:table-cell office:value-type="float" office:value="760">
                <text:p>760</text:p>
              </table:table-cell>
              <table:table-cell office:value-type="float" office:value="1.109">
                <text:p>1.109</text:p>
              </table:table-cell>
              <table:table-cell office:value-type="float" office:value="760">
                <text:p>760</text:p>
              </table:table-cell>
              <table:table-cell office:value-type="float" office:value="1.099">
                <text:p>1.099</text:p>
              </table:table-cell>
              <table:table-cell office:value-type="float" office:value="760">
                <text:p>760</text:p>
              </table:table-cell>
              <table:table-cell office:value-type="float" office:value="1.041">
                <text:p>1.041</text:p>
              </table:table-cell>
              <table:table-cell office:value-type="float" office:value="760">
                <text:p>760</text:p>
              </table:table-cell>
              <table:table-cell office:value-type="float" office:value="1.143">
                <text:p>1.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0">
                <text:p>810</text:p>
              </table:table-cell>
              <table:table-cell office:value-type="float" office:value="1.125">
                <text:p>1.125</text:p>
              </table:table-cell>
              <table:table-cell office:value-type="float" office:value="810">
                <text:p>810</text:p>
              </table:table-cell>
              <table:table-cell office:value-type="float" office:value="1.456">
                <text:p>1.456</text:p>
              </table:table-cell>
              <table:table-cell office:value-type="float" office:value="810">
                <text:p>810</text:p>
              </table:table-cell>
              <table:table-cell office:value-type="float" office:value="0.658">
                <text:p>0.658</text:p>
              </table:table-cell>
              <table:table-cell office:value-type="float" office:value="810">
                <text:p>810</text:p>
              </table:table-cell>
              <table:table-cell office:value-type="float" office:value="1.071">
                <text:p>1.071</text:p>
              </table:table-cell>
              <table:table-cell office:value-type="float" office:value="810">
                <text:p>810</text:p>
              </table:table-cell>
              <table:table-cell office:value-type="float" office:value="1.205">
                <text:p>1.205</text:p>
              </table:table-cell>
              <table:table-cell office:value-type="float" office:value="810">
                <text:p>810</text:p>
              </table:table-cell>
              <table:table-cell office:value-type="float" office:value="1.661">
                <text:p>1.661</text:p>
              </table:table-cell>
              <table:table-cell office:value-type="float" office:value="810">
                <text:p>810</text:p>
              </table:table-cell>
              <table:table-cell office:value-type="float" office:value="1.049">
                <text:p>1.0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0">
                <text:p>860</text:p>
              </table:table-cell>
              <table:table-cell office:value-type="float" office:value="1.439">
                <text:p>1.439</text:p>
              </table:table-cell>
              <table:table-cell office:value-type="float" office:value="860">
                <text:p>860</text:p>
              </table:table-cell>
              <table:table-cell office:value-type="float" office:value="1.64">
                <text:p>1.64</text:p>
              </table:table-cell>
              <table:table-cell office:value-type="float" office:value="860">
                <text:p>860</text:p>
              </table:table-cell>
              <table:table-cell office:value-type="float" office:value="0.734">
                <text:p>0.734</text:p>
              </table:table-cell>
              <table:table-cell office:value-type="float" office:value="860">
                <text:p>860</text:p>
              </table:table-cell>
              <table:table-cell office:value-type="float" office:value="1.359">
                <text:p>1.359</text:p>
              </table:table-cell>
              <table:table-cell office:value-type="float" office:value="860">
                <text:p>860</text:p>
              </table:table-cell>
              <table:table-cell office:value-type="float" office:value="1.414">
                <text:p>1.414</text:p>
              </table:table-cell>
              <table:table-cell office:value-type="float" office:value="860">
                <text:p>860</text:p>
              </table:table-cell>
              <table:table-cell office:value-type="float" office:value="1.322">
                <text:p>1.322</text:p>
              </table:table-cell>
              <table:table-cell office:value-type="float" office:value="860">
                <text:p>860</text:p>
              </table:table-cell>
              <table:table-cell office:value-type="float" office:value="1.389">
                <text:p>1.3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0">
                <text:p>910</text:p>
              </table:table-cell>
              <table:table-cell office:value-type="float" office:value="1.517">
                <text:p>1.517</text:p>
              </table:table-cell>
              <table:table-cell office:value-type="float" office:value="910">
                <text:p>910</text:p>
              </table:table-cell>
              <table:table-cell office:value-type="float" office:value="1.814">
                <text:p>1.814</text:p>
              </table:table-cell>
              <table:table-cell office:value-type="float" office:value="910">
                <text:p>910</text:p>
              </table:table-cell>
              <table:table-cell office:value-type="float" office:value="0.825">
                <text:p>0.825</text:p>
              </table:table-cell>
              <table:table-cell office:value-type="float" office:value="910">
                <text:p>910</text:p>
              </table:table-cell>
              <table:table-cell office:value-type="float" office:value="1.322">
                <text:p>1.322</text:p>
              </table:table-cell>
              <table:table-cell office:value-type="float" office:value="910">
                <text:p>910</text:p>
              </table:table-cell>
              <table:table-cell office:value-type="float" office:value="1.53">
                <text:p>1.53</text:p>
              </table:table-cell>
              <table:table-cell office:value-type="float" office:value="910">
                <text:p>910</text:p>
              </table:table-cell>
              <table:table-cell office:value-type="float" office:value="1.675">
                <text:p>1.675</text:p>
              </table:table-cell>
              <table:table-cell office:value-type="float" office:value="910">
                <text:p>910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0">
                <text:p>960</text:p>
              </table:table-cell>
              <table:table-cell office:value-type="float" office:value="1.732">
                <text:p>1.732</text:p>
              </table:table-cell>
              <table:table-cell office:value-type="float" office:value="960">
                <text:p>960</text:p>
              </table:table-cell>
              <table:table-cell office:value-type="float" office:value="1.949">
                <text:p>1.949</text:p>
              </table:table-cell>
              <table:table-cell office:value-type="float" office:value="960">
                <text:p>960</text:p>
              </table:table-cell>
              <table:table-cell office:value-type="float" office:value="0.829">
                <text:p>0.829</text:p>
              </table:table-cell>
              <table:table-cell office:value-type="float" office:value="960">
                <text:p>960</text:p>
              </table:table-cell>
              <table:table-cell office:value-type="float" office:value="1.597">
                <text:p>1.597</text:p>
              </table:table-cell>
              <table:table-cell office:value-type="float" office:value="960">
                <text:p>960</text:p>
              </table:table-cell>
              <table:table-cell office:value-type="float" office:value="1.813">
                <text:p>1.813</text:p>
              </table:table-cell>
              <table:table-cell office:value-type="float" office:value="960">
                <text:p>960</text:p>
              </table:table-cell>
              <table:table-cell office:value-type="float" office:value="1.634">
                <text:p>1.634</text:p>
              </table:table-cell>
              <table:table-cell office:value-type="float" office:value="960">
                <text:p>960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0">
                <text:p>1010</text:p>
              </table:table-cell>
              <table:table-cell office:value-type="float" office:value="1.769">
                <text:p>1.769</text:p>
              </table:table-cell>
              <table:table-cell office:value-type="float" office:value="1010">
                <text:p>1010</text:p>
              </table:table-cell>
              <table:table-cell office:value-type="float" office:value="2.923">
                <text:p>2.923</text:p>
              </table:table-cell>
              <table:table-cell office:value-type="float" office:value="1010">
                <text:p>1010</text:p>
              </table:table-cell>
              <table:table-cell office:value-type="float" office:value="0.905">
                <text:p>0.905</text:p>
              </table:table-cell>
              <table:table-cell office:value-type="float" office:value="1010">
                <text:p>1010</text:p>
              </table:table-cell>
              <table:table-cell office:value-type="float" office:value="1.803">
                <text:p>1.803</text:p>
              </table:table-cell>
              <table:table-cell office:value-type="float" office:value="1010">
                <text:p>1010</text:p>
              </table:table-cell>
              <table:table-cell office:value-type="float" office:value="1.953">
                <text:p>1.953</text:p>
              </table:table-cell>
              <table:table-cell office:value-type="float" office:value="1010">
                <text:p>1010</text:p>
              </table:table-cell>
              <table:table-cell office:value-type="float" office:value="2.529">
                <text:p>2.529</text:p>
              </table:table-cell>
              <table:table-cell office:value-type="float" office:value="1010">
                <text:p>1010</text:p>
              </table:table-cell>
              <table:table-cell office:value-type="float" office:value="1.707">
                <text:p>1.7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0">
                <text:p>1060</text:p>
              </table:table-cell>
              <table:table-cell office:value-type="float" office:value="1.956">
                <text:p>1.956</text:p>
              </table:table-cell>
              <table:table-cell office:value-type="float" office:value="1060">
                <text:p>1060</text:p>
              </table:table-cell>
              <table:table-cell office:value-type="float" office:value="3.127">
                <text:p>3.127</text:p>
              </table:table-cell>
              <table:table-cell office:value-type="float" office:value="1060">
                <text:p>1060</text:p>
              </table:table-cell>
              <table:table-cell office:value-type="float" office:value="0.987">
                <text:p>0.987</text:p>
              </table:table-cell>
              <table:table-cell office:value-type="float" office:value="1060">
                <text:p>1060</text:p>
              </table:table-cell>
              <table:table-cell office:value-type="float" office:value="2.004">
                <text:p>2.004</text:p>
              </table:table-cell>
              <table:table-cell office:value-type="float" office:value="1060">
                <text:p>1060</text:p>
              </table:table-cell>
              <table:table-cell office:value-type="float" office:value="2.05">
                <text:p>2.05</text:p>
              </table:table-cell>
              <table:table-cell office:value-type="float" office:value="1060">
                <text:p>1060</text:p>
              </table:table-cell>
              <table:table-cell office:value-type="float" office:value="2.27">
                <text:p>2.27</text:p>
              </table:table-cell>
              <table:table-cell office:value-type="float" office:value="1060">
                <text:p>1060</text:p>
              </table:table-cell>
              <table:table-cell office:value-type="float" office:value="1.743">
                <text:p>1.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10">
                <text:p>1110</text:p>
              </table:table-cell>
              <table:table-cell office:value-type="float" office:value="2.063">
                <text:p>2.063</text:p>
              </table:table-cell>
              <table:table-cell office:value-type="float" office:value="1110">
                <text:p>1110</text:p>
              </table:table-cell>
              <table:table-cell office:value-type="float" office:value="2.866">
                <text:p>2.866</text:p>
              </table:table-cell>
              <table:table-cell office:value-type="float" office:value="1110">
                <text:p>1110</text:p>
              </table:table-cell>
              <table:table-cell office:value-type="float" office:value="1.092">
                <text:p>1.092</text:p>
              </table:table-cell>
              <table:table-cell office:value-type="float" office:value="1110">
                <text:p>1110</text:p>
              </table:table-cell>
              <table:table-cell office:value-type="float" office:value="2.21">
                <text:p>2.21</text:p>
              </table:table-cell>
              <table:table-cell office:value-type="float" office:value="1110">
                <text:p>1110</text:p>
              </table:table-cell>
              <table:table-cell office:value-type="float" office:value="2.247">
                <text:p>2.247</text:p>
              </table:table-cell>
              <table:table-cell office:value-type="float" office:value="1110">
                <text:p>1110</text:p>
              </table:table-cell>
              <table:table-cell office:value-type="float" office:value="2.982">
                <text:p>2.982</text:p>
              </table:table-cell>
              <table:table-cell office:value-type="float" office:value="1110">
                <text:p>1110</text:p>
              </table:table-cell>
              <table:table-cell office:value-type="float" office:value="1.933">
                <text:p>1.9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60">
                <text:p>1160</text:p>
              </table:table-cell>
              <table:table-cell office:value-type="float" office:value="2.173">
                <text:p>2.173</text:p>
              </table:table-cell>
              <table:table-cell office:value-type="float" office:value="1160">
                <text:p>1160</text:p>
              </table:table-cell>
              <table:table-cell office:value-type="float" office:value="4.25">
                <text:p>4.25</text:p>
              </table:table-cell>
              <table:table-cell office:value-type="float" office:value="1160">
                <text:p>1160</text:p>
              </table:table-cell>
              <table:table-cell office:value-type="float" office:value="1.267">
                <text:p>1.267</text:p>
              </table:table-cell>
              <table:table-cell office:value-type="float" office:value="1160">
                <text:p>1160</text:p>
              </table:table-cell>
              <table:table-cell office:value-type="float" office:value="2.386">
                <text:p>2.386</text:p>
              </table:table-cell>
              <table:table-cell office:value-type="float" office:value="1160">
                <text:p>1160</text:p>
              </table:table-cell>
              <table:table-cell office:value-type="float" office:value="2.331">
                <text:p>2.331</text:p>
              </table:table-cell>
              <table:table-cell office:value-type="float" office:value="1160">
                <text:p>1160</text:p>
              </table:table-cell>
              <table:table-cell office:value-type="float" office:value="3.653">
                <text:p>3.653</text:p>
              </table:table-cell>
              <table:table-cell office:value-type="float" office:value="1160">
                <text:p>1160</text:p>
              </table:table-cell>
              <table:table-cell office:value-type="float" office:value="2.042">
                <text:p>2.0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0">
                <text:p>1210</text:p>
              </table:table-cell>
              <table:table-cell office:value-type="float" office:value="2.261">
                <text:p>2.261</text:p>
              </table:table-cell>
              <table:table-cell office:value-type="float" office:value="1210">
                <text:p>1210</text:p>
              </table:table-cell>
              <table:table-cell office:value-type="float" office:value="3.292">
                <text:p>3.292</text:p>
              </table:table-cell>
              <table:table-cell office:value-type="float" office:value="1210">
                <text:p>1210</text:p>
              </table:table-cell>
              <table:table-cell office:value-type="float" office:value="1.276">
                <text:p>1.276</text:p>
              </table:table-cell>
              <table:table-cell office:value-type="float" office:value="1210">
                <text:p>1210</text:p>
              </table:table-cell>
              <table:table-cell office:value-type="float" office:value="2.614">
                <text:p>2.614</text:p>
              </table:table-cell>
              <table:table-cell office:value-type="float" office:value="1210">
                <text:p>1210</text:p>
              </table:table-cell>
              <table:table-cell office:value-type="float" office:value="2.682">
                <text:p>2.682</text:p>
              </table:table-cell>
              <table:table-cell office:value-type="float" office:value="1210">
                <text:p>1210</text:p>
              </table:table-cell>
              <table:table-cell office:value-type="float" office:value="3.398">
                <text:p>3.398</text:p>
              </table:table-cell>
              <table:table-cell office:value-type="float" office:value="1210">
                <text:p>1210</text:p>
              </table:table-cell>
              <table:table-cell office:value-type="float" office:value="2.214">
                <text:p>2.2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60">
                <text:p>1260</text:p>
              </table:table-cell>
              <table:table-cell office:value-type="float" office:value="2.355">
                <text:p>2.355</text:p>
              </table:table-cell>
              <table:table-cell office:value-type="float" office:value="1260">
                <text:p>1260</text:p>
              </table:table-cell>
              <table:table-cell office:value-type="float" office:value="3.825">
                <text:p>3.825</text:p>
              </table:table-cell>
              <table:table-cell office:value-type="float" office:value="1260">
                <text:p>1260</text:p>
              </table:table-cell>
              <table:table-cell office:value-type="float" office:value="1.348">
                <text:p>1.348</text:p>
              </table:table-cell>
              <table:table-cell office:value-type="float" office:value="1260">
                <text:p>1260</text:p>
              </table:table-cell>
              <table:table-cell office:value-type="float" office:value="2.996">
                <text:p>2.996</text:p>
              </table:table-cell>
              <table:table-cell office:value-type="float" office:value="1260">
                <text:p>1260</text:p>
              </table:table-cell>
              <table:table-cell office:value-type="float" office:value="2.881">
                <text:p>2.881</text:p>
              </table:table-cell>
              <table:table-cell office:value-type="float" office:value="1260">
                <text:p>1260</text:p>
              </table:table-cell>
              <table:table-cell office:value-type="float" office:value="3.473">
                <text:p>3.473</text:p>
              </table:table-cell>
              <table:table-cell office:value-type="float" office:value="1260">
                <text:p>1260</text:p>
              </table:table-cell>
              <table:table-cell office:value-type="float" office:value="2.389">
                <text:p>2.3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10">
                <text:p>1310</text:p>
              </table:table-cell>
              <table:table-cell office:value-type="float" office:value="2.335">
                <text:p>2.335</text:p>
              </table:table-cell>
              <table:table-cell office:value-type="float" office:value="1310">
                <text:p>1310</text:p>
              </table:table-cell>
              <table:table-cell office:value-type="float" office:value="3.696">
                <text:p>3.696</text:p>
              </table:table-cell>
              <table:table-cell office:value-type="float" office:value="1310">
                <text:p>1310</text:p>
              </table:table-cell>
              <table:table-cell office:value-type="float" office:value="1.517">
                <text:p>1.517</text:p>
              </table:table-cell>
              <table:table-cell office:value-type="float" office:value="1310">
                <text:p>1310</text:p>
              </table:table-cell>
              <table:table-cell office:value-type="float" office:value="2.9">
                <text:p>2.9</text:p>
              </table:table-cell>
              <table:table-cell office:value-type="float" office:value="1310">
                <text:p>1310</text:p>
              </table:table-cell>
              <table:table-cell office:value-type="float" office:value="3.092">
                <text:p>3.092</text:p>
              </table:table-cell>
              <table:table-cell office:value-type="float" office:value="1310">
                <text:p>1310</text:p>
              </table:table-cell>
              <table:table-cell office:value-type="float" office:value="3.752">
                <text:p>3.752</text:p>
              </table:table-cell>
              <table:table-cell office:value-type="float" office:value="1310">
                <text:p>1310</text:p>
              </table:table-cell>
              <table:table-cell office:value-type="float" office:value="2.455">
                <text:p>2.4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60">
                <text:p>1360</text:p>
              </table:table-cell>
              <table:table-cell office:value-type="float" office:value="2.93">
                <text:p>2.93</text:p>
              </table:table-cell>
              <table:table-cell office:value-type="float" office:value="1360">
                <text:p>1360</text:p>
              </table:table-cell>
              <table:table-cell office:value-type="float" office:value="4.707">
                <text:p>4.707</text:p>
              </table:table-cell>
              <table:table-cell office:value-type="float" office:value="1360">
                <text:p>1360</text:p>
              </table:table-cell>
              <table:table-cell office:value-type="float" office:value="1.704">
                <text:p>1.704</text:p>
              </table:table-cell>
              <table:table-cell office:value-type="float" office:value="1360">
                <text:p>1360</text:p>
              </table:table-cell>
              <table:table-cell office:value-type="float" office:value="3.084">
                <text:p>3.084</text:p>
              </table:table-cell>
              <table:table-cell office:value-type="float" office:value="1360">
                <text:p>1360</text:p>
              </table:table-cell>
              <table:table-cell office:value-type="float" office:value="3.255">
                <text:p>3.255</text:p>
              </table:table-cell>
              <table:table-cell office:value-type="float" office:value="1360">
                <text:p>1360</text:p>
              </table:table-cell>
              <table:table-cell office:value-type="float" office:value="4.505">
                <text:p>4.505</text:p>
              </table:table-cell>
              <table:table-cell office:value-type="float" office:value="1360">
                <text:p>136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10">
                <text:p>1410</text:p>
              </table:table-cell>
              <table:table-cell office:value-type="float" office:value="2.983">
                <text:p>2.983</text:p>
              </table:table-cell>
              <table:table-cell office:value-type="float" office:value="1410">
                <text:p>1410</text:p>
              </table:table-cell>
              <table:table-cell office:value-type="float" office:value="4.953">
                <text:p>4.953</text:p>
              </table:table-cell>
              <table:table-cell office:value-type="float" office:value="1410">
                <text:p>1410</text:p>
              </table:table-cell>
              <table:table-cell office:value-type="float" office:value="1.694">
                <text:p>1.694</text:p>
              </table:table-cell>
              <table:table-cell office:value-type="float" office:value="1410">
                <text:p>1410</text:p>
              </table:table-cell>
              <table:table-cell office:value-type="float" office:value="3.305">
                <text:p>3.305</text:p>
              </table:table-cell>
              <table:table-cell office:value-type="float" office:value="1410">
                <text:p>1410</text:p>
              </table:table-cell>
              <table:table-cell office:value-type="float" office:value="3.444">
                <text:p>3.444</text:p>
              </table:table-cell>
              <table:table-cell office:value-type="float" office:value="1410">
                <text:p>1410</text:p>
              </table:table-cell>
              <table:table-cell office:value-type="float" office:value="5.041">
                <text:p>5.041</text:p>
              </table:table-cell>
              <table:table-cell office:value-type="float" office:value="1410">
                <text:p>1410</text:p>
              </table:table-cell>
              <table:table-cell office:value-type="float" office:value="2.939">
                <text:p>2.9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60">
                <text:p>1460</text:p>
              </table:table-cell>
              <table:table-cell office:value-type="float" office:value="3.637">
                <text:p>3.637</text:p>
              </table:table-cell>
              <table:table-cell office:value-type="float" office:value="1460">
                <text:p>1460</text:p>
              </table:table-cell>
              <table:table-cell office:value-type="float" office:value="4.111">
                <text:p>4.111</text:p>
              </table:table-cell>
              <table:table-cell office:value-type="float" office:value="1460">
                <text:p>1460</text:p>
              </table:table-cell>
              <table:table-cell office:value-type="float" office:value="1.859">
                <text:p>1.859</text:p>
              </table:table-cell>
              <table:table-cell office:value-type="float" office:value="1460">
                <text:p>1460</text:p>
              </table:table-cell>
              <table:table-cell office:value-type="float" office:value="3.116">
                <text:p>3.116</text:p>
              </table:table-cell>
              <table:table-cell office:value-type="float" office:value="1460">
                <text:p>1460</text:p>
              </table:table-cell>
              <table:table-cell office:value-type="float" office:value="3.886">
                <text:p>3.886</text:p>
              </table:table-cell>
              <table:table-cell office:value-type="float" office:value="1460">
                <text:p>1460</text:p>
              </table:table-cell>
              <table:table-cell office:value-type="float" office:value="5.786">
                <text:p>5.786</text:p>
              </table:table-cell>
              <table:table-cell office:value-type="float" office:value="1460">
                <text:p>1460</text:p>
              </table:table-cell>
              <table:table-cell office:value-type="float" office:value="3.371">
                <text:p>3.3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10">
                <text:p>1510</text:p>
              </table:table-cell>
              <table:table-cell office:value-type="float" office:value="3.884">
                <text:p>3.884</text:p>
              </table:table-cell>
              <table:table-cell office:value-type="float" office:value="1510">
                <text:p>1510</text:p>
              </table:table-cell>
              <table:table-cell office:value-type="float" office:value="4.407">
                <text:p>4.407</text:p>
              </table:table-cell>
              <table:table-cell office:value-type="float" office:value="1510">
                <text:p>1510</text:p>
              </table:table-cell>
              <table:table-cell office:value-type="float" office:value="1.962">
                <text:p>1.962</text:p>
              </table:table-cell>
              <table:table-cell office:value-type="float" office:value="1510">
                <text:p>1510</text:p>
              </table:table-cell>
              <table:table-cell office:value-type="float" office:value="3.654">
                <text:p>3.654</text:p>
              </table:table-cell>
              <table:table-cell office:value-type="float" office:value="1510">
                <text:p>1510</text:p>
              </table:table-cell>
              <table:table-cell office:value-type="float" office:value="4.029">
                <text:p>4.029</text:p>
              </table:table-cell>
              <table:table-cell office:value-type="float" office:value="1510">
                <text:p>1510</text:p>
              </table:table-cell>
              <table:table-cell office:value-type="float" office:value="5.036">
                <text:p>5.036</text:p>
              </table:table-cell>
              <table:table-cell office:value-type="float" office:value="1510">
                <text:p>1510</text:p>
              </table:table-cell>
              <table:table-cell office:value-type="float" office:value="3.098">
                <text:p>3.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60">
                <text:p>1560</text:p>
              </table:table-cell>
              <table:table-cell office:value-type="float" office:value="3.414">
                <text:p>3.414</text:p>
              </table:table-cell>
              <table:table-cell office:value-type="float" office:value="1560">
                <text:p>1560</text:p>
              </table:table-cell>
              <table:table-cell office:value-type="float" office:value="5.346">
                <text:p>5.346</text:p>
              </table:table-cell>
              <table:table-cell office:value-type="float" office:value="1560">
                <text:p>1560</text:p>
              </table:table-cell>
              <table:table-cell office:value-type="float" office:value="2.026">
                <text:p>2.026</text:p>
              </table:table-cell>
              <table:table-cell office:value-type="float" office:value="1560">
                <text:p>1560</text:p>
              </table:table-cell>
              <table:table-cell office:value-type="float" office:value="3.634">
                <text:p>3.634</text:p>
              </table:table-cell>
              <table:table-cell office:value-type="float" office:value="1560">
                <text:p>1560</text:p>
              </table:table-cell>
              <table:table-cell office:value-type="float" office:value="4.319">
                <text:p>4.319</text:p>
              </table:table-cell>
              <table:table-cell office:value-type="float" office:value="1560">
                <text:p>1560</text:p>
              </table:table-cell>
              <table:table-cell office:value-type="float" office:value="6.114">
                <text:p>6.114</text:p>
              </table:table-cell>
              <table:table-cell office:value-type="float" office:value="1560">
                <text:p>1560</text:p>
              </table:table-cell>
              <table:table-cell office:value-type="float" office:value="3.428">
                <text:p>3.4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10">
                <text:p>1610</text:p>
              </table:table-cell>
              <table:table-cell office:value-type="float" office:value="3.664">
                <text:p>3.664</text:p>
              </table:table-cell>
              <table:table-cell office:value-type="float" office:value="1610">
                <text:p>1610</text:p>
              </table:table-cell>
              <table:table-cell office:value-type="float" office:value="6.404">
                <text:p>6.404</text:p>
              </table:table-cell>
              <table:table-cell office:value-type="float" office:value="1610">
                <text:p>1610</text:p>
              </table:table-cell>
              <table:table-cell office:value-type="float" office:value="2.335">
                <text:p>2.335</text:p>
              </table:table-cell>
              <table:table-cell office:value-type="float" office:value="1610">
                <text:p>1610</text:p>
              </table:table-cell>
              <table:table-cell office:value-type="float" office:value="4.111">
                <text:p>4.111</text:p>
              </table:table-cell>
              <table:table-cell office:value-type="float" office:value="1610">
                <text:p>1610</text:p>
              </table:table-cell>
              <table:table-cell office:value-type="float" office:value="4.563">
                <text:p>4.563</text:p>
              </table:table-cell>
              <table:table-cell office:value-type="float" office:value="1610">
                <text:p>1610</text:p>
              </table:table-cell>
              <table:table-cell office:value-type="float" office:value="5.942">
                <text:p>5.942</text:p>
              </table:table-cell>
              <table:table-cell office:value-type="float" office:value="1610">
                <text:p>1610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60">
                <text:p>1660</text:p>
              </table:table-cell>
              <table:table-cell office:value-type="float" office:value="4.192">
                <text:p>4.192</text:p>
              </table:table-cell>
              <table:table-cell office:value-type="float" office:value="1660">
                <text:p>1660</text:p>
              </table:table-cell>
              <table:table-cell office:value-type="float" office:value="6.642">
                <text:p>6.642</text:p>
              </table:table-cell>
              <table:table-cell office:value-type="float" office:value="1660">
                <text:p>1660</text:p>
              </table:table-cell>
              <table:table-cell office:value-type="float" office:value="2.294">
                <text:p>2.294</text:p>
              </table:table-cell>
              <table:table-cell office:value-type="float" office:value="1660">
                <text:p>1660</text:p>
              </table:table-cell>
              <table:table-cell office:value-type="float" office:value="3.799">
                <text:p>3.799</text:p>
              </table:table-cell>
              <table:table-cell office:value-type="float" office:value="1660">
                <text:p>1660</text:p>
              </table:table-cell>
              <table:table-cell office:value-type="float" office:value="4.857">
                <text:p>4.857</text:p>
              </table:table-cell>
              <table:table-cell office:value-type="float" office:value="1660">
                <text:p>1660</text:p>
              </table:table-cell>
              <table:table-cell office:value-type="float" office:value="7.453">
                <text:p>7.453</text:p>
              </table:table-cell>
              <table:table-cell office:value-type="float" office:value="1660">
                <text:p>1660</text:p>
              </table:table-cell>
              <table:table-cell office:value-type="float" office:value="3.521">
                <text:p>3.5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10">
                <text:p>1710</text:p>
              </table:table-cell>
              <table:table-cell office:value-type="float" office:value="4.115">
                <text:p>4.115</text:p>
              </table:table-cell>
              <table:table-cell office:value-type="float" office:value="1710">
                <text:p>1710</text:p>
              </table:table-cell>
              <table:table-cell office:value-type="float" office:value="8.507">
                <text:p>8.507</text:p>
              </table:table-cell>
              <table:table-cell office:value-type="float" office:value="1710">
                <text:p>1710</text:p>
              </table:table-cell>
              <table:table-cell office:value-type="float" office:value="2.559">
                <text:p>2.559</text:p>
              </table:table-cell>
              <table:table-cell office:value-type="float" office:value="1710">
                <text:p>1710</text:p>
              </table:table-cell>
              <table:table-cell office:value-type="float" office:value="3.894">
                <text:p>3.894</text:p>
              </table:table-cell>
              <table:table-cell office:value-type="float" office:value="1710">
                <text:p>1710</text:p>
              </table:table-cell>
              <table:table-cell office:value-type="float" office:value="5.129">
                <text:p>5.129</text:p>
              </table:table-cell>
              <table:table-cell office:value-type="float" office:value="1710">
                <text:p>1710</text:p>
              </table:table-cell>
              <table:table-cell office:value-type="float" office:value="9.021">
                <text:p>9.021</text:p>
              </table:table-cell>
              <table:table-cell office:value-type="float" office:value="1710">
                <text:p>1710</text:p>
              </table:table-cell>
              <table:table-cell office:value-type="float" office:value="3.936">
                <text:p>3.9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60">
                <text:p>1760</text:p>
              </table:table-cell>
              <table:table-cell office:value-type="float" office:value="3.847">
                <text:p>3.847</text:p>
              </table:table-cell>
              <table:table-cell office:value-type="float" office:value="1760">
                <text:p>1760</text:p>
              </table:table-cell>
              <table:table-cell office:value-type="float" office:value="5.424">
                <text:p>5.424</text:p>
              </table:table-cell>
              <table:table-cell office:value-type="float" office:value="1760">
                <text:p>1760</text:p>
              </table:table-cell>
              <table:table-cell office:value-type="float" office:value="2.589">
                <text:p>2.589</text:p>
              </table:table-cell>
              <table:table-cell office:value-type="float" office:value="1760">
                <text:p>1760</text:p>
              </table:table-cell>
              <table:table-cell office:value-type="float" office:value="5.251">
                <text:p>5.251</text:p>
              </table:table-cell>
              <table:table-cell office:value-type="float" office:value="1760">
                <text:p>1760</text:p>
              </table:table-cell>
              <table:table-cell office:value-type="float" office:value="5.68">
                <text:p>5.68</text:p>
              </table:table-cell>
              <table:table-cell office:value-type="float" office:value="1760">
                <text:p>1760</text:p>
              </table:table-cell>
              <table:table-cell office:value-type="float" office:value="8.741">
                <text:p>8.741</text:p>
              </table:table-cell>
              <table:table-cell office:value-type="float" office:value="1760">
                <text:p>1760</text:p>
              </table:table-cell>
              <table:table-cell office:value-type="float" office:value="4.118">
                <text:p>4.1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10">
                <text:p>1810</text:p>
              </table:table-cell>
              <table:table-cell office:value-type="float" office:value="4.533">
                <text:p>4.533</text:p>
              </table:table-cell>
              <table:table-cell office:value-type="float" office:value="1810">
                <text:p>1810</text:p>
              </table:table-cell>
              <table:table-cell office:value-type="float" office:value="11.278">
                <text:p>11.278</text:p>
              </table:table-cell>
              <table:table-cell office:value-type="float" office:value="1810">
                <text:p>1810</text:p>
              </table:table-cell>
              <table:table-cell office:value-type="float" office:value="2.923">
                <text:p>2.923</text:p>
              </table:table-cell>
              <table:table-cell office:value-type="float" office:value="1810">
                <text:p>1810</text:p>
              </table:table-cell>
              <table:table-cell office:value-type="float" office:value="5.225">
                <text:p>5.225</text:p>
              </table:table-cell>
              <table:table-cell office:value-type="float" office:value="1810">
                <text:p>1810</text:p>
              </table:table-cell>
              <table:table-cell office:value-type="float" office:value="6.215">
                <text:p>6.215</text:p>
              </table:table-cell>
              <table:table-cell office:value-type="float" office:value="1810">
                <text:p>1810</text:p>
              </table:table-cell>
              <table:table-cell office:value-type="float" office:value="8.022">
                <text:p>8.022</text:p>
              </table:table-cell>
              <table:table-cell office:value-type="float" office:value="1810">
                <text:p>1810</text:p>
              </table:table-cell>
              <table:table-cell office:value-type="float" office:value="4.718">
                <text:p>4.7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60">
                <text:p>1860</text:p>
              </table:table-cell>
              <table:table-cell office:value-type="float" office:value="5.59">
                <text:p>5.59</text:p>
              </table:table-cell>
              <table:table-cell office:value-type="float" office:value="1860">
                <text:p>1860</text:p>
              </table:table-cell>
              <table:table-cell office:value-type="float" office:value="9.313">
                <text:p>9.313</text:p>
              </table:table-cell>
              <table:table-cell office:value-type="float" office:value="1860">
                <text:p>1860</text:p>
              </table:table-cell>
              <table:table-cell office:value-type="float" office:value="2.857">
                <text:p>2.857</text:p>
              </table:table-cell>
              <table:table-cell office:value-type="float" office:value="1860">
                <text:p>1860</text:p>
              </table:table-cell>
              <table:table-cell office:value-type="float" office:value="7.609">
                <text:p>7.609</text:p>
              </table:table-cell>
              <table:table-cell office:value-type="float" office:value="1860">
                <text:p>1860</text:p>
              </table:table-cell>
              <table:table-cell office:value-type="float" office:value="6.194">
                <text:p>6.194</text:p>
              </table:table-cell>
              <table:table-cell office:value-type="float" office:value="1860">
                <text:p>1860</text:p>
              </table:table-cell>
              <table:table-cell office:value-type="float" office:value="9.013">
                <text:p>9.013</text:p>
              </table:table-cell>
              <table:table-cell office:value-type="float" office:value="1860">
                <text:p>186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10">
                <text:p>1910</text:p>
              </table:table-cell>
              <table:table-cell office:value-type="float" office:value="4.934">
                <text:p>4.934</text:p>
              </table:table-cell>
              <table:table-cell office:value-type="float" office:value="1910">
                <text:p>1910</text:p>
              </table:table-cell>
              <table:table-cell office:value-type="float" office:value="8.069">
                <text:p>8.069</text:p>
              </table:table-cell>
              <table:table-cell office:value-type="float" office:value="1910">
                <text:p>1910</text:p>
              </table:table-cell>
              <table:table-cell office:value-type="float" office:value="3.227">
                <text:p>3.227</text:p>
              </table:table-cell>
              <table:table-cell office:value-type="float" office:value="1910">
                <text:p>1910</text:p>
              </table:table-cell>
              <table:table-cell office:value-type="float" office:value="6.716">
                <text:p>6.716</text:p>
              </table:table-cell>
              <table:table-cell office:value-type="float" office:value="1910">
                <text:p>1910</text:p>
              </table:table-cell>
              <table:table-cell office:value-type="float" office:value="6.933">
                <text:p>6.933</text:p>
              </table:table-cell>
              <table:table-cell office:value-type="float" office:value="1910">
                <text:p>1910</text:p>
              </table:table-cell>
              <table:table-cell office:value-type="float" office:value="9.711">
                <text:p>9.711</text:p>
              </table:table-cell>
              <table:table-cell office:value-type="float" office:value="1910">
                <text:p>1910</text:p>
              </table:table-cell>
              <table:table-cell office:value-type="float" office:value="5.895">
                <text:p>5.8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0">
                <text:p>1960</text:p>
              </table:table-cell>
              <table:table-cell office:value-type="float" office:value="5.727">
                <text:p>5.727</text:p>
              </table:table-cell>
              <table:table-cell office:value-type="float" office:value="1960">
                <text:p>1960</text:p>
              </table:table-cell>
              <table:table-cell office:value-type="float" office:value="7.629">
                <text:p>7.629</text:p>
              </table:table-cell>
              <table:table-cell office:value-type="float" office:value="1960">
                <text:p>1960</text:p>
              </table:table-cell>
              <table:table-cell office:value-type="float" office:value="3.213">
                <text:p>3.213</text:p>
              </table:table-cell>
              <table:table-cell office:value-type="float" office:value="1960">
                <text:p>1960</text:p>
              </table:table-cell>
              <table:table-cell office:value-type="float" office:value="6.517">
                <text:p>6.517</text:p>
              </table:table-cell>
              <table:table-cell office:value-type="float" office:value="1960">
                <text:p>1960</text:p>
              </table:table-cell>
              <table:table-cell office:value-type="float" office:value="7.336">
                <text:p>7.336</text:p>
              </table:table-cell>
              <table:table-cell office:value-type="float" office:value="1960">
                <text:p>1960</text:p>
              </table:table-cell>
              <table:table-cell office:value-type="float" office:value="11.377">
                <text:p>11.377</text:p>
              </table:table-cell>
              <table:table-cell office:value-type="float" office:value="1960">
                <text:p>1960</text:p>
              </table:table-cell>
              <table:table-cell office:value-type="float" office:value="5.716">
                <text:p>5.7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2">
                <text:p>0.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3">
                <text:p>0.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3">
                <text:p>0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35">
                <text:p>0.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06">
                <text:p>0.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9">
                <text:p>0.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43">
                <text:p>1.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49">
                <text:p>1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89">
                <text:p>1.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25">
                <text:p>1.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84">
                <text:p>1.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07">
                <text:p>1.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43">
                <text:p>1.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33">
                <text:p>1.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42">
                <text:p>2.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14">
                <text:p>2.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89">
                <text:p>2.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455">
                <text:p>2.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8">
                <text:p>2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39">
                <text:p>2.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371">
                <text:p>3.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98">
                <text:p>3.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428">
                <text:p>3.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521">
                <text:p>3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936">
                <text:p>3.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118">
                <text:p>4.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718">
                <text:p>4.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895">
                <text:p>5.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16">
                <text:p>5.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92.664">
                <text:p>1692.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9">
                <text:p>0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5">
                <text:p>0.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9">
                <text:p>0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9">
                <text:p>0.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3">
                <text:p>0.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5">
                <text:p>0.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3">
                <text:p>0.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28">
                <text:p>0.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31">
                <text:p>0.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5">
                <text:p>0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58">
                <text:p>1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72">
                <text:p>1.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98">
                <text:p>1.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74">
                <text:p>1.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25">
                <text:p>1.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75">
                <text:p>2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131">
                <text:p>2.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72">
                <text:p>2.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4">
                <text:p>2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45">
                <text:p>2.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65">
                <text:p>3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759">
                <text:p>3.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095">
                <text:p>4.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591">
                <text:p>3.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649">
                <text:p>4.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176">
                <text:p>5.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486">
                <text:p>5.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391">
                <text:p>6.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99">
                <text:p>4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054">
                <text:p>9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452">
                <text:p>7.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959">
                <text:p>6.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825">
                <text:p>6.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2">
                <text:p>0.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14">
                <text:p>0.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1">
                <text:p>0.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4">
                <text:p>0.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7">
                <text:p>0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2">
                <text:p>0.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5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3">
                <text:p>0.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6">
                <text:p>0.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2">
                <text:p>0.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09">
                <text:p>0.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58">
                <text:p>0.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34">
                <text:p>0.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5">
                <text:p>0.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9">
                <text:p>0.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05">
                <text:p>0.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87">
                <text:p>0.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92">
                <text:p>1.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67">
                <text:p>1.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76">
                <text:p>1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48">
                <text:p>1.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17">
                <text:p>1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04">
                <text:p>1.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94">
                <text:p>1.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59">
                <text:p>1.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62">
                <text:p>1.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26">
                <text:p>2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35">
                <text:p>2.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94">
                <text:p>2.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559">
                <text:p>2.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589">
                <text:p>2.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23">
                <text:p>2.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857">
                <text:p>2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227">
                <text:p>3.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213">
                <text:p>3.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9">
                <text:p>0.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4">
                <text:p>0.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7">
                <text:p>0.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3">
                <text:p>0.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5">
                <text:p>0.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2">
                <text:p>0.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74">
                <text:p>0.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13">
                <text:p>0.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52">
                <text:p>0.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19">
                <text:p>0.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81">
                <text:p>1.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09">
                <text:p>1.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71">
                <text:p>1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59">
                <text:p>1.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22">
                <text:p>1.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97">
                <text:p>1.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03">
                <text:p>1.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04">
                <text:p>2.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1">
                <text:p>2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86">
                <text:p>2.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14">
                <text:p>2.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96">
                <text:p>2.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84">
                <text:p>3.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305">
                <text:p>3.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116">
                <text:p>3.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54">
                <text:p>3.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34">
                <text:p>3.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111">
                <text:p>4.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799">
                <text:p>3.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894">
                <text:p>3.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251">
                <text:p>5.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225">
                <text:p>5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609">
                <text:p>7.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716">
                <text:p>6.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517">
                <text:p>6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7">
                <text:p>0.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6">
                <text:p>0.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8">
                <text:p>0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5">
                <text:p>0.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6">
                <text:p>0.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5">
                <text:p>0.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86">
                <text:p>0.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92">
                <text:p>0.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37">
                <text:p>0.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96">
                <text:p>0.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99">
                <text:p>1.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05">
                <text:p>1.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414">
                <text:p>1.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3">
                <text:p>1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13">
                <text:p>1.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53">
                <text:p>1.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5">
                <text:p>2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47">
                <text:p>2.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331">
                <text:p>2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82">
                <text:p>2.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881">
                <text:p>2.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092">
                <text:p>3.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255">
                <text:p>3.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444">
                <text:p>3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886">
                <text:p>3.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029">
                <text:p>4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319">
                <text:p>4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563">
                <text:p>4.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857">
                <text:p>4.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129">
                <text:p>5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68">
                <text:p>5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215">
                <text:p>6.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194">
                <text:p>6.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933">
                <text:p>6.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336">
                <text:p>7.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82">
                <text:p>0.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27">
                <text:p>0.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6">
                <text:p>0.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4">
                <text:p>0.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9">
                <text:p>0.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2">
                <text:p>0.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8">
                <text:p>0.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09">
                <text:p>0.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74">
                <text:p>0.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12">
                <text:p>1.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41">
                <text:p>1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61">
                <text:p>1.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22">
                <text:p>1.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75">
                <text:p>1.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34">
                <text:p>1.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529">
                <text:p>2.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27">
                <text:p>2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982">
                <text:p>2.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53">
                <text:p>3.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398">
                <text:p>3.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473">
                <text:p>3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752">
                <text:p>3.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505">
                <text:p>4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041">
                <text:p>5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786">
                <text:p>5.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036">
                <text:p>5.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114">
                <text:p>6.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942">
                <text:p>5.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453">
                <text:p>7.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021">
                <text:p>9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741">
                <text:p>8.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022">
                <text:p>8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013">
                <text:p>9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711">
                <text:p>9.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377">
                <text:p>11.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